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4.14pt"/>
    </style:style>
    <style:style style:name="co2" style:family="table-column">
      <style:table-column-properties fo:break-before="auto" style:column-width="120.1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1.59pt"/>
    </style:style>
    <style:style style:name="co5" style:family="table-column">
      <style:table-column-properties fo:break-before="auto" style:column-width="113.19pt"/>
    </style:style>
    <style:style style:name="co6" style:family="table-column">
      <style:table-column-properties fo:break-before="auto" style:column-width="62.7pt"/>
    </style:style>
    <style:style style:name="co7" style:family="table-column">
      <style:table-column-properties fo:break-before="auto" style:column-width="99.84pt"/>
    </style:style>
    <style:style style:name="co8" style:family="table-column">
      <style:table-column-properties fo:break-before="auto" style:column-width="110.41pt"/>
    </style:style>
    <style:style style:name="co9" style:family="table-column">
      <style:table-column-properties fo:break-before="auto" style:column-width="105.11pt"/>
    </style:style>
    <style:style style:name="co10" style:family="table-column">
      <style:table-column-properties fo:break-before="auto" style:column-width="82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fo:wrap-option="wrap"/>
    </style:style>
    <style:style style:name="ce9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X 150 vs GTX 1080" table:style-name="ta1">
        <table:shapes>
          <draw:frame draw:z-index="0" draw:style-name="gr1" draw:text-style-name="P1" svg:width="453.09pt" svg:height="255.37pt" svg:x="22.51pt" svg:y="897.39pt">
            <draw:object draw:notify-on-update-of-ranges="'MX 150 vs GTX 1080'.C9:'MX 150 vs GTX 1080'.F9 'MX 150 vs GTX 1080'.C52:'MX 150 vs GTX 1080'.F52 'MX 150 vs GTX 1080'.C9:'MX 150 vs GTX 1080'.F9 'MX 150 vs GTX 1080'.J52:'MX 150 vs GTX 1080'.M52 'MX 150 vs GTX 1080'.C9:'MX 150 vs GTX 1080'.F9 'MX 150 vs GTX 1080'.J52:'MX 150 vs GTX 1080'.M52 'MX 150 vs GTX 1080'.C9:'MX 150 vs GTX 1080'.F9 'MX 150 vs GTX 1080'.Q52:'MX 150 vs GTX 1080'.T52 'MX 150 vs GTX 1080'.C9:'MX 150 vs GTX 1080'.F9 'MX 150 vs GTX 1080'.AE52:'MX 150 vs GTX 1080'.AH52 'MX 150 vs GTX 1080'.C9:'MX 150 vs GTX 1080'.F9 'MX 150 vs GTX 1080'.AL52:'MX 150 vs GTX 1080'.AO52 'MX 150 vs GTX 1080'.C9:'MX 150 vs GTX 1080'.F9 'MX 150 vs GTX 1080'.AS52:'MX 150 vs GTX 1080'.AV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13.04pt" svg:height="289.16pt" svg:x="530.53pt" svg:y="728.87pt">
            <draw:object draw:notify-on-update-of-ranges="'MX 150 vs GTX 1080'.C9:'MX 150 vs GTX 1080'.F9 'MX 150 vs GTX 1080'.C53:'MX 150 vs GTX 1080'.F53 'MX 150 vs GTX 1080'.C9:'MX 150 vs GTX 1080'.F9 'MX 150 vs GTX 1080'.J53:'MX 150 vs GTX 1080'.M53 'MX 150 vs GTX 1080'.C9:'MX 150 vs GTX 1080'.F9 'MX 150 vs GTX 1080'.Q53:'MX 150 vs GTX 1080'.T53 'MX 150 vs GTX 1080'.C9:'MX 150 vs GTX 1080'.F9 'MX 150 vs GTX 1080'.X53:'MX 150 vs GTX 1080'.AA53 'MX 150 vs GTX 1080'.C9:'MX 150 vs GTX 1080'.F9 'MX 150 vs GTX 1080'.AE53:'MX 150 vs GTX 1080'.AH53 'MX 150 vs GTX 1080'.C9:'MX 150 vs GTX 1080'.F9 'MX 150 vs GTX 1080'.AL53:'MX 150 vs GTX 1080'.AO53 'MX 150 vs GTX 1080'.C9:'MX 150 vs GTX 1080'.F9 'MX 150 vs GTX 1080'.AS53:'MX 150 vs GTX 1080'.AV5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453.09pt" svg:height="255.37pt" svg:x="49.24pt" svg:y="1058.17pt">
            <draw:object draw:notify-on-update-of-ranges="'MX 150 vs GTX 1080'.C9:'MX 150 vs GTX 1080'.F9 'MX 150 vs GTX 1080'.C51:'MX 150 vs GTX 1080'.F51 'MX 150 vs GTX 1080'.C9:'MX 150 vs GTX 1080'.F9 'MX 150 vs GTX 1080'.J51:'MX 150 vs GTX 1080'.M51 'MX 150 vs GTX 1080'.C9:'MX 150 vs GTX 1080'.F9 'MX 150 vs GTX 1080'.Q51:'MX 150 vs GTX 1080'.T51 'MX 150 vs GTX 1080'.C9:'MX 150 vs GTX 1080'.F9 'MX 150 vs GTX 1080'.X51:'MX 150 vs GTX 1080'.AA51 'MX 150 vs GTX 1080'.C9:'MX 150 vs GTX 1080'.F9 'MX 150 vs GTX 1080'.AE51:'MX 150 vs GTX 1080'.AH51 'MX 150 vs GTX 1080'.C9:'MX 150 vs GTX 1080'.F9 'MX 150 vs GTX 1080'.AL51:'MX 150 vs GTX 1080'.AO51 'MX 150 vs GTX 1080'.C9:'MX 150 vs GTX 1080'.F9 'MX 150 vs GTX 1080'.AS51:'MX 150 vs GTX 1080'.AV5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09pt" svg:height="255.37pt" svg:x="535.69pt" svg:y="1059pt">
            <draw:object draw:notify-on-update-of-ranges="'MX 150 vs GTX 1080'.C9:'MX 150 vs GTX 1080'.F9 'MX 150 vs GTX 1080'.C54:'MX 150 vs GTX 1080'.F54 'MX 150 vs GTX 1080'.C9:'MX 150 vs GTX 1080'.F9 'MX 150 vs GTX 1080'.J54:'MX 150 vs GTX 1080'.M54 'MX 150 vs GTX 1080'.C9:'MX 150 vs GTX 1080'.F9 'MX 150 vs GTX 1080'.Q54:'MX 150 vs GTX 1080'.T54 'MX 150 vs GTX 1080'.C9:'MX 150 vs GTX 1080'.F9 'MX 150 vs GTX 1080'.X54:'MX 150 vs GTX 1080'.AA54 'MX 150 vs GTX 1080'.C9:'MX 150 vs GTX 1080'.F9 'MX 150 vs GTX 1080'.AE54:'MX 150 vs GTX 1080'.AH54 'MX 150 vs GTX 1080'.C9:'MX 150 vs GTX 1080'.F9 'MX 150 vs GTX 1080'.AL54:'MX 150 vs GTX 1080'.AO54 'MX 150 vs GTX 1080'.C9:'MX 150 vs GTX 1080'.F9 'MX 150 vs GTX 1080'.AS54:'MX 150 vs GTX 1080'.AV5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6" table:default-cell-style-name="Default"/>
        <table:table-column table:style-name="co8" table:default-cell-style-name="Default"/>
        <table:table-column table:style-name="co3" table:number-columns-repeated="6" table:default-cell-style-name="Default"/>
        <table:table-column table:style-name="co9" table:default-cell-style-name="Default"/>
        <table:table-column table:style-name="co3" table:number-columns-repeated="11" table:default-cell-style-name="Default"/>
        <table:table-row table:style-name="ro1">
          <table:table-cell table:style-name="ce1" office:value-type="string" calcext:value-type="string">
            <text:p>SPD Project Measurements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CPU:</text:p>
          </table:table-cell>
          <table:table-cell office:value-type="string" calcext:value-type="string">
            <text:p>Intel Core i7 – 8565U @1.8 GHz</text:p>
          </table:table-cell>
          <table:table-cell table:number-columns-repeated="46"/>
        </table:table-row>
        <table:table-row table:style-name="ro1">
          <table:table-cell table:style-name="ce1" office:value-type="string" calcext:value-type="string">
            <text:p>RAM:</text:p>
          </table:table-cell>
          <table:table-cell office:value-type="string" calcext:value-type="string">
            <text:p>16 GBS</text:p>
          </table:table-cell>
          <table:table-cell table:number-columns-repeated="46"/>
        </table:table-row>
        <table:table-row table:style-name="ro1">
          <table:table-cell table:style-name="ce1" office:value-type="string" calcext:value-type="string">
            <text:p>Hard Disk:</text:p>
          </table:table-cell>
          <table:table-cell office:value-type="string" calcext:value-type="string">
            <text:p>512 GBS SSD</text:p>
          </table:table-cell>
          <table:table-cell table:number-columns-repeated="4"/>
          <table:table-cell table:style-name="ce1" table:number-columns-repeated="2"/>
          <table:table-cell table:number-columns-repeated="40"/>
        </table:table-row>
        <table:table-row table:style-name="ro1">
          <table:table-cell table:style-name="ce1" office:value-type="string" calcext:value-type="string">
            <text:p>GPU: </text:p>
          </table:table-cell>
          <table:table-cell office:value-type="string" calcext:value-type="string">
            <text:p>Geforce MX 150</text:p>
          </table:table-cell>
          <table:table-cell table:number-columns-repeated="5"/>
          <table:table-cell table:style-name="ce1"/>
          <table:table-cell table:number-columns-repeated="40"/>
        </table:table-row>
        <table:table-row table:style-name="ro1">
          <table:table-cell table:style-name="ce1" office:value-type="string" calcext:value-type="string">
            <text:p>VRAM:</text:p>
          </table:table-cell>
          <table:table-cell office:value-type="string" calcext:value-type="string">
            <text:p>2 Gbs</text:p>
          </table:table-cell>
          <table:table-cell table:number-columns-repeated="5"/>
          <table:table-cell table:style-name="ce1"/>
          <table:table-cell table:number-columns-repeated="40"/>
        </table:table-row>
        <table:table-row table:style-name="ro1">
          <table:table-cell table:number-columns-repeated="7"/>
          <table:table-cell table:style-name="ce1"/>
          <table:table-cell table:number-columns-repeated="40"/>
        </table:table-row>
        <table:table-row table:style-name="ro1">
          <table:table-cell table:style-name="ce1" office:value-type="string" calcext:value-type="string">
            <text:p>#Pixels per thread</text:p>
          </table:table-cell>
          <table:table-cell office:value-type="float" office:value="1" calcext:value-type="float">
            <text:p>1</text:p>
          </table:table-cell>
          <table:table-cell office:value-type="float" office:value="262144" calcext:value-type="float">
            <text:p>26214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097152" calcext:value-type="float">
            <text:p>2097152</text:p>
          </table:table-cell>
          <table:table-cell/>
          <table:table-cell table:style-name="ce1" office:value-type="string" calcext:value-type="string">
            <text:p>#Pixels per thread</text:p>
          </table:table-cell>
          <table:table-cell office:value-type="float" office:value="2" calcext:value-type="float">
            <text:p>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097152" calcext:value-type="float">
            <text:p>2097152</text:p>
          </table:table-cell>
          <table:table-cell/>
          <table:table-cell table:style-name="ce1" office:value-type="string" calcext:value-type="string">
            <text:p>#Pixels per thread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097152" calcext:value-type="float">
            <text:p>2097152</text:p>
          </table:table-cell>
          <table:table-cell/>
          <table:table-cell table:style-name="ce1" office:value-type="string" calcext:value-type="string">
            <text:p>#Pixels per thread</text:p>
          </table:table-cell>
          <table:table-cell office:value-type="float" office:value="8" calcext:value-type="float">
            <text:p>8</text:p>
          </table:table-cell>
          <table:table-cell office:value-type="float" office:value="262144" calcext:value-type="float">
            <text:p>26214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097152" calcext:value-type="float">
            <text:p>2097152</text:p>
          </table:table-cell>
          <table:table-cell/>
          <table:table-cell table:style-name="ce1" office:value-type="string" calcext:value-type="string">
            <text:p>#Pixels per thread</text:p>
          </table:table-cell>
          <table:table-cell office:value-type="float" office:value="16" calcext:value-type="float">
            <text:p>16</text:p>
          </table:table-cell>
          <table:table-cell office:value-type="float" office:value="262144" calcext:value-type="float">
            <text:p>26214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097152" calcext:value-type="float">
            <text:p>2097152</text:p>
          </table:table-cell>
          <table:table-cell/>
          <table:table-cell table:style-name="ce1" office:value-type="string" calcext:value-type="string">
            <text:p>#Pixels per thread</text:p>
          </table:table-cell>
          <table:table-cell office:value-type="float" office:value="32" calcext:value-type="float">
            <text:p>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097152" calcext:value-type="float">
            <text:p>2097152</text:p>
          </table:table-cell>
          <table:table-cell/>
          <table:table-cell table:style-name="ce1" office:value-type="string" calcext:value-type="string">
            <text:p>#Pixels per thread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097152" calcext:value-type="float">
            <text:p>2097152</text:p>
          </table:table-cell>
        </table:table-row>
        <table:table-row table:style-name="ro1">
          <table:table-cell table:style-name="ce1" office:value-type="string" calcext:value-type="string">
            <text:p>Resolution</text:p>
          </table:table-cell>
          <table:table-cell/>
          <table:table-cell table:style-name="ce1" office:value-type="string" calcext:value-type="string">
            <text:p>512x512</text:p>
          </table:table-cell>
          <table:table-cell table:style-name="ce1" office:value-type="string" calcext:value-type="string">
            <text:p>1024x512</text:p>
          </table:table-cell>
          <table:table-cell table:style-name="ce1" office:value-type="string" calcext:value-type="string">
            <text:p>1024x1024</text:p>
          </table:table-cell>
          <table:table-cell table:style-name="ce1" office:value-type="string" calcext:value-type="string">
            <text:p>2048x1024</text:p>
          </table:table-cell>
          <table:table-cell/>
          <table:table-cell table:style-name="ce1" office:value-type="string" calcext:value-type="string">
            <text:p>Resolution</text:p>
          </table:table-cell>
          <table:table-cell/>
          <table:table-cell table:style-name="ce1" office:value-type="string" calcext:value-type="string">
            <text:p>512x512</text:p>
          </table:table-cell>
          <table:table-cell table:style-name="ce1" office:value-type="string" calcext:value-type="string">
            <text:p>1024x512</text:p>
          </table:table-cell>
          <table:table-cell table:style-name="ce1" office:value-type="string" calcext:value-type="string">
            <text:p>1024x1024</text:p>
          </table:table-cell>
          <table:table-cell table:style-name="ce1" office:value-type="string" calcext:value-type="string">
            <text:p>2048x1024</text:p>
          </table:table-cell>
          <table:table-cell/>
          <table:table-cell table:style-name="ce1" office:value-type="string" calcext:value-type="string">
            <text:p>Resolution</text:p>
          </table:table-cell>
          <table:table-cell/>
          <table:table-cell table:style-name="ce1" office:value-type="string" calcext:value-type="string">
            <text:p>512x512</text:p>
          </table:table-cell>
          <table:table-cell table:style-name="ce1" office:value-type="string" calcext:value-type="string">
            <text:p>1024x512</text:p>
          </table:table-cell>
          <table:table-cell table:style-name="ce1" office:value-type="string" calcext:value-type="string">
            <text:p>1024x1024</text:p>
          </table:table-cell>
          <table:table-cell table:style-name="ce1" office:value-type="string" calcext:value-type="string">
            <text:p>2048x1024</text:p>
          </table:table-cell>
          <table:table-cell/>
          <table:table-cell table:style-name="ce1" office:value-type="string" calcext:value-type="string">
            <text:p>Resolution</text:p>
          </table:table-cell>
          <table:table-cell/>
          <table:table-cell table:style-name="ce1" office:value-type="string" calcext:value-type="string">
            <text:p>512x512</text:p>
          </table:table-cell>
          <table:table-cell table:style-name="ce1" office:value-type="string" calcext:value-type="string">
            <text:p>1024x512</text:p>
          </table:table-cell>
          <table:table-cell table:style-name="ce1" office:value-type="string" calcext:value-type="string">
            <text:p>1024x1024</text:p>
          </table:table-cell>
          <table:table-cell table:style-name="ce1" office:value-type="string" calcext:value-type="string">
            <text:p>2048x1024</text:p>
          </table:table-cell>
          <table:table-cell/>
          <table:table-cell table:style-name="ce1" office:value-type="string" calcext:value-type="string">
            <text:p>Resolution</text:p>
          </table:table-cell>
          <table:table-cell/>
          <table:table-cell table:style-name="ce1" office:value-type="string" calcext:value-type="string">
            <text:p>512x512</text:p>
          </table:table-cell>
          <table:table-cell table:style-name="ce1" office:value-type="string" calcext:value-type="string">
            <text:p>1024x512</text:p>
          </table:table-cell>
          <table:table-cell table:style-name="ce1" office:value-type="string" calcext:value-type="string">
            <text:p>1024x1024</text:p>
          </table:table-cell>
          <table:table-cell table:style-name="ce1" office:value-type="string" calcext:value-type="string">
            <text:p>2048x1024</text:p>
          </table:table-cell>
          <table:table-cell/>
          <table:table-cell table:style-name="ce1" office:value-type="string" calcext:value-type="string">
            <text:p>Resolution</text:p>
          </table:table-cell>
          <table:table-cell/>
          <table:table-cell table:style-name="ce1" office:value-type="string" calcext:value-type="string">
            <text:p>512x512</text:p>
          </table:table-cell>
          <table:table-cell table:style-name="ce1" office:value-type="string" calcext:value-type="string">
            <text:p>1024x512</text:p>
          </table:table-cell>
          <table:table-cell table:style-name="ce1" office:value-type="string" calcext:value-type="string">
            <text:p>1024x1024</text:p>
          </table:table-cell>
          <table:table-cell table:style-name="ce1" office:value-type="string" calcext:value-type="string">
            <text:p>2048x1024</text:p>
          </table:table-cell>
          <table:table-cell/>
          <table:table-cell table:style-name="ce1" office:value-type="string" calcext:value-type="string">
            <text:p>Resolution</text:p>
          </table:table-cell>
          <table:table-cell/>
          <table:table-cell table:style-name="ce1" office:value-type="string" calcext:value-type="string">
            <text:p>512x512</text:p>
          </table:table-cell>
          <table:table-cell table:style-name="ce1" office:value-type="string" calcext:value-type="string">
            <text:p>1024x512</text:p>
          </table:table-cell>
          <table:table-cell table:style-name="ce1" office:value-type="string" calcext:value-type="string">
            <text:p>1024x1024</text:p>
          </table:table-cell>
          <table:table-cell table:style-name="ce1" office:value-type="string" calcext:value-type="string">
            <text:p>2048x1024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Run 1</text:p>
          </table:table-cell>
          <table:table-cell office:value-type="string" calcext:value-type="string">
            <text:p>GPU Memory movement</text:p>
          </table:table-cell>
          <table:table-cell office:value-type="float" office:value="1.467" calcext:value-type="float">
            <text:p>1.467</text:p>
          </table:table-cell>
          <table:table-cell office:value-type="float" office:value="2.38" calcext:value-type="float">
            <text:p>2.38</text:p>
          </table:table-cell>
          <table:table-cell office:value-type="float" office:value="4.817" calcext:value-type="float">
            <text:p>4.817</text:p>
          </table:table-cell>
          <table:table-cell office:value-type="float" office:value="9.425" calcext:value-type="float">
            <text:p>9.425</text:p>
          </table:table-cell>
          <table:table-cell/>
          <table:table-cell table:style-name="ce2" office:value-type="string" calcext:value-type="string" table:number-columns-spanned="1" table:number-rows-spanned="4">
            <text:p>Run 1</text:p>
          </table:table-cell>
          <table:table-cell office:value-type="string" calcext:value-type="string">
            <text:p>GPU Memory movement</text:p>
          </table:table-cell>
          <table:table-cell office:value-type="float" office:value="1.494" calcext:value-type="float">
            <text:p>1.494</text:p>
          </table:table-cell>
          <table:table-cell office:value-type="float" office:value="2.581" calcext:value-type="float">
            <text:p>2.581</text:p>
          </table:table-cell>
          <table:table-cell office:value-type="float" office:value="4.941" calcext:value-type="float">
            <text:p>4.941</text:p>
          </table:table-cell>
          <table:table-cell office:value-type="float" office:value="8.772" calcext:value-type="float">
            <text:p>8.772</text:p>
          </table:table-cell>
          <table:table-cell/>
          <table:table-cell table:style-name="ce2" office:value-type="string" calcext:value-type="string" table:number-columns-spanned="1" table:number-rows-spanned="4">
            <text:p>Run 1</text:p>
          </table:table-cell>
          <table:table-cell office:value-type="string" calcext:value-type="string">
            <text:p>GPU Memory movement</text:p>
          </table:table-cell>
          <table:table-cell office:value-type="float" office:value="1.517" calcext:value-type="float">
            <text:p>1.517</text:p>
          </table:table-cell>
          <table:table-cell office:value-type="float" office:value="2.334" calcext:value-type="float">
            <text:p>2.334</text:p>
          </table:table-cell>
          <table:table-cell office:value-type="float" office:value="4.857" calcext:value-type="float">
            <text:p>4.857</text:p>
          </table:table-cell>
          <table:table-cell office:value-type="float" office:value="9.717" calcext:value-type="float">
            <text:p>9.717</text:p>
          </table:table-cell>
          <table:table-cell/>
          <table:table-cell table:style-name="ce2" office:value-type="string" calcext:value-type="string" table:number-columns-spanned="1" table:number-rows-spanned="4">
            <text:p>Run 1</text:p>
          </table:table-cell>
          <table:table-cell office:value-type="string" calcext:value-type="string">
            <text:p>GPU Memory movement</text:p>
          </table:table-cell>
          <table:table-cell office:value-type="float" office:value="1.557" calcext:value-type="float">
            <text:p>1.557</text:p>
          </table:table-cell>
          <table:table-cell office:value-type="float" office:value="2.385" calcext:value-type="float">
            <text:p>2.385</text:p>
          </table:table-cell>
          <table:table-cell office:value-type="float" office:value="6.802" calcext:value-type="float">
            <text:p>6.802</text:p>
          </table:table-cell>
          <table:table-cell office:value-type="float" office:value="8.612" calcext:value-type="float">
            <text:p>8.612</text:p>
          </table:table-cell>
          <table:table-cell/>
          <table:table-cell table:style-name="ce2" office:value-type="string" calcext:value-type="string" table:number-columns-spanned="1" table:number-rows-spanned="4">
            <text:p>Run 1</text:p>
          </table:table-cell>
          <table:table-cell office:value-type="string" calcext:value-type="string">
            <text:p>GPU Memory movement</text:p>
          </table:table-cell>
          <table:table-cell office:value-type="float" office:value="1.5" calcext:value-type="float">
            <text:p>1.5</text:p>
          </table:table-cell>
          <table:table-cell office:value-type="float" office:value="2.391" calcext:value-type="float">
            <text:p>2.391</text:p>
          </table:table-cell>
          <table:table-cell office:value-type="float" office:value="4.869" calcext:value-type="float">
            <text:p>4.869</text:p>
          </table:table-cell>
          <table:table-cell office:value-type="float" office:value="8.829" calcext:value-type="float">
            <text:p>8.829</text:p>
          </table:table-cell>
          <table:table-cell/>
          <table:table-cell table:style-name="ce2" office:value-type="string" calcext:value-type="string" table:number-columns-spanned="1" table:number-rows-spanned="4">
            <text:p>Run 1</text:p>
          </table:table-cell>
          <table:table-cell office:value-type="string" calcext:value-type="string">
            <text:p>GPU Memory movement</text:p>
          </table:table-cell>
          <table:table-cell office:value-type="float" office:value="1.508" calcext:value-type="float">
            <text:p>1.508</text:p>
          </table:table-cell>
          <table:table-cell office:value-type="float" office:value="2.449" calcext:value-type="float">
            <text:p>2.449</text:p>
          </table:table-cell>
          <table:table-cell office:value-type="float" office:value="4.915" calcext:value-type="float">
            <text:p>4.915</text:p>
          </table:table-cell>
          <table:table-cell office:value-type="float" office:value="8.589" calcext:value-type="float">
            <text:p>8.589</text:p>
          </table:table-cell>
          <table:table-cell/>
          <table:table-cell table:style-name="ce2" office:value-type="string" calcext:value-type="string" table:number-columns-spanned="1" table:number-rows-spanned="4">
            <text:p>Run 1</text:p>
          </table:table-cell>
          <table:table-cell office:value-type="string" calcext:value-type="string">
            <text:p>GPU Memory movement</text:p>
          </table:table-cell>
          <table:table-cell office:value-type="float" office:value="1.581" calcext:value-type="float">
            <text:p>1.581</text:p>
          </table:table-cell>
          <table:table-cell office:value-type="float" office:value="2.38" calcext:value-type="float">
            <text:p>2.38</text:p>
          </table:table-cell>
          <table:table-cell office:value-type="float" office:value="4.945" calcext:value-type="float">
            <text:p>4.945</text:p>
          </table:table-cell>
          <table:table-cell office:value-type="float" office:value="8.674" calcext:value-type="float">
            <text:p>8.674</text:p>
          </table:table-cell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88.458" calcext:value-type="float">
            <text:p>88.458</text:p>
          </table:table-cell>
          <table:table-cell office:value-type="float" office:value="156.592" calcext:value-type="float">
            <text:p>156.592</text:p>
          </table:table-cell>
          <table:table-cell office:value-type="float" office:value="306.009" calcext:value-type="float">
            <text:p>306.009</text:p>
          </table:table-cell>
          <table:table-cell office:value-type="float" office:value="587.322" calcext:value-type="float">
            <text:p>587.322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91.044" calcext:value-type="float">
            <text:p>91.044</text:p>
          </table:table-cell>
          <table:table-cell office:value-type="float" office:value="163.141" calcext:value-type="float">
            <text:p>163.141</text:p>
          </table:table-cell>
          <table:table-cell office:value-type="float" office:value="336.216" calcext:value-type="float">
            <text:p>336.216</text:p>
          </table:table-cell>
          <table:table-cell office:value-type="float" office:value="595.221" calcext:value-type="float">
            <text:p>595.221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99.714" calcext:value-type="float">
            <text:p>99.714</text:p>
          </table:table-cell>
          <table:table-cell office:value-type="float" office:value="175.792" calcext:value-type="float">
            <text:p>175.792</text:p>
          </table:table-cell>
          <table:table-cell office:value-type="float" office:value="340.072" calcext:value-type="float">
            <text:p>340.072</text:p>
          </table:table-cell>
          <table:table-cell office:value-type="float" office:value="699.809" calcext:value-type="float">
            <text:p>699.809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04.926" calcext:value-type="float">
            <text:p>104.926</text:p>
          </table:table-cell>
          <table:table-cell office:value-type="float" office:value="191.01" calcext:value-type="float">
            <text:p>191.01</text:p>
          </table:table-cell>
          <table:table-cell office:value-type="float" office:value="400.661" calcext:value-type="float">
            <text:p>400.661</text:p>
          </table:table-cell>
          <table:table-cell office:value-type="float" office:value="740.286" calcext:value-type="float">
            <text:p>740.286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32.564" calcext:value-type="float">
            <text:p>132.564</text:p>
          </table:table-cell>
          <table:table-cell office:value-type="float" office:value="244.837" calcext:value-type="float">
            <text:p>244.837</text:p>
          </table:table-cell>
          <table:table-cell office:value-type="float" office:value="446.395" calcext:value-type="float">
            <text:p>446.395</text:p>
          </table:table-cell>
          <table:table-cell office:value-type="float" office:value="916.763" calcext:value-type="float">
            <text:p>916.763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63.127" calcext:value-type="float">
            <text:p>163.127</text:p>
          </table:table-cell>
          <table:table-cell office:value-type="float" office:value="337.705" calcext:value-type="float">
            <text:p>337.705</text:p>
          </table:table-cell>
          <table:table-cell office:value-type="float" office:value="598.798" calcext:value-type="float">
            <text:p>598.798</text:p>
          </table:table-cell>
          <table:table-cell office:value-type="float" office:value="1227.326" calcext:value-type="float">
            <text:p>1227.326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268.942" calcext:value-type="float">
            <text:p>268.942</text:p>
          </table:table-cell>
          <table:table-cell office:value-type="float" office:value="462.688" calcext:value-type="float">
            <text:p>462.688</text:p>
          </table:table-cell>
          <table:table-cell office:value-type="float" office:value="952.778" calcext:value-type="float">
            <text:p>952.778</text:p>
          </table:table-cell>
          <table:table-cell office:value-type="float" office:value="1829.313" calcext:value-type="float">
            <text:p>1829.313</text:p>
          </table:table-cell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88.434" calcext:value-type="float">
            <text:p>88.434</text:p>
          </table:table-cell>
          <table:table-cell office:value-type="float" office:value="156.429" calcext:value-type="float">
            <text:p>156.429</text:p>
          </table:table-cell>
          <table:table-cell office:value-type="float" office:value="290.13" calcext:value-type="float">
            <text:p>290.13</text:p>
          </table:table-cell>
          <table:table-cell office:value-type="float" office:value="542.345" calcext:value-type="float">
            <text:p>542.345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89.37" calcext:value-type="float">
            <text:p>89.37</text:p>
          </table:table-cell>
          <table:table-cell office:value-type="float" office:value="150.631" calcext:value-type="float">
            <text:p>150.631</text:p>
          </table:table-cell>
          <table:table-cell office:value-type="float" office:value="319.897" calcext:value-type="float">
            <text:p>319.897</text:p>
          </table:table-cell>
          <table:table-cell office:value-type="float" office:value="522.078" calcext:value-type="float">
            <text:p>522.078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0.458" calcext:value-type="float">
            <text:p>90.458</text:p>
          </table:table-cell>
          <table:table-cell office:value-type="float" office:value="152.745" calcext:value-type="float">
            <text:p>152.745</text:p>
          </table:table-cell>
          <table:table-cell office:value-type="float" office:value="283.894" calcext:value-type="float">
            <text:p>283.894</text:p>
          </table:table-cell>
          <table:table-cell office:value-type="float" office:value="559.806" calcext:value-type="float">
            <text:p>559.806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4.431" calcext:value-type="float">
            <text:p>94.431</text:p>
          </table:table-cell>
          <table:table-cell office:value-type="float" office:value="169.52" calcext:value-type="float">
            <text:p>169.52</text:p>
          </table:table-cell>
          <table:table-cell office:value-type="float" office:value="331.85" calcext:value-type="float">
            <text:p>331.85</text:p>
          </table:table-cell>
          <table:table-cell office:value-type="float" office:value="524.732" calcext:value-type="float">
            <text:p>524.732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1.006" calcext:value-type="float">
            <text:p>91.006</text:p>
          </table:table-cell>
          <table:table-cell office:value-type="float" office:value="149.449" calcext:value-type="float">
            <text:p>149.449</text:p>
          </table:table-cell>
          <table:table-cell office:value-type="float" office:value="286.655" calcext:value-type="float">
            <text:p>286.655</text:p>
          </table:table-cell>
          <table:table-cell office:value-type="float" office:value="522.52" calcext:value-type="float">
            <text:p>522.52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1.817" calcext:value-type="float">
            <text:p>91.817</text:p>
          </table:table-cell>
          <table:table-cell office:value-type="float" office:value="149.339" calcext:value-type="float">
            <text:p>149.339</text:p>
          </table:table-cell>
          <table:table-cell office:value-type="float" office:value="285.95" calcext:value-type="float">
            <text:p>285.95</text:p>
          </table:table-cell>
          <table:table-cell office:value-type="float" office:value="526.014" calcext:value-type="float">
            <text:p>526.014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1.75" calcext:value-type="float">
            <text:p>91.75</text:p>
          </table:table-cell>
          <table:table-cell office:value-type="float" office:value="147.969" calcext:value-type="float">
            <text:p>147.969</text:p>
          </table:table-cell>
          <table:table-cell office:value-type="float" office:value="283.77" calcext:value-type="float">
            <text:p>283.77</text:p>
          </table:table-cell>
          <table:table-cell office:value-type="float" office:value="544.905" calcext:value-type="float">
            <text:p>544.905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78.359" calcext:value-type="float">
            <text:p>178.359</text:p>
          </table:table-cell>
          <table:table-cell office:value-type="float" office:value="315.401" calcext:value-type="float">
            <text:p>315.401</text:p>
          </table:table-cell>
          <table:table-cell office:value-type="float" office:value="600.956" calcext:value-type="float">
            <text:p>600.956</text:p>
          </table:table-cell>
          <table:table-cell office:value-type="float" office:value="1139.092" calcext:value-type="float">
            <text:p>1139.092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181.908" calcext:value-type="float">
            <text:p>181.908</text:p>
          </table:table-cell>
          <table:table-cell office:value-type="float" office:value="316.353" calcext:value-type="float">
            <text:p>316.353</text:p>
          </table:table-cell>
          <table:table-cell office:value-type="float" office:value="661.054" calcext:value-type="float">
            <text:p>661.054</text:p>
          </table:table-cell>
          <table:table-cell office:value-type="float" office:value="1126.071" calcext:value-type="float">
            <text:p>1126.071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191.689" calcext:value-type="float">
            <text:p>191.689</text:p>
          </table:table-cell>
          <table:table-cell office:value-type="float" office:value="330.871" calcext:value-type="float">
            <text:p>330.871</text:p>
          </table:table-cell>
          <table:table-cell office:value-type="float" office:value="628.823" calcext:value-type="float">
            <text:p>628.823</text:p>
          </table:table-cell>
          <table:table-cell office:value-type="float" office:value="1269.332" calcext:value-type="float">
            <text:p>1269.332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00.914" calcext:value-type="float">
            <text:p>200.914</text:p>
          </table:table-cell>
          <table:table-cell office:value-type="float" office:value="362.915" calcext:value-type="float">
            <text:p>362.915</text:p>
          </table:table-cell>
          <table:table-cell office:value-type="float" office:value="739.313" calcext:value-type="float">
            <text:p>739.313</text:p>
          </table:table-cell>
          <table:table-cell office:value-type="float" office:value="1273.63" calcext:value-type="float">
            <text:p>1273.63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25.07" calcext:value-type="float">
            <text:p>225.07</text:p>
          </table:table-cell>
          <table:table-cell office:value-type="float" office:value="396.677" calcext:value-type="float">
            <text:p>396.677</text:p>
          </table:table-cell>
          <table:table-cell office:value-type="float" office:value="737.919" calcext:value-type="float">
            <text:p>737.919</text:p>
          </table:table-cell>
          <table:table-cell office:value-type="float" office:value="1448.112" calcext:value-type="float">
            <text:p>1448.112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56.452" calcext:value-type="float">
            <text:p>256.452</text:p>
          </table:table-cell>
          <table:table-cell office:value-type="float" office:value="489.493" calcext:value-type="float">
            <text:p>489.493</text:p>
          </table:table-cell>
          <table:table-cell office:value-type="float" office:value="889.663" calcext:value-type="float">
            <text:p>889.663</text:p>
          </table:table-cell>
          <table:table-cell office:value-type="float" office:value="1761.929" calcext:value-type="float">
            <text:p>1761.929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362.273" calcext:value-type="float">
            <text:p>362.273</text:p>
          </table:table-cell>
          <table:table-cell office:value-type="float" office:value="613.037" calcext:value-type="float">
            <text:p>613.037</text:p>
          </table:table-cell>
          <table:table-cell office:value-type="float" office:value="1241.493" calcext:value-type="float">
            <text:p>1241.493</text:p>
          </table:table-cell>
          <table:table-cell office:value-type="float" office:value="2382.892" calcext:value-type="float">
            <text:p>2382.892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Run 2</text:p>
          </table:table-cell>
          <table:table-cell office:value-type="string" calcext:value-type="string">
            <text:p>GPU Memory movement</text:p>
          </table:table-cell>
          <table:table-cell office:value-type="float" office:value="1.505" calcext:value-type="float">
            <text:p>1.505</text:p>
          </table:table-cell>
          <table:table-cell office:value-type="float" office:value="2.452" calcext:value-type="float">
            <text:p>2.452</text:p>
          </table:table-cell>
          <table:table-cell office:value-type="float" office:value="5.088" calcext:value-type="float">
            <text:p>5.088</text:p>
          </table:table-cell>
          <table:table-cell office:value-type="float" office:value="8.841" calcext:value-type="float">
            <text:p>8.841</text:p>
          </table:table-cell>
          <table:table-cell/>
          <table:table-cell table:style-name="ce2" office:value-type="string" calcext:value-type="string" table:number-columns-spanned="1" table:number-rows-spanned="4">
            <text:p>Run 2</text:p>
          </table:table-cell>
          <table:table-cell office:value-type="string" calcext:value-type="string">
            <text:p>GPU Memory movement</text:p>
          </table:table-cell>
          <table:table-cell office:value-type="float" office:value="1.482" calcext:value-type="float">
            <text:p>1.482</text:p>
          </table:table-cell>
          <table:table-cell office:value-type="float" office:value="2.391" calcext:value-type="float">
            <text:p>2.391</text:p>
          </table:table-cell>
          <table:table-cell office:value-type="float" office:value="7.009" calcext:value-type="float">
            <text:p>7.009</text:p>
          </table:table-cell>
          <table:table-cell office:value-type="float" office:value="8.661" calcext:value-type="float">
            <text:p>8.661</text:p>
          </table:table-cell>
          <table:table-cell/>
          <table:table-cell table:style-name="ce2" office:value-type="string" calcext:value-type="string" table:number-columns-spanned="1" table:number-rows-spanned="4">
            <text:p>Run 2</text:p>
          </table:table-cell>
          <table:table-cell office:value-type="string" calcext:value-type="string">
            <text:p>GPU Memory movement</text:p>
          </table:table-cell>
          <table:table-cell office:value-type="float" office:value="1.554" calcext:value-type="float">
            <text:p>1.554</text:p>
          </table:table-cell>
          <table:table-cell office:value-type="float" office:value="2.369" calcext:value-type="float">
            <text:p>2.369</text:p>
          </table:table-cell>
          <table:table-cell office:value-type="float" office:value="4.896" calcext:value-type="float">
            <text:p>4.896</text:p>
          </table:table-cell>
          <table:table-cell office:value-type="float" office:value="9.286" calcext:value-type="float">
            <text:p>9.286</text:p>
          </table:table-cell>
          <table:table-cell/>
          <table:table-cell table:style-name="ce2" office:value-type="string" calcext:value-type="string" table:number-columns-spanned="1" table:number-rows-spanned="4">
            <text:p>Run 2</text:p>
          </table:table-cell>
          <table:table-cell office:value-type="string" calcext:value-type="string">
            <text:p>GPU Memory movement</text:p>
          </table:table-cell>
          <table:table-cell office:value-type="float" office:value="1.527" calcext:value-type="float">
            <text:p>1.527</text:p>
          </table:table-cell>
          <table:table-cell office:value-type="float" office:value="2.451" calcext:value-type="float">
            <text:p>2.451</text:p>
          </table:table-cell>
          <table:table-cell office:value-type="float" office:value="6.334" calcext:value-type="float">
            <text:p>6.334</text:p>
          </table:table-cell>
          <table:table-cell office:value-type="float" office:value="9.545" calcext:value-type="float">
            <text:p>9.545</text:p>
          </table:table-cell>
          <table:table-cell/>
          <table:table-cell table:style-name="ce2" office:value-type="string" calcext:value-type="string" table:number-columns-spanned="1" table:number-rows-spanned="4">
            <text:p>Run 2</text:p>
          </table:table-cell>
          <table:table-cell office:value-type="string" calcext:value-type="string">
            <text:p>GPU Memory movement</text:p>
          </table:table-cell>
          <table:table-cell office:value-type="float" office:value="1.514" calcext:value-type="float">
            <text:p>1.514</text:p>
          </table:table-cell>
          <table:table-cell office:value-type="float" office:value="2.372" calcext:value-type="float">
            <text:p>2.372</text:p>
          </table:table-cell>
          <table:table-cell office:value-type="float" office:value="4.84" calcext:value-type="float">
            <text:p>4.84</text:p>
          </table:table-cell>
          <table:table-cell office:value-type="float" office:value="8.668" calcext:value-type="float">
            <text:p>8.668</text:p>
          </table:table-cell>
          <table:table-cell/>
          <table:table-cell table:style-name="ce2" office:value-type="string" calcext:value-type="string" table:number-columns-spanned="1" table:number-rows-spanned="4">
            <text:p>Run 2</text:p>
          </table:table-cell>
          <table:table-cell office:value-type="string" calcext:value-type="string">
            <text:p>GPU Memory movement</text:p>
          </table:table-cell>
          <table:table-cell office:value-type="float" office:value="1.585" calcext:value-type="float">
            <text:p>1.585</text:p>
          </table:table-cell>
          <table:table-cell office:value-type="float" office:value="2.511" calcext:value-type="float">
            <text:p>2.511</text:p>
          </table:table-cell>
          <table:table-cell office:value-type="float" office:value="4.819" calcext:value-type="float">
            <text:p>4.819</text:p>
          </table:table-cell>
          <table:table-cell office:value-type="float" office:value="8.977" calcext:value-type="float">
            <text:p>8.977</text:p>
          </table:table-cell>
          <table:table-cell/>
          <table:table-cell table:style-name="ce2" office:value-type="string" calcext:value-type="string" table:number-columns-spanned="1" table:number-rows-spanned="4">
            <text:p>Run 2</text:p>
          </table:table-cell>
          <table:table-cell office:value-type="string" calcext:value-type="string">
            <text:p>GPU Memory movement</text:p>
          </table:table-cell>
          <table:table-cell office:value-type="float" office:value="1.602" calcext:value-type="float">
            <text:p>1.602</text:p>
          </table:table-cell>
          <table:table-cell office:value-type="float" office:value="2.379" calcext:value-type="float">
            <text:p>2.379</text:p>
          </table:table-cell>
          <table:table-cell office:value-type="float" office:value="4.905" calcext:value-type="float">
            <text:p>4.905</text:p>
          </table:table-cell>
          <table:table-cell office:value-type="float" office:value="10.678" calcext:value-type="float">
            <text:p>10.678</text:p>
          </table:table-cell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92.223" calcext:value-type="float">
            <text:p>92.223</text:p>
          </table:table-cell>
          <table:table-cell office:value-type="float" office:value="156.403" calcext:value-type="float">
            <text:p>156.403</text:p>
          </table:table-cell>
          <table:table-cell office:value-type="float" office:value="325.387" calcext:value-type="float">
            <text:p>325.387</text:p>
          </table:table-cell>
          <table:table-cell office:value-type="float" office:value="574.765" calcext:value-type="float">
            <text:p>574.765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90.057" calcext:value-type="float">
            <text:p>90.057</text:p>
          </table:table-cell>
          <table:table-cell office:value-type="float" office:value="166.802" calcext:value-type="float">
            <text:p>166.802</text:p>
          </table:table-cell>
          <table:table-cell office:value-type="float" office:value="334.914" calcext:value-type="float">
            <text:p>334.914</text:p>
          </table:table-cell>
          <table:table-cell office:value-type="float" office:value="595.403" calcext:value-type="float">
            <text:p>595.403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98.321" calcext:value-type="float">
            <text:p>98.321</text:p>
          </table:table-cell>
          <table:table-cell office:value-type="float" office:value="175.147" calcext:value-type="float">
            <text:p>175.147</text:p>
          </table:table-cell>
          <table:table-cell office:value-type="float" office:value="339.116" calcext:value-type="float">
            <text:p>339.116</text:p>
          </table:table-cell>
          <table:table-cell office:value-type="float" office:value="717.684" calcext:value-type="float">
            <text:p>717.684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05.039" calcext:value-type="float">
            <text:p>105.039</text:p>
          </table:table-cell>
          <table:table-cell office:value-type="float" office:value="189.27" calcext:value-type="float">
            <text:p>189.27</text:p>
          </table:table-cell>
          <table:table-cell office:value-type="float" office:value="382.338" calcext:value-type="float">
            <text:p>382.338</text:p>
          </table:table-cell>
          <table:table-cell office:value-type="float" office:value="928.799" calcext:value-type="float">
            <text:p>928.799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31.532" calcext:value-type="float">
            <text:p>131.532</text:p>
          </table:table-cell>
          <table:table-cell office:value-type="float" office:value="237.685" calcext:value-type="float">
            <text:p>237.685</text:p>
          </table:table-cell>
          <table:table-cell office:value-type="float" office:value="448.886" calcext:value-type="float">
            <text:p>448.886</text:p>
          </table:table-cell>
          <table:table-cell office:value-type="float" office:value="891.695" calcext:value-type="float">
            <text:p>891.695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61.233" calcext:value-type="float">
            <text:p>161.233</text:p>
          </table:table-cell>
          <table:table-cell office:value-type="float" office:value="318.065" calcext:value-type="float">
            <text:p>318.065</text:p>
          </table:table-cell>
          <table:table-cell office:value-type="float" office:value="604.762" calcext:value-type="float">
            <text:p>604.762</text:p>
          </table:table-cell>
          <table:table-cell office:value-type="float" office:value="1341.523" calcext:value-type="float">
            <text:p>1341.523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252.098" calcext:value-type="float">
            <text:p>252.098</text:p>
          </table:table-cell>
          <table:table-cell office:value-type="float" office:value="461.065" calcext:value-type="float">
            <text:p>461.065</text:p>
          </table:table-cell>
          <table:table-cell office:value-type="float" office:value="939.066" calcext:value-type="float">
            <text:p>939.066</text:p>
          </table:table-cell>
          <table:table-cell office:value-type="float" office:value="1788.708" calcext:value-type="float">
            <text:p>1788.708</text:p>
          </table:table-cell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108.517" calcext:value-type="float">
            <text:p>108.517</text:p>
          </table:table-cell>
          <table:table-cell office:value-type="float" office:value="151.652" calcext:value-type="float">
            <text:p>151.652</text:p>
          </table:table-cell>
          <table:table-cell office:value-type="float" office:value="324.006" calcext:value-type="float">
            <text:p>324.006</text:p>
          </table:table-cell>
          <table:table-cell office:value-type="float" office:value="577.186" calcext:value-type="float">
            <text:p>577.186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88.829" calcext:value-type="float">
            <text:p>88.829</text:p>
          </table:table-cell>
          <table:table-cell office:value-type="float" office:value="152.646" calcext:value-type="float">
            <text:p>152.646</text:p>
          </table:table-cell>
          <table:table-cell office:value-type="float" office:value="300.645" calcext:value-type="float">
            <text:p>300.645</text:p>
          </table:table-cell>
          <table:table-cell office:value-type="float" office:value="526.057" calcext:value-type="float">
            <text:p>526.057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0.833" calcext:value-type="float">
            <text:p>90.833</text:p>
          </table:table-cell>
          <table:table-cell office:value-type="float" office:value="149.49" calcext:value-type="float">
            <text:p>149.49</text:p>
          </table:table-cell>
          <table:table-cell office:value-type="float" office:value="292.697" calcext:value-type="float">
            <text:p>292.697</text:p>
          </table:table-cell>
          <table:table-cell office:value-type="float" office:value="708.482" calcext:value-type="float">
            <text:p>708.482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2.652" calcext:value-type="float">
            <text:p>92.652</text:p>
          </table:table-cell>
          <table:table-cell office:value-type="float" office:value="151.037" calcext:value-type="float">
            <text:p>151.037</text:p>
          </table:table-cell>
          <table:table-cell office:value-type="float" office:value="310.601" calcext:value-type="float">
            <text:p>310.601</text:p>
          </table:table-cell>
          <table:table-cell office:value-type="float" office:value="766.417" calcext:value-type="float">
            <text:p>766.417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1.376" calcext:value-type="float">
            <text:p>91.376</text:p>
          </table:table-cell>
          <table:table-cell office:value-type="float" office:value="150.928" calcext:value-type="float">
            <text:p>150.928</text:p>
          </table:table-cell>
          <table:table-cell office:value-type="float" office:value="290.657" calcext:value-type="float">
            <text:p>290.657</text:p>
          </table:table-cell>
          <table:table-cell office:value-type="float" office:value="609.325" calcext:value-type="float">
            <text:p>609.325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88.595" calcext:value-type="float">
            <text:p>88.595</text:p>
          </table:table-cell>
          <table:table-cell office:value-type="float" office:value="148.244" calcext:value-type="float">
            <text:p>148.244</text:p>
          </table:table-cell>
          <table:table-cell office:value-type="float" office:value="287.147" calcext:value-type="float">
            <text:p>287.147</text:p>
          </table:table-cell>
          <table:table-cell office:value-type="float" office:value="755.36" calcext:value-type="float">
            <text:p>755.36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128.695" calcext:value-type="float">
            <text:p>128.695</text:p>
          </table:table-cell>
          <table:table-cell office:value-type="float" office:value="149.095" calcext:value-type="float">
            <text:p>149.095</text:p>
          </table:table-cell>
          <table:table-cell office:value-type="float" office:value="292.173" calcext:value-type="float">
            <text:p>292.173</text:p>
          </table:table-cell>
          <table:table-cell office:value-type="float" office:value="719.554" calcext:value-type="float">
            <text:p>719.554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202.245" calcext:value-type="float">
            <text:p>202.245</text:p>
          </table:table-cell>
          <table:table-cell office:value-type="float" office:value="310.507" calcext:value-type="float">
            <text:p>310.507</text:p>
          </table:table-cell>
          <table:table-cell office:value-type="float" office:value="654.481" calcext:value-type="float">
            <text:p>654.481</text:p>
          </table:table-cell>
          <table:table-cell office:value-type="float" office:value="1160.792" calcext:value-type="float">
            <text:p>1160.792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180.368" calcext:value-type="float">
            <text:p>180.368</text:p>
          </table:table-cell>
          <table:table-cell office:value-type="float" office:value="321.839" calcext:value-type="float">
            <text:p>321.839</text:p>
          </table:table-cell>
          <table:table-cell office:value-type="float" office:value="642.568" calcext:value-type="float">
            <text:p>642.568</text:p>
          </table:table-cell>
          <table:table-cell office:value-type="float" office:value="1130.121" calcext:value-type="float">
            <text:p>1130.121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190.708" calcext:value-type="float">
            <text:p>190.708</text:p>
          </table:table-cell>
          <table:table-cell office:value-type="float" office:value="327.006" calcext:value-type="float">
            <text:p>327.006</text:p>
          </table:table-cell>
          <table:table-cell office:value-type="float" office:value="636.709" calcext:value-type="float">
            <text:p>636.709</text:p>
          </table:table-cell>
          <table:table-cell office:value-type="float" office:value="1435.452" calcext:value-type="float">
            <text:p>1435.452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199.218" calcext:value-type="float">
            <text:p>199.218</text:p>
          </table:table-cell>
          <table:table-cell office:value-type="float" office:value="342.758" calcext:value-type="float">
            <text:p>342.758</text:p>
          </table:table-cell>
          <table:table-cell office:value-type="float" office:value="699.273" calcext:value-type="float">
            <text:p>699.273</text:p>
          </table:table-cell>
          <table:table-cell office:value-type="float" office:value="1704.761" calcext:value-type="float">
            <text:p>1704.761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24.422" calcext:value-type="float">
            <text:p>224.422</text:p>
          </table:table-cell>
          <table:table-cell office:value-type="float" office:value="390.985" calcext:value-type="float">
            <text:p>390.985</text:p>
          </table:table-cell>
          <table:table-cell office:value-type="float" office:value="744.383" calcext:value-type="float">
            <text:p>744.383</text:p>
          </table:table-cell>
          <table:table-cell office:value-type="float" office:value="1509.688" calcext:value-type="float">
            <text:p>1509.688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51.413" calcext:value-type="float">
            <text:p>251.413</text:p>
          </table:table-cell>
          <table:table-cell office:value-type="float" office:value="468.82" calcext:value-type="float">
            <text:p>468.82</text:p>
          </table:table-cell>
          <table:table-cell office:value-type="float" office:value="896.728" calcext:value-type="float">
            <text:p>896.728</text:p>
          </table:table-cell>
          <table:table-cell office:value-type="float" office:value="2105.86" calcext:value-type="float">
            <text:p>2105.86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382.395" calcext:value-type="float">
            <text:p>382.395</text:p>
          </table:table-cell>
          <table:table-cell office:value-type="float" office:value="612.539" calcext:value-type="float">
            <text:p>612.539</text:p>
          </table:table-cell>
          <table:table-cell office:value-type="float" office:value="1236.144" calcext:value-type="float">
            <text:p>1236.144</text:p>
          </table:table-cell>
          <table:table-cell office:value-type="float" office:value="2518.94" calcext:value-type="float">
            <text:p>2518.94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4">
            <text:p>Run 3</text:p>
          </table:table-cell>
          <table:table-cell office:value-type="string" calcext:value-type="string">
            <text:p>GPU Memory movement</text:p>
          </table:table-cell>
          <table:table-cell office:value-type="float" office:value="1.619" calcext:value-type="float">
            <text:p>1.619</text:p>
          </table:table-cell>
          <table:table-cell office:value-type="float" office:value="2.365" calcext:value-type="float">
            <text:p>2.365</text:p>
          </table:table-cell>
          <table:table-cell office:value-type="float" office:value="5.451" calcext:value-type="float">
            <text:p>5.451</text:p>
          </table:table-cell>
          <table:table-cell office:value-type="float" office:value="9.836" calcext:value-type="float">
            <text:p>9.836</text:p>
          </table:table-cell>
          <table:table-cell/>
          <table:table-cell table:style-name="ce3" office:value-type="string" calcext:value-type="string" table:number-columns-spanned="1" table:number-rows-spanned="4">
            <text:p>Run 3</text:p>
          </table:table-cell>
          <table:table-cell office:value-type="string" calcext:value-type="string">
            <text:p>GPU Memory movement</text:p>
          </table:table-cell>
          <table:table-cell office:value-type="float" office:value="1.468" calcext:value-type="float">
            <text:p>1.468</text:p>
          </table:table-cell>
          <table:table-cell office:value-type="float" office:value="2.462" calcext:value-type="float">
            <text:p>2.462</text:p>
          </table:table-cell>
          <table:table-cell office:value-type="float" office:value="4.861" calcext:value-type="float">
            <text:p>4.861</text:p>
          </table:table-cell>
          <table:table-cell office:value-type="float" office:value="9.404" calcext:value-type="float">
            <text:p>9.404</text:p>
          </table:table-cell>
          <table:table-cell/>
          <table:table-cell table:style-name="ce3" office:value-type="string" calcext:value-type="string" table:number-columns-spanned="1" table:number-rows-spanned="4">
            <text:p>Run 3</text:p>
          </table:table-cell>
          <table:table-cell office:value-type="string" calcext:value-type="string">
            <text:p>GPU Memory movement</text:p>
          </table:table-cell>
          <table:table-cell office:value-type="float" office:value="1.504" calcext:value-type="float">
            <text:p>1.504</text:p>
          </table:table-cell>
          <table:table-cell office:value-type="float" office:value="2.376" calcext:value-type="float">
            <text:p>2.376</text:p>
          </table:table-cell>
          <table:table-cell office:value-type="float" office:value="4.861" calcext:value-type="float">
            <text:p>4.861</text:p>
          </table:table-cell>
          <table:table-cell office:value-type="float" office:value="10.732" calcext:value-type="float">
            <text:p>10.732</text:p>
          </table:table-cell>
          <table:table-cell/>
          <table:table-cell table:style-name="ce3" office:value-type="string" calcext:value-type="string" table:number-columns-spanned="1" table:number-rows-spanned="4">
            <text:p>Run 3</text:p>
          </table:table-cell>
          <table:table-cell office:value-type="string" calcext:value-type="string">
            <text:p>GPU Memory movement</text:p>
          </table:table-cell>
          <table:table-cell office:value-type="float" office:value="3.161" calcext:value-type="float">
            <text:p>3.161</text:p>
          </table:table-cell>
          <table:table-cell office:value-type="float" office:value="2.446" calcext:value-type="float">
            <text:p>2.446</text:p>
          </table:table-cell>
          <table:table-cell office:value-type="float" office:value="4.807" calcext:value-type="float">
            <text:p>4.807</text:p>
          </table:table-cell>
          <table:table-cell office:value-type="float" office:value="9.906" calcext:value-type="float">
            <text:p>9.906</text:p>
          </table:table-cell>
          <table:table-cell/>
          <table:table-cell table:style-name="ce3" office:value-type="string" calcext:value-type="string" table:number-columns-spanned="1" table:number-rows-spanned="4">
            <text:p>Run 3</text:p>
          </table:table-cell>
          <table:table-cell office:value-type="string" calcext:value-type="string">
            <text:p>GPU Memory movement</text:p>
          </table:table-cell>
          <table:table-cell office:value-type="float" office:value="1.518" calcext:value-type="float">
            <text:p>1.518</text:p>
          </table:table-cell>
          <table:table-cell office:value-type="float" office:value="2.404" calcext:value-type="float">
            <text:p>2.404</text:p>
          </table:table-cell>
          <table:table-cell office:value-type="float" office:value="5.286" calcext:value-type="float">
            <text:p>5.286</text:p>
          </table:table-cell>
          <table:table-cell office:value-type="float" office:value="9.819" calcext:value-type="float">
            <text:p>9.819</text:p>
          </table:table-cell>
          <table:table-cell/>
          <table:table-cell table:style-name="ce3" office:value-type="string" calcext:value-type="string" table:number-columns-spanned="1" table:number-rows-spanned="4">
            <text:p>Run 3</text:p>
          </table:table-cell>
          <table:table-cell office:value-type="string" calcext:value-type="string">
            <text:p>GPU Memory movement</text:p>
          </table:table-cell>
          <table:table-cell office:value-type="float" office:value="1.491" calcext:value-type="float">
            <text:p>1.491</text:p>
          </table:table-cell>
          <table:table-cell office:value-type="float" office:value="2.38" calcext:value-type="float">
            <text:p>2.38</text:p>
          </table:table-cell>
          <table:table-cell office:value-type="float" office:value="4.944" calcext:value-type="float">
            <text:p>4.944</text:p>
          </table:table-cell>
          <table:table-cell office:value-type="float" office:value="9.976" calcext:value-type="float">
            <text:p>9.976</text:p>
          </table:table-cell>
          <table:table-cell/>
          <table:table-cell table:style-name="ce3" office:value-type="string" calcext:value-type="string" table:number-columns-spanned="1" table:number-rows-spanned="4">
            <text:p>Run 3</text:p>
          </table:table-cell>
          <table:table-cell office:value-type="string" calcext:value-type="string">
            <text:p>GPU Memory movement</text:p>
          </table:table-cell>
          <table:table-cell office:value-type="float" office:value="3.949" calcext:value-type="float">
            <text:p>3.949</text:p>
          </table:table-cell>
          <table:table-cell office:value-type="float" office:value="2.73" calcext:value-type="float">
            <text:p>2.73</text:p>
          </table:table-cell>
          <table:table-cell office:value-type="float" office:value="5.703" calcext:value-type="float">
            <text:p>5.703</text:p>
          </table:table-cell>
          <table:table-cell office:value-type="float" office:value="10.885" calcext:value-type="float">
            <text:p>10.885</text:p>
          </table:table-cell>
        </table:table-row>
        <table:table-row table:style-name="ro1">
          <table:covered-table-cell table:style-name="ce4"/>
          <table:table-cell office:value-type="string" calcext:value-type="string">
            <text:p>GPU Computation</text:p>
          </table:table-cell>
          <table:table-cell office:value-type="float" office:value="89.93" calcext:value-type="float">
            <text:p>89.93</text:p>
          </table:table-cell>
          <table:table-cell office:value-type="float" office:value="161.68" calcext:value-type="float">
            <text:p>161.68</text:p>
          </table:table-cell>
          <table:table-cell office:value-type="float" office:value="417.882" calcext:value-type="float">
            <text:p>417.882</text:p>
          </table:table-cell>
          <table:table-cell office:value-type="float" office:value="852.325" calcext:value-type="float">
            <text:p>852.325</text:p>
          </table:table-cell>
          <table:table-cell/>
          <table:covered-table-cell table:style-name="ce4"/>
          <table:table-cell office:value-type="string" calcext:value-type="string">
            <text:p>GPU Computation</text:p>
          </table:table-cell>
          <table:table-cell office:value-type="float" office:value="91.317" calcext:value-type="float">
            <text:p>91.317</text:p>
          </table:table-cell>
          <table:table-cell office:value-type="float" office:value="166.507" calcext:value-type="float">
            <text:p>166.507</text:p>
          </table:table-cell>
          <table:table-cell office:value-type="float" office:value="321.347" calcext:value-type="float">
            <text:p>321.347</text:p>
          </table:table-cell>
          <table:table-cell office:value-type="float" office:value="794.271" calcext:value-type="float">
            <text:p>794.271</text:p>
          </table:table-cell>
          <table:table-cell/>
          <table:covered-table-cell table:style-name="ce4"/>
          <table:table-cell office:value-type="string" calcext:value-type="string">
            <text:p>GPU Computation</text:p>
          </table:table-cell>
          <table:table-cell office:value-type="float" office:value="99.099" calcext:value-type="float">
            <text:p>99.099</text:p>
          </table:table-cell>
          <table:table-cell office:value-type="float" office:value="173.023" calcext:value-type="float">
            <text:p>173.023</text:p>
          </table:table-cell>
          <table:table-cell office:value-type="float" office:value="339.153" calcext:value-type="float">
            <text:p>339.153</text:p>
          </table:table-cell>
          <table:table-cell office:value-type="float" office:value="879.008" calcext:value-type="float">
            <text:p>879.008</text:p>
          </table:table-cell>
          <table:table-cell/>
          <table:covered-table-cell table:style-name="ce4"/>
          <table:table-cell office:value-type="string" calcext:value-type="string">
            <text:p>GPU Computation</text:p>
          </table:table-cell>
          <table:table-cell office:value-type="float" office:value="110.451" calcext:value-type="float">
            <text:p>110.451</text:p>
          </table:table-cell>
          <table:table-cell office:value-type="float" office:value="194.47" calcext:value-type="float">
            <text:p>194.47</text:p>
          </table:table-cell>
          <table:table-cell office:value-type="float" office:value="372.362" calcext:value-type="float">
            <text:p>372.362</text:p>
          </table:table-cell>
          <table:table-cell office:value-type="float" office:value="980.976" calcext:value-type="float">
            <text:p>980.976</text:p>
          </table:table-cell>
          <table:table-cell/>
          <table:covered-table-cell table:style-name="ce4"/>
          <table:table-cell office:value-type="string" calcext:value-type="string">
            <text:p>GPU Computation</text:p>
          </table:table-cell>
          <table:table-cell office:value-type="float" office:value="163.871" calcext:value-type="float">
            <text:p>163.871</text:p>
          </table:table-cell>
          <table:table-cell office:value-type="float" office:value="230.389" calcext:value-type="float">
            <text:p>230.389</text:p>
          </table:table-cell>
          <table:table-cell office:value-type="float" office:value="547.057" calcext:value-type="float">
            <text:p>547.057</text:p>
          </table:table-cell>
          <table:table-cell office:value-type="float" office:value="1094.572" calcext:value-type="float">
            <text:p>1094.572</text:p>
          </table:table-cell>
          <table:table-cell/>
          <table:covered-table-cell table:style-name="ce4"/>
          <table:table-cell office:value-type="string" calcext:value-type="string">
            <text:p>GPU Computation</text:p>
          </table:table-cell>
          <table:table-cell office:value-type="float" office:value="161.025" calcext:value-type="float">
            <text:p>161.025</text:p>
          </table:table-cell>
          <table:table-cell office:value-type="float" office:value="306.055" calcext:value-type="float">
            <text:p>306.055</text:p>
          </table:table-cell>
          <table:table-cell office:value-type="float" office:value="636.106" calcext:value-type="float">
            <text:p>636.106</text:p>
          </table:table-cell>
          <table:table-cell office:value-type="float" office:value="1425.964" calcext:value-type="float">
            <text:p>1425.964</text:p>
          </table:table-cell>
          <table:table-cell/>
          <table:covered-table-cell table:style-name="ce4"/>
          <table:table-cell office:value-type="string" calcext:value-type="string">
            <text:p>GPU Computation</text:p>
          </table:table-cell>
          <table:table-cell office:value-type="float" office:value="249.32" calcext:value-type="float">
            <text:p>249.32</text:p>
          </table:table-cell>
          <table:table-cell office:value-type="float" office:value="462.681" calcext:value-type="float">
            <text:p>462.681</text:p>
          </table:table-cell>
          <table:table-cell office:value-type="float" office:value="974.827" calcext:value-type="float">
            <text:p>974.827</text:p>
          </table:table-cell>
          <table:table-cell office:value-type="float" office:value="2209.283" calcext:value-type="float">
            <text:p>2209.283</text:p>
          </table:table-cell>
        </table:table-row>
        <table:table-row table:style-name="ro1">
          <table:covered-table-cell table:style-name="ce4"/>
          <table:table-cell office:value-type="string" calcext:value-type="string">
            <text:p>I/O</text:p>
          </table:table-cell>
          <table:table-cell office:value-type="float" office:value="96.187" calcext:value-type="float">
            <text:p>96.187</text:p>
          </table:table-cell>
          <table:table-cell office:value-type="float" office:value="149.036" calcext:value-type="float">
            <text:p>149.036</text:p>
          </table:table-cell>
          <table:table-cell office:value-type="float" office:value="448.602" calcext:value-type="float">
            <text:p>448.602</text:p>
          </table:table-cell>
          <table:table-cell office:value-type="float" office:value="798.895" calcext:value-type="float">
            <text:p>798.895</text:p>
          </table:table-cell>
          <table:table-cell/>
          <table:covered-table-cell table:style-name="ce4"/>
          <table:table-cell office:value-type="string" calcext:value-type="string">
            <text:p>I/O</text:p>
          </table:table-cell>
          <table:table-cell office:value-type="float" office:value="88.338" calcext:value-type="float">
            <text:p>88.338</text:p>
          </table:table-cell>
          <table:table-cell office:value-type="float" office:value="152.276" calcext:value-type="float">
            <text:p>152.276</text:p>
          </table:table-cell>
          <table:table-cell office:value-type="float" office:value="300.901" calcext:value-type="float">
            <text:p>300.901</text:p>
          </table:table-cell>
          <table:table-cell office:value-type="float" office:value="861.601" calcext:value-type="float">
            <text:p>861.601</text:p>
          </table:table-cell>
          <table:table-cell/>
          <table:covered-table-cell table:style-name="ce4"/>
          <table:table-cell office:value-type="string" calcext:value-type="string">
            <text:p>I/O</text:p>
          </table:table-cell>
          <table:table-cell office:value-type="float" office:value="91.445" calcext:value-type="float">
            <text:p>91.445</text:p>
          </table:table-cell>
          <table:table-cell office:value-type="float" office:value="152.446" calcext:value-type="float">
            <text:p>152.446</text:p>
          </table:table-cell>
          <table:table-cell office:value-type="float" office:value="285.983" calcext:value-type="float">
            <text:p>285.983</text:p>
          </table:table-cell>
          <table:table-cell office:value-type="float" office:value="765.352" calcext:value-type="float">
            <text:p>765.352</text:p>
          </table:table-cell>
          <table:table-cell/>
          <table:covered-table-cell table:style-name="ce4"/>
          <table:table-cell office:value-type="string" calcext:value-type="string">
            <text:p>I/O</text:p>
          </table:table-cell>
          <table:table-cell office:value-type="float" office:value="100.549" calcext:value-type="float">
            <text:p>100.549</text:p>
          </table:table-cell>
          <table:table-cell office:value-type="float" office:value="151.626" calcext:value-type="float">
            <text:p>151.626</text:p>
          </table:table-cell>
          <table:table-cell office:value-type="float" office:value="305.161" calcext:value-type="float">
            <text:p>305.161</text:p>
          </table:table-cell>
          <table:table-cell office:value-type="float" office:value="777.753" calcext:value-type="float">
            <text:p>777.753</text:p>
          </table:table-cell>
          <table:table-cell/>
          <table:covered-table-cell table:style-name="ce4"/>
          <table:table-cell office:value-type="string" calcext:value-type="string">
            <text:p>I/O</text:p>
          </table:table-cell>
          <table:table-cell office:value-type="float" office:value="90.703" calcext:value-type="float">
            <text:p>90.703</text:p>
          </table:table-cell>
          <table:table-cell office:value-type="float" office:value="150.993" calcext:value-type="float">
            <text:p>150.993</text:p>
          </table:table-cell>
          <table:table-cell office:value-type="float" office:value="400.746" calcext:value-type="float">
            <text:p>400.746</text:p>
          </table:table-cell>
          <table:table-cell office:value-type="float" office:value="824.44" calcext:value-type="float">
            <text:p>824.44</text:p>
          </table:table-cell>
          <table:table-cell/>
          <table:covered-table-cell table:style-name="ce4"/>
          <table:table-cell office:value-type="string" calcext:value-type="string">
            <text:p>I/O</text:p>
          </table:table-cell>
          <table:table-cell office:value-type="float" office:value="88.518" calcext:value-type="float">
            <text:p>88.518</text:p>
          </table:table-cell>
          <table:table-cell office:value-type="float" office:value="148.703" calcext:value-type="float">
            <text:p>148.703</text:p>
          </table:table-cell>
          <table:table-cell office:value-type="float" office:value="374.472" calcext:value-type="float">
            <text:p>374.472</text:p>
          </table:table-cell>
          <table:table-cell office:value-type="float" office:value="763.955" calcext:value-type="float">
            <text:p>763.955</text:p>
          </table:table-cell>
          <table:table-cell/>
          <table:covered-table-cell table:style-name="ce4"/>
          <table:table-cell office:value-type="string" calcext:value-type="string">
            <text:p>I/O</text:p>
          </table:table-cell>
          <table:table-cell office:value-type="float" office:value="93.306" calcext:value-type="float">
            <text:p>93.306</text:p>
          </table:table-cell>
          <table:table-cell office:value-type="float" office:value="149.506" calcext:value-type="float">
            <text:p>149.506</text:p>
          </table:table-cell>
          <table:table-cell office:value-type="float" office:value="398.317" calcext:value-type="float">
            <text:p>398.317</text:p>
          </table:table-cell>
          <table:table-cell office:value-type="float" office:value="837.721" calcext:value-type="float">
            <text:p>837.721</text:p>
          </table:table-cell>
        </table:table-row>
        <table:table-row table:style-name="ro1">
          <table:covered-table-cell table:style-name="ce4"/>
          <table:table-cell office:value-type="string" calcext:value-type="string">
            <text:p>Total</text:p>
          </table:table-cell>
          <table:table-cell office:value-type="float" office:value="187.736" calcext:value-type="float">
            <text:p>187.736</text:p>
          </table:table-cell>
          <table:table-cell office:value-type="float" office:value="313.081" calcext:value-type="float">
            <text:p>313.081</text:p>
          </table:table-cell>
          <table:table-cell office:value-type="float" office:value="871.935" calcext:value-type="float">
            <text:p>871.935</text:p>
          </table:table-cell>
          <table:table-cell office:value-type="float" office:value="1661.056" calcext:value-type="float">
            <text:p>1661.056</text:p>
          </table:table-cell>
          <table:table-cell/>
          <table:covered-table-cell table:style-name="ce4"/>
          <table:table-cell office:value-type="string" calcext:value-type="string">
            <text:p>Total</text:p>
          </table:table-cell>
          <table:table-cell office:value-type="float" office:value="181.123" calcext:value-type="float">
            <text:p>181.123</text:p>
          </table:table-cell>
          <table:table-cell office:value-type="float" office:value="321.245" calcext:value-type="float">
            <text:p>321.245</text:p>
          </table:table-cell>
          <table:table-cell office:value-type="float" office:value="627.109" calcext:value-type="float">
            <text:p>627.109</text:p>
          </table:table-cell>
          <table:table-cell office:value-type="float" office:value="1665.276" calcext:value-type="float">
            <text:p>1665.276</text:p>
          </table:table-cell>
          <table:table-cell/>
          <table:covered-table-cell table:style-name="ce4"/>
          <table:table-cell office:value-type="string" calcext:value-type="string">
            <text:p>Total</text:p>
          </table:table-cell>
          <table:table-cell office:value-type="float" office:value="192.048" calcext:value-type="float">
            <text:p>192.048</text:p>
          </table:table-cell>
          <table:table-cell office:value-type="float" office:value="327.845" calcext:value-type="float">
            <text:p>327.845</text:p>
          </table:table-cell>
          <table:table-cell office:value-type="float" office:value="629.997" calcext:value-type="float">
            <text:p>629.997</text:p>
          </table:table-cell>
          <table:table-cell office:value-type="float" office:value="1655.092" calcext:value-type="float">
            <text:p>1655.092</text:p>
          </table:table-cell>
          <table:table-cell/>
          <table:covered-table-cell table:style-name="ce4"/>
          <table:table-cell office:value-type="string" calcext:value-type="string">
            <text:p>Total</text:p>
          </table:table-cell>
          <table:table-cell office:value-type="float" office:value="214.161" calcext:value-type="float">
            <text:p>214.161</text:p>
          </table:table-cell>
          <table:table-cell office:value-type="float" office:value="348.542" calcext:value-type="float">
            <text:p>348.542</text:p>
          </table:table-cell>
          <table:table-cell office:value-type="float" office:value="682.33" calcext:value-type="float">
            <text:p>682.33</text:p>
          </table:table-cell>
          <table:table-cell office:value-type="float" office:value="1768.635" calcext:value-type="float">
            <text:p>1768.635</text:p>
          </table:table-cell>
          <table:table-cell/>
          <table:covered-table-cell table:style-name="ce4"/>
          <table:table-cell office:value-type="string" calcext:value-type="string">
            <text:p>Total</text:p>
          </table:table-cell>
          <table:table-cell office:value-type="float" office:value="256.092" calcext:value-type="float">
            <text:p>256.092</text:p>
          </table:table-cell>
          <table:table-cell office:value-type="float" office:value="383.786" calcext:value-type="float">
            <text:p>383.786</text:p>
          </table:table-cell>
          <table:table-cell office:value-type="float" office:value="953.089" calcext:value-type="float">
            <text:p>953.089</text:p>
          </table:table-cell>
          <table:table-cell office:value-type="float" office:value="1928.831" calcext:value-type="float">
            <text:p>1928.831</text:p>
          </table:table-cell>
          <table:table-cell/>
          <table:covered-table-cell table:style-name="ce4"/>
          <table:table-cell office:value-type="string" calcext:value-type="string">
            <text:p>Total</text:p>
          </table:table-cell>
          <table:table-cell office:value-type="float" office:value="251.034" calcext:value-type="float">
            <text:p>251.034</text:p>
          </table:table-cell>
          <table:table-cell office:value-type="float" office:value="457.138" calcext:value-type="float">
            <text:p>457.138</text:p>
          </table:table-cell>
          <table:table-cell office:value-type="float" office:value="1015.522" calcext:value-type="float">
            <text:p>1015.522</text:p>
          </table:table-cell>
          <table:table-cell office:value-type="float" office:value="2199.895" calcext:value-type="float">
            <text:p>2199.895</text:p>
          </table:table-cell>
          <table:table-cell/>
          <table:covered-table-cell table:style-name="ce4"/>
          <table:table-cell office:value-type="string" calcext:value-type="string">
            <text:p>Total</text:p>
          </table:table-cell>
          <table:table-cell office:value-type="float" office:value="346.575" calcext:value-type="float">
            <text:p>346.575</text:p>
          </table:table-cell>
          <table:table-cell office:value-type="float" office:value="614.917" calcext:value-type="float">
            <text:p>614.917</text:p>
          </table:table-cell>
          <table:table-cell office:value-type="float" office:value="1378.847" calcext:value-type="float">
            <text:p>1378.847</text:p>
          </table:table-cell>
          <table:table-cell office:value-type="float" office:value="3057.889" calcext:value-type="float">
            <text:p>3057.889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Run 4</text:p>
          </table:table-cell>
          <table:table-cell office:value-type="string" calcext:value-type="string">
            <text:p>GPU Memory movement</text:p>
          </table:table-cell>
          <table:table-cell office:value-type="float" office:value="1.729" calcext:value-type="float">
            <text:p>1.729</text:p>
          </table:table-cell>
          <table:table-cell office:value-type="float" office:value="2.407" calcext:value-type="float">
            <text:p>2.407</text:p>
          </table:table-cell>
          <table:table-cell office:value-type="float" office:value="5.973" calcext:value-type="float">
            <text:p>5.973</text:p>
          </table:table-cell>
          <table:table-cell office:value-type="float" office:value="11.037" calcext:value-type="float">
            <text:p>11.037</text:p>
          </table:table-cell>
          <table:table-cell/>
          <table:table-cell table:style-name="ce2" office:value-type="string" calcext:value-type="string" table:number-columns-spanned="1" table:number-rows-spanned="4">
            <text:p>Run 4</text:p>
          </table:table-cell>
          <table:table-cell office:value-type="string" calcext:value-type="string">
            <text:p>GPU Memory movement</text:p>
          </table:table-cell>
          <table:table-cell office:value-type="float" office:value="1.517" calcext:value-type="float">
            <text:p>1.517</text:p>
          </table:table-cell>
          <table:table-cell office:value-type="float" office:value="2.399" calcext:value-type="float">
            <text:p>2.399</text:p>
          </table:table-cell>
          <table:table-cell office:value-type="float" office:value="5.333" calcext:value-type="float">
            <text:p>5.333</text:p>
          </table:table-cell>
          <table:table-cell office:value-type="float" office:value="10.329" calcext:value-type="float">
            <text:p>10.329</text:p>
          </table:table-cell>
          <table:table-cell/>
          <table:table-cell table:style-name="ce2" office:value-type="string" calcext:value-type="string" table:number-columns-spanned="1" table:number-rows-spanned="4">
            <text:p>Run 4</text:p>
          </table:table-cell>
          <table:table-cell office:value-type="string" calcext:value-type="string">
            <text:p>GPU Memory movement</text:p>
          </table:table-cell>
          <table:table-cell office:value-type="float" office:value="1.473" calcext:value-type="float">
            <text:p>1.473</text:p>
          </table:table-cell>
          <table:table-cell office:value-type="float" office:value="2.345" calcext:value-type="float">
            <text:p>2.345</text:p>
          </table:table-cell>
          <table:table-cell office:value-type="float" office:value="5.079" calcext:value-type="float">
            <text:p>5.079</text:p>
          </table:table-cell>
          <table:table-cell office:value-type="float" office:value="10.443" calcext:value-type="float">
            <text:p>10.443</text:p>
          </table:table-cell>
          <table:table-cell/>
          <table:table-cell table:style-name="ce2" office:value-type="string" calcext:value-type="string" table:number-columns-spanned="1" table:number-rows-spanned="4">
            <text:p>Run 4</text:p>
          </table:table-cell>
          <table:table-cell office:value-type="string" calcext:value-type="string">
            <text:p>GPU Memory movement</text:p>
          </table:table-cell>
          <table:table-cell office:value-type="float" office:value="2.316" calcext:value-type="float">
            <text:p>2.316</text:p>
          </table:table-cell>
          <table:table-cell office:value-type="float" office:value="3.183" calcext:value-type="float">
            <text:p>3.183</text:p>
          </table:table-cell>
          <table:table-cell office:value-type="float" office:value="4.968" calcext:value-type="float">
            <text:p>4.968</text:p>
          </table:table-cell>
          <table:table-cell office:value-type="float" office:value="10.088" calcext:value-type="float">
            <text:p>10.088</text:p>
          </table:table-cell>
          <table:table-cell/>
          <table:table-cell table:style-name="ce2" office:value-type="string" calcext:value-type="string" table:number-columns-spanned="1" table:number-rows-spanned="4">
            <text:p>Run 4</text:p>
          </table:table-cell>
          <table:table-cell office:value-type="string" calcext:value-type="string">
            <text:p>GPU Memory movement</text:p>
          </table:table-cell>
          <table:table-cell office:value-type="float" office:value="1.743" calcext:value-type="float">
            <text:p>1.743</text:p>
          </table:table-cell>
          <table:table-cell office:value-type="float" office:value="2.344" calcext:value-type="float">
            <text:p>2.344</text:p>
          </table:table-cell>
          <table:table-cell office:value-type="float" office:value="5.549" calcext:value-type="float">
            <text:p>5.549</text:p>
          </table:table-cell>
          <table:table-cell office:value-type="float" office:value="10.013" calcext:value-type="float">
            <text:p>10.013</text:p>
          </table:table-cell>
          <table:table-cell/>
          <table:table-cell table:style-name="ce2" office:value-type="string" calcext:value-type="string" table:number-columns-spanned="1" table:number-rows-spanned="4">
            <text:p>Run 4</text:p>
          </table:table-cell>
          <table:table-cell office:value-type="string" calcext:value-type="string">
            <text:p>GPU Memory movement</text:p>
          </table:table-cell>
          <table:table-cell office:value-type="float" office:value="1.467" calcext:value-type="float">
            <text:p>1.467</text:p>
          </table:table-cell>
          <table:table-cell office:value-type="float" office:value="2.395" calcext:value-type="float">
            <text:p>2.395</text:p>
          </table:table-cell>
          <table:table-cell office:value-type="float" office:value="5.553" calcext:value-type="float">
            <text:p>5.553</text:p>
          </table:table-cell>
          <table:table-cell office:value-type="float" office:value="9.842" calcext:value-type="float">
            <text:p>9.842</text:p>
          </table:table-cell>
          <table:table-cell/>
          <table:table-cell table:style-name="ce2" office:value-type="string" calcext:value-type="string" table:number-columns-spanned="1" table:number-rows-spanned="4">
            <text:p>Run 4</text:p>
          </table:table-cell>
          <table:table-cell office:value-type="string" calcext:value-type="string">
            <text:p>GPU Memory movement</text:p>
          </table:table-cell>
          <table:table-cell office:value-type="float" office:value="3.955" calcext:value-type="float">
            <text:p>3.955</text:p>
          </table:table-cell>
          <table:table-cell office:value-type="float" office:value="2.44" calcext:value-type="float">
            <text:p>2.44</text:p>
          </table:table-cell>
          <table:table-cell office:value-type="float" office:value="5.573" calcext:value-type="float">
            <text:p>5.573</text:p>
          </table:table-cell>
          <table:table-cell office:value-type="float" office:value="12.096" calcext:value-type="float">
            <text:p>12.096</text:p>
          </table:table-cell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95.234" calcext:value-type="float">
            <text:p>95.234</text:p>
          </table:table-cell>
          <table:table-cell office:value-type="float" office:value="174.943" calcext:value-type="float">
            <text:p>174.943</text:p>
          </table:table-cell>
          <table:table-cell office:value-type="float" office:value="479.747" calcext:value-type="float">
            <text:p>479.747</text:p>
          </table:table-cell>
          <table:table-cell office:value-type="float" office:value="890.565" calcext:value-type="float">
            <text:p>890.565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90.906" calcext:value-type="float">
            <text:p>90.906</text:p>
          </table:table-cell>
          <table:table-cell office:value-type="float" office:value="201.951" calcext:value-type="float">
            <text:p>201.951</text:p>
          </table:table-cell>
          <table:table-cell office:value-type="float" office:value="418.841" calcext:value-type="float">
            <text:p>418.841</text:p>
          </table:table-cell>
          <table:table-cell office:value-type="float" office:value="898.683" calcext:value-type="float">
            <text:p>898.683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97.513" calcext:value-type="float">
            <text:p>97.513</text:p>
          </table:table-cell>
          <table:table-cell office:value-type="float" office:value="184.012" calcext:value-type="float">
            <text:p>184.012</text:p>
          </table:table-cell>
          <table:table-cell office:value-type="float" office:value="407.842" calcext:value-type="float">
            <text:p>407.842</text:p>
          </table:table-cell>
          <table:table-cell office:value-type="float" office:value="882.389" calcext:value-type="float">
            <text:p>882.389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06.827" calcext:value-type="float">
            <text:p>106.827</text:p>
          </table:table-cell>
          <table:table-cell office:value-type="float" office:value="193.065" calcext:value-type="float">
            <text:p>193.065</text:p>
          </table:table-cell>
          <table:table-cell office:value-type="float" office:value="375.69" calcext:value-type="float">
            <text:p>375.69</text:p>
          </table:table-cell>
          <table:table-cell office:value-type="float" office:value="1002.183" calcext:value-type="float">
            <text:p>1002.183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36.387" calcext:value-type="float">
            <text:p>136.387</text:p>
          </table:table-cell>
          <table:table-cell office:value-type="float" office:value="230.321" calcext:value-type="float">
            <text:p>230.321</text:p>
          </table:table-cell>
          <table:table-cell office:value-type="float" office:value="580.633" calcext:value-type="float">
            <text:p>580.633</text:p>
          </table:table-cell>
          <table:table-cell office:value-type="float" office:value="1112.973" calcext:value-type="float">
            <text:p>1112.973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62.823" calcext:value-type="float">
            <text:p>162.823</text:p>
          </table:table-cell>
          <table:table-cell office:value-type="float" office:value="304.447" calcext:value-type="float">
            <text:p>304.447</text:p>
          </table:table-cell>
          <table:table-cell office:value-type="float" office:value="738.686" calcext:value-type="float">
            <text:p>738.686</text:p>
          </table:table-cell>
          <table:table-cell office:value-type="float" office:value="1419.905" calcext:value-type="float">
            <text:p>1419.905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262.999" calcext:value-type="float">
            <text:p>262.999</text:p>
          </table:table-cell>
          <table:table-cell office:value-type="float" office:value="461.144" calcext:value-type="float">
            <text:p>461.144</text:p>
          </table:table-cell>
          <table:table-cell office:value-type="float" office:value="1046.285" calcext:value-type="float">
            <text:p>1046.285</text:p>
          </table:table-cell>
          <table:table-cell office:value-type="float" office:value="2200.282" calcext:value-type="float">
            <text:p>2200.282</text:p>
          </table:table-cell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94.617" calcext:value-type="float">
            <text:p>94.617</text:p>
          </table:table-cell>
          <table:table-cell office:value-type="float" office:value="170.921" calcext:value-type="float">
            <text:p>170.921</text:p>
          </table:table-cell>
          <table:table-cell office:value-type="float" office:value="449.834" calcext:value-type="float">
            <text:p>449.834</text:p>
          </table:table-cell>
          <table:table-cell office:value-type="float" office:value="830.905" calcext:value-type="float">
            <text:p>830.905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88.575" calcext:value-type="float">
            <text:p>88.575</text:p>
          </table:table-cell>
          <table:table-cell office:value-type="float" office:value="149.236" calcext:value-type="float">
            <text:p>149.236</text:p>
          </table:table-cell>
          <table:table-cell office:value-type="float" office:value="421.118" calcext:value-type="float">
            <text:p>421.118</text:p>
          </table:table-cell>
          <table:table-cell office:value-type="float" office:value="799.776" calcext:value-type="float">
            <text:p>799.776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0.132" calcext:value-type="float">
            <text:p>90.132</text:p>
          </table:table-cell>
          <table:table-cell office:value-type="float" office:value="149.487" calcext:value-type="float">
            <text:p>149.487</text:p>
          </table:table-cell>
          <table:table-cell office:value-type="float" office:value="383.96" calcext:value-type="float">
            <text:p>383.96</text:p>
          </table:table-cell>
          <table:table-cell office:value-type="float" office:value="769.24" calcext:value-type="float">
            <text:p>769.24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1.784" calcext:value-type="float">
            <text:p>91.784</text:p>
          </table:table-cell>
          <table:table-cell office:value-type="float" office:value="153.818" calcext:value-type="float">
            <text:p>153.818</text:p>
          </table:table-cell>
          <table:table-cell office:value-type="float" office:value="290.429" calcext:value-type="float">
            <text:p>290.429</text:p>
          </table:table-cell>
          <table:table-cell office:value-type="float" office:value="778.012" calcext:value-type="float">
            <text:p>778.012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6.685" calcext:value-type="float">
            <text:p>96.685</text:p>
          </table:table-cell>
          <table:table-cell office:value-type="float" office:value="149.651" calcext:value-type="float">
            <text:p>149.651</text:p>
          </table:table-cell>
          <table:table-cell office:value-type="float" office:value="417.587" calcext:value-type="float">
            <text:p>417.587</text:p>
          </table:table-cell>
          <table:table-cell office:value-type="float" office:value="769.25" calcext:value-type="float">
            <text:p>769.25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89.67" calcext:value-type="float">
            <text:p>89.67</text:p>
          </table:table-cell>
          <table:table-cell office:value-type="float" office:value="150.148" calcext:value-type="float">
            <text:p>150.148</text:p>
          </table:table-cell>
          <table:table-cell office:value-type="float" office:value="414.962" calcext:value-type="float">
            <text:p>414.962</text:p>
          </table:table-cell>
          <table:table-cell office:value-type="float" office:value="750.433" calcext:value-type="float">
            <text:p>750.433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108.763" calcext:value-type="float">
            <text:p>108.763</text:p>
          </table:table-cell>
          <table:table-cell office:value-type="float" office:value="148.75" calcext:value-type="float">
            <text:p>148.75</text:p>
          </table:table-cell>
          <table:table-cell office:value-type="float" office:value="411.843" calcext:value-type="float">
            <text:p>411.843</text:p>
          </table:table-cell>
          <table:table-cell office:value-type="float" office:value="787.836" calcext:value-type="float">
            <text:p>787.836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91.58" calcext:value-type="float">
            <text:p>191.58</text:p>
          </table:table-cell>
          <table:table-cell office:value-type="float" office:value="348.271" calcext:value-type="float">
            <text:p>348.271</text:p>
          </table:table-cell>
          <table:table-cell office:value-type="float" office:value="935.554" calcext:value-type="float">
            <text:p>935.554</text:p>
          </table:table-cell>
          <table:table-cell office:value-type="float" office:value="1732.507" calcext:value-type="float">
            <text:p>1732.507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180.998" calcext:value-type="float">
            <text:p>180.998</text:p>
          </table:table-cell>
          <table:table-cell office:value-type="float" office:value="353.586" calcext:value-type="float">
            <text:p>353.586</text:p>
          </table:table-cell>
          <table:table-cell office:value-type="float" office:value="845.292" calcext:value-type="float">
            <text:p>845.292</text:p>
          </table:table-cell>
          <table:table-cell office:value-type="float" office:value="1708.788" calcext:value-type="float">
            <text:p>1708.788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189.118" calcext:value-type="float">
            <text:p>189.118</text:p>
          </table:table-cell>
          <table:table-cell office:value-type="float" office:value="335.844" calcext:value-type="float">
            <text:p>335.844</text:p>
          </table:table-cell>
          <table:table-cell office:value-type="float" office:value="796.881" calcext:value-type="float">
            <text:p>796.881</text:p>
          </table:table-cell>
          <table:table-cell office:value-type="float" office:value="1662.072" calcext:value-type="float">
            <text:p>1662.072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00.927" calcext:value-type="float">
            <text:p>200.927</text:p>
          </table:table-cell>
          <table:table-cell office:value-type="float" office:value="350.066" calcext:value-type="float">
            <text:p>350.066</text:p>
          </table:table-cell>
          <table:table-cell office:value-type="float" office:value="671.087" calcext:value-type="float">
            <text:p>671.087</text:p>
          </table:table-cell>
          <table:table-cell office:value-type="float" office:value="1790.283" calcext:value-type="float">
            <text:p>1790.283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34.815" calcext:value-type="float">
            <text:p>234.815</text:p>
          </table:table-cell>
          <table:table-cell office:value-type="float" office:value="382.316" calcext:value-type="float">
            <text:p>382.316</text:p>
          </table:table-cell>
          <table:table-cell office:value-type="float" office:value="1003.769" calcext:value-type="float">
            <text:p>1003.769</text:p>
          </table:table-cell>
          <table:table-cell office:value-type="float" office:value="1892.236" calcext:value-type="float">
            <text:p>1892.236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53.96" calcext:value-type="float">
            <text:p>253.96</text:p>
          </table:table-cell>
          <table:table-cell office:value-type="float" office:value="456.99" calcext:value-type="float">
            <text:p>456.99</text:p>
          </table:table-cell>
          <table:table-cell office:value-type="float" office:value="1159.201" calcext:value-type="float">
            <text:p>1159.201</text:p>
          </table:table-cell>
          <table:table-cell office:value-type="float" office:value="2180.18" calcext:value-type="float">
            <text:p>2180.18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375.717" calcext:value-type="float">
            <text:p>375.717</text:p>
          </table:table-cell>
          <table:table-cell office:value-type="float" office:value="612.334" calcext:value-type="float">
            <text:p>612.334</text:p>
          </table:table-cell>
          <table:table-cell office:value-type="float" office:value="1463.701" calcext:value-type="float">
            <text:p>1463.701</text:p>
          </table:table-cell>
          <table:table-cell office:value-type="float" office:value="3000.214" calcext:value-type="float">
            <text:p>3000.214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Run 5</text:p>
          </table:table-cell>
          <table:table-cell office:value-type="string" calcext:value-type="string">
            <text:p>GPU Memory movement</text:p>
          </table:table-cell>
          <table:table-cell office:value-type="float" office:value="1.515" calcext:value-type="float">
            <text:p>1.515</text:p>
          </table:table-cell>
          <table:table-cell office:value-type="float" office:value="2.633" calcext:value-type="float">
            <text:p>2.633</text:p>
          </table:table-cell>
          <table:table-cell office:value-type="float" office:value="5.625" calcext:value-type="float">
            <text:p>5.625</text:p>
          </table:table-cell>
          <table:table-cell office:value-type="float" office:value="12.203" calcext:value-type="float">
            <text:p>12.203</text:p>
          </table:table-cell>
          <table:table-cell/>
          <table:table-cell table:style-name="ce2" office:value-type="string" calcext:value-type="string" table:number-columns-spanned="1" table:number-rows-spanned="4">
            <text:p>Run 5</text:p>
          </table:table-cell>
          <table:table-cell office:value-type="string" calcext:value-type="string">
            <text:p>GPU Memory movement</text:p>
          </table:table-cell>
          <table:table-cell office:value-type="float" office:value="1.479" calcext:value-type="float">
            <text:p>1.479</text:p>
          </table:table-cell>
          <table:table-cell office:value-type="float" office:value="2.368" calcext:value-type="float">
            <text:p>2.368</text:p>
          </table:table-cell>
          <table:table-cell office:value-type="float" office:value="8.128" calcext:value-type="float">
            <text:p>8.128</text:p>
          </table:table-cell>
          <table:table-cell office:value-type="float" office:value="10.012" calcext:value-type="float">
            <text:p>10.012</text:p>
          </table:table-cell>
          <table:table-cell/>
          <table:table-cell table:style-name="ce2" office:value-type="string" calcext:value-type="string" table:number-columns-spanned="1" table:number-rows-spanned="4">
            <text:p>Run 5</text:p>
          </table:table-cell>
          <table:table-cell office:value-type="string" calcext:value-type="string">
            <text:p>GPU Memory movement</text:p>
          </table:table-cell>
          <table:table-cell office:value-type="float" office:value="1.47" calcext:value-type="float">
            <text:p>1.47</text:p>
          </table:table-cell>
          <table:table-cell office:value-type="float" office:value="2.624" calcext:value-type="float">
            <text:p>2.624</text:p>
          </table:table-cell>
          <table:table-cell office:value-type="float" office:value="5.49" calcext:value-type="float">
            <text:p>5.49</text:p>
          </table:table-cell>
          <table:table-cell office:value-type="float" office:value="9.862" calcext:value-type="float">
            <text:p>9.862</text:p>
          </table:table-cell>
          <table:table-cell/>
          <table:table-cell table:style-name="ce2" office:value-type="string" calcext:value-type="string" table:number-columns-spanned="1" table:number-rows-spanned="4">
            <text:p>Run 5</text:p>
          </table:table-cell>
          <table:table-cell office:value-type="string" calcext:value-type="string">
            <text:p>GPU Memory movement</text:p>
          </table:table-cell>
          <table:table-cell office:value-type="float" office:value="1.543" calcext:value-type="float">
            <text:p>1.543</text:p>
          </table:table-cell>
          <table:table-cell office:value-type="float" office:value="3.568" calcext:value-type="float">
            <text:p>3.568</text:p>
          </table:table-cell>
          <table:table-cell office:value-type="float" office:value="5.49" calcext:value-type="float">
            <text:p>5.49</text:p>
          </table:table-cell>
          <table:table-cell office:value-type="float" office:value="9.864" calcext:value-type="float">
            <text:p>9.864</text:p>
          </table:table-cell>
          <table:table-cell/>
          <table:table-cell table:style-name="ce2" office:value-type="string" calcext:value-type="string" table:number-columns-spanned="1" table:number-rows-spanned="4">
            <text:p>Run 5</text:p>
          </table:table-cell>
          <table:table-cell office:value-type="string" calcext:value-type="string">
            <text:p>GPU Memory movement</text:p>
          </table:table-cell>
          <table:table-cell office:value-type="float" office:value="1.58" calcext:value-type="float">
            <text:p>1.58</text:p>
          </table:table-cell>
          <table:table-cell office:value-type="float" office:value="2.371" calcext:value-type="float">
            <text:p>2.371</text:p>
          </table:table-cell>
          <table:table-cell office:value-type="float" office:value="5.639" calcext:value-type="float">
            <text:p>5.639</text:p>
          </table:table-cell>
          <table:table-cell office:value-type="float" office:value="9.933" calcext:value-type="float">
            <text:p>9.933</text:p>
          </table:table-cell>
          <table:table-cell/>
          <table:table-cell table:style-name="ce2" office:value-type="string" calcext:value-type="string" table:number-columns-spanned="1" table:number-rows-spanned="4">
            <text:p>Run 5</text:p>
          </table:table-cell>
          <table:table-cell office:value-type="string" calcext:value-type="string">
            <text:p>GPU Memory movement</text:p>
          </table:table-cell>
          <table:table-cell office:value-type="float" office:value="1.494" calcext:value-type="float">
            <text:p>1.494</text:p>
          </table:table-cell>
          <table:table-cell office:value-type="float" office:value="2.747" calcext:value-type="float">
            <text:p>2.747</text:p>
          </table:table-cell>
          <table:table-cell office:value-type="float" office:value="5.553" calcext:value-type="float">
            <text:p>5.553</text:p>
          </table:table-cell>
          <table:table-cell office:value-type="float" office:value="9.906" calcext:value-type="float">
            <text:p>9.906</text:p>
          </table:table-cell>
          <table:table-cell/>
          <table:table-cell table:style-name="ce2" office:value-type="string" calcext:value-type="string" table:number-columns-spanned="1" table:number-rows-spanned="4">
            <text:p>Run 5</text:p>
          </table:table-cell>
          <table:table-cell office:value-type="string" calcext:value-type="string">
            <text:p>GPU Memory movement</text:p>
          </table:table-cell>
          <table:table-cell office:value-type="float" office:value="1.523" calcext:value-type="float">
            <text:p>1.523</text:p>
          </table:table-cell>
          <table:table-cell office:value-type="float" office:value="4.163" calcext:value-type="float">
            <text:p>4.163</text:p>
          </table:table-cell>
          <table:table-cell office:value-type="float" office:value="5.525" calcext:value-type="float">
            <text:p>5.525</text:p>
          </table:table-cell>
          <table:table-cell office:value-type="float" office:value="10.067" calcext:value-type="float">
            <text:p>10.067</text:p>
          </table:table-cell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91.102" calcext:value-type="float">
            <text:p>91.102</text:p>
          </table:table-cell>
          <table:table-cell office:value-type="float" office:value="223.009" calcext:value-type="float">
            <text:p>223.009</text:p>
          </table:table-cell>
          <table:table-cell office:value-type="float" office:value="454.931" calcext:value-type="float">
            <text:p>454.931</text:p>
          </table:table-cell>
          <table:table-cell office:value-type="float" office:value="927.767" calcext:value-type="float">
            <text:p>927.767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90.929" calcext:value-type="float">
            <text:p>90.929</text:p>
          </table:table-cell>
          <table:table-cell office:value-type="float" office:value="163.465" calcext:value-type="float">
            <text:p>163.465</text:p>
          </table:table-cell>
          <table:table-cell office:value-type="float" office:value="464.264" calcext:value-type="float">
            <text:p>464.264</text:p>
          </table:table-cell>
          <table:table-cell office:value-type="float" office:value="858.447" calcext:value-type="float">
            <text:p>858.447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98.411" calcext:value-type="float">
            <text:p>98.411</text:p>
          </table:table-cell>
          <table:table-cell office:value-type="float" office:value="175.202" calcext:value-type="float">
            <text:p>175.202</text:p>
          </table:table-cell>
          <table:table-cell office:value-type="float" office:value="469.121" calcext:value-type="float">
            <text:p>469.121</text:p>
          </table:table-cell>
          <table:table-cell office:value-type="float" office:value="883.665" calcext:value-type="float">
            <text:p>883.665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04.496" calcext:value-type="float">
            <text:p>104.496</text:p>
          </table:table-cell>
          <table:table-cell office:value-type="float" office:value="194.71" calcext:value-type="float">
            <text:p>194.71</text:p>
          </table:table-cell>
          <table:table-cell office:value-type="float" office:value="495.287" calcext:value-type="float">
            <text:p>495.287</text:p>
          </table:table-cell>
          <table:table-cell office:value-type="float" office:value="955.01" calcext:value-type="float">
            <text:p>955.01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33.328" calcext:value-type="float">
            <text:p>133.328</text:p>
          </table:table-cell>
          <table:table-cell office:value-type="float" office:value="229.504" calcext:value-type="float">
            <text:p>229.504</text:p>
          </table:table-cell>
          <table:table-cell office:value-type="float" office:value="596.197" calcext:value-type="float">
            <text:p>596.197</text:p>
          </table:table-cell>
          <table:table-cell office:value-type="float" office:value="1105.749" calcext:value-type="float">
            <text:p>1105.749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60.757" calcext:value-type="float">
            <text:p>160.757</text:p>
          </table:table-cell>
          <table:table-cell office:value-type="float" office:value="326.743" calcext:value-type="float">
            <text:p>326.743</text:p>
          </table:table-cell>
          <table:table-cell office:value-type="float" office:value="739.326" calcext:value-type="float">
            <text:p>739.326</text:p>
          </table:table-cell>
          <table:table-cell office:value-type="float" office:value="1410.478" calcext:value-type="float">
            <text:p>1410.478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248.245" calcext:value-type="float">
            <text:p>248.245</text:p>
          </table:table-cell>
          <table:table-cell office:value-type="float" office:value="464.556" calcext:value-type="float">
            <text:p>464.556</text:p>
          </table:table-cell>
          <table:table-cell office:value-type="float" office:value="1045.857" calcext:value-type="float">
            <text:p>1045.857</text:p>
          </table:table-cell>
          <table:table-cell office:value-type="float" office:value="2095.933" calcext:value-type="float">
            <text:p>2095.933</text:p>
          </table:table-cell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96.352" calcext:value-type="float">
            <text:p>96.352</text:p>
          </table:table-cell>
          <table:table-cell office:value-type="float" office:value="215.471" calcext:value-type="float">
            <text:p>215.471</text:p>
          </table:table-cell>
          <table:table-cell office:value-type="float" office:value="422.354" calcext:value-type="float">
            <text:p>422.354</text:p>
          </table:table-cell>
          <table:table-cell office:value-type="float" office:value="872.932" calcext:value-type="float">
            <text:p>872.932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89.56" calcext:value-type="float">
            <text:p>89.56</text:p>
          </table:table-cell>
          <table:table-cell office:value-type="float" office:value="150.21" calcext:value-type="float">
            <text:p>150.21</text:p>
          </table:table-cell>
          <table:table-cell office:value-type="float" office:value="444.924" calcext:value-type="float">
            <text:p>444.924</text:p>
          </table:table-cell>
          <table:table-cell office:value-type="float" office:value="753.538" calcext:value-type="float">
            <text:p>753.538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0.298" calcext:value-type="float">
            <text:p>90.298</text:p>
          </table:table-cell>
          <table:table-cell office:value-type="float" office:value="150.265" calcext:value-type="float">
            <text:p>150.265</text:p>
          </table:table-cell>
          <table:table-cell office:value-type="float" office:value="419.215" calcext:value-type="float">
            <text:p>419.215</text:p>
          </table:table-cell>
          <table:table-cell office:value-type="float" office:value="752.185" calcext:value-type="float">
            <text:p>752.185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89.77" calcext:value-type="float">
            <text:p>89.77</text:p>
          </table:table-cell>
          <table:table-cell office:value-type="float" office:value="149.894" calcext:value-type="float">
            <text:p>149.894</text:p>
          </table:table-cell>
          <table:table-cell office:value-type="float" office:value="427.077" calcext:value-type="float">
            <text:p>427.077</text:p>
          </table:table-cell>
          <table:table-cell office:value-type="float" office:value="758.722" calcext:value-type="float">
            <text:p>758.722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0.99" calcext:value-type="float">
            <text:p>90.99</text:p>
          </table:table-cell>
          <table:table-cell office:value-type="float" office:value="154.095" calcext:value-type="float">
            <text:p>154.095</text:p>
          </table:table-cell>
          <table:table-cell office:value-type="float" office:value="431.807" calcext:value-type="float">
            <text:p>431.807</text:p>
          </table:table-cell>
          <table:table-cell office:value-type="float" office:value="829.703" calcext:value-type="float">
            <text:p>829.703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89.954" calcext:value-type="float">
            <text:p>89.954</text:p>
          </table:table-cell>
          <table:table-cell office:value-type="float" office:value="171.227" calcext:value-type="float">
            <text:p>171.227</text:p>
          </table:table-cell>
          <table:table-cell office:value-type="float" office:value="414.212" calcext:value-type="float">
            <text:p>414.212</text:p>
          </table:table-cell>
          <table:table-cell office:value-type="float" office:value="754.751" calcext:value-type="float">
            <text:p>754.751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102.196" calcext:value-type="float">
            <text:p>102.196</text:p>
          </table:table-cell>
          <table:table-cell office:value-type="float" office:value="150.694" calcext:value-type="float">
            <text:p>150.694</text:p>
          </table:table-cell>
          <table:table-cell office:value-type="float" office:value="409.724" calcext:value-type="float">
            <text:p>409.724</text:p>
          </table:table-cell>
          <table:table-cell office:value-type="float" office:value="897.546" calcext:value-type="float">
            <text:p>897.546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88.969" calcext:value-type="float">
            <text:p>188.969</text:p>
          </table:table-cell>
          <table:table-cell office:value-type="float" office:value="441.113" calcext:value-type="float">
            <text:p>441.113</text:p>
          </table:table-cell>
          <table:table-cell office:value-type="float" office:value="882.91" calcext:value-type="float">
            <text:p>882.91</text:p>
          </table:table-cell>
          <table:table-cell office:value-type="float" office:value="1812.902" calcext:value-type="float">
            <text:p>1812.902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181.968" calcext:value-type="float">
            <text:p>181.968</text:p>
          </table:table-cell>
          <table:table-cell office:value-type="float" office:value="316.043" calcext:value-type="float">
            <text:p>316.043</text:p>
          </table:table-cell>
          <table:table-cell office:value-type="float" office:value="917.316" calcext:value-type="float">
            <text:p>917.316</text:p>
          </table:table-cell>
          <table:table-cell office:value-type="float" office:value="1621.997" calcext:value-type="float">
            <text:p>1621.997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190.179" calcext:value-type="float">
            <text:p>190.179</text:p>
          </table:table-cell>
          <table:table-cell office:value-type="float" office:value="328.091" calcext:value-type="float">
            <text:p>328.091</text:p>
          </table:table-cell>
          <table:table-cell office:value-type="float" office:value="893.826" calcext:value-type="float">
            <text:p>893.826</text:p>
          </table:table-cell>
          <table:table-cell office:value-type="float" office:value="1645.712" calcext:value-type="float">
            <text:p>1645.712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195.809" calcext:value-type="float">
            <text:p>195.809</text:p>
          </table:table-cell>
          <table:table-cell office:value-type="float" office:value="348.172" calcext:value-type="float">
            <text:p>348.172</text:p>
          </table:table-cell>
          <table:table-cell office:value-type="float" office:value="927.854" calcext:value-type="float">
            <text:p>927.854</text:p>
          </table:table-cell>
          <table:table-cell office:value-type="float" office:value="1723.596" calcext:value-type="float">
            <text:p>1723.596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25.898" calcext:value-type="float">
            <text:p>225.898</text:p>
          </table:table-cell>
          <table:table-cell office:value-type="float" office:value="385.97" calcext:value-type="float">
            <text:p>385.97</text:p>
          </table:table-cell>
          <table:table-cell office:value-type="float" office:value="1033.643" calcext:value-type="float">
            <text:p>1033.643</text:p>
          </table:table-cell>
          <table:table-cell office:value-type="float" office:value="1945.385" calcext:value-type="float">
            <text:p>1945.385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52.205" calcext:value-type="float">
            <text:p>252.205</text:p>
          </table:table-cell>
          <table:table-cell office:value-type="float" office:value="500.717" calcext:value-type="float">
            <text:p>500.717</text:p>
          </table:table-cell>
          <table:table-cell office:value-type="float" office:value="1159.091" calcext:value-type="float">
            <text:p>1159.091</text:p>
          </table:table-cell>
          <table:table-cell office:value-type="float" office:value="2175.135" calcext:value-type="float">
            <text:p>2175.135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351.964" calcext:value-type="float">
            <text:p>351.964</text:p>
          </table:table-cell>
          <table:table-cell office:value-type="float" office:value="619.413" calcext:value-type="float">
            <text:p>619.413</text:p>
          </table:table-cell>
          <table:table-cell office:value-type="float" office:value="1461.106" calcext:value-type="float">
            <text:p>1461.106</text:p>
          </table:table-cell>
          <table:table-cell office:value-type="float" office:value="3003.546" calcext:value-type="float">
            <text:p>3003.546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Run 6</text:p>
          </table:table-cell>
          <table:table-cell office:value-type="string" calcext:value-type="string">
            <text:p>GPU Memory movement</text:p>
          </table:table-cell>
          <table:table-cell office:value-type="float" office:value="1.523" calcext:value-type="float">
            <text:p>1.523</text:p>
          </table:table-cell>
          <table:table-cell office:value-type="float" office:value="2.781" calcext:value-type="float">
            <text:p>2.781</text:p>
          </table:table-cell>
          <table:table-cell office:value-type="float" office:value="5.801" calcext:value-type="float">
            <text:p>5.801</text:p>
          </table:table-cell>
          <table:table-cell office:value-type="float" office:value="13.838" calcext:value-type="float">
            <text:p>13.838</text:p>
          </table:table-cell>
          <table:table-cell/>
          <table:table-cell table:style-name="ce2" office:value-type="string" calcext:value-type="string" table:number-columns-spanned="1" table:number-rows-spanned="4">
            <text:p>Run 6</text:p>
          </table:table-cell>
          <table:table-cell office:value-type="string" calcext:value-type="string">
            <text:p>GPU Memory movement</text:p>
          </table:table-cell>
          <table:table-cell office:value-type="float" office:value="1.449" calcext:value-type="float">
            <text:p>1.449</text:p>
          </table:table-cell>
          <table:table-cell office:value-type="float" office:value="2.325" calcext:value-type="float">
            <text:p>2.325</text:p>
          </table:table-cell>
          <table:table-cell office:value-type="float" office:value="7.855" calcext:value-type="float">
            <text:p>7.855</text:p>
          </table:table-cell>
          <table:table-cell office:value-type="float" office:value="10.081" calcext:value-type="float">
            <text:p>10.081</text:p>
          </table:table-cell>
          <table:table-cell/>
          <table:table-cell table:style-name="ce2" office:value-type="string" calcext:value-type="string" table:number-columns-spanned="1" table:number-rows-spanned="4">
            <text:p>Run 6</text:p>
          </table:table-cell>
          <table:table-cell office:value-type="string" calcext:value-type="string">
            <text:p>GPU Memory movement</text:p>
          </table:table-cell>
          <table:table-cell office:value-type="float" office:value="1.486" calcext:value-type="float">
            <text:p>1.486</text:p>
          </table:table-cell>
          <table:table-cell office:value-type="float" office:value="2.511" calcext:value-type="float">
            <text:p>2.511</text:p>
          </table:table-cell>
          <table:table-cell office:value-type="float" office:value="5.548" calcext:value-type="float">
            <text:p>5.548</text:p>
          </table:table-cell>
          <table:table-cell office:value-type="float" office:value="9.996" calcext:value-type="float">
            <text:p>9.996</text:p>
          </table:table-cell>
          <table:table-cell/>
          <table:table-cell table:style-name="ce2" office:value-type="string" calcext:value-type="string" table:number-columns-spanned="1" table:number-rows-spanned="4">
            <text:p>Run 6</text:p>
          </table:table-cell>
          <table:table-cell office:value-type="string" calcext:value-type="string">
            <text:p>GPU Memory movement</text:p>
          </table:table-cell>
          <table:table-cell office:value-type="float" office:value="1.464" calcext:value-type="float">
            <text:p>1.464</text:p>
          </table:table-cell>
          <table:table-cell office:value-type="float" office:value="2.444" calcext:value-type="float">
            <text:p>2.444</text:p>
          </table:table-cell>
          <table:table-cell office:value-type="float" office:value="5.616" calcext:value-type="float">
            <text:p>5.616</text:p>
          </table:table-cell>
          <table:table-cell office:value-type="float" office:value="9.839" calcext:value-type="float">
            <text:p>9.839</text:p>
          </table:table-cell>
          <table:table-cell/>
          <table:table-cell table:style-name="ce2" office:value-type="string" calcext:value-type="string" table:number-columns-spanned="1" table:number-rows-spanned="4">
            <text:p>Run 6</text:p>
          </table:table-cell>
          <table:table-cell office:value-type="string" calcext:value-type="string">
            <text:p>GPU Memory movement</text:p>
          </table:table-cell>
          <table:table-cell office:value-type="float" office:value="1.605" calcext:value-type="float">
            <text:p>1.605</text:p>
          </table:table-cell>
          <table:table-cell office:value-type="float" office:value="2.474" calcext:value-type="float">
            <text:p>2.474</text:p>
          </table:table-cell>
          <table:table-cell office:value-type="float" office:value="5.615" calcext:value-type="float">
            <text:p>5.615</text:p>
          </table:table-cell>
          <table:table-cell office:value-type="float" office:value="10.054" calcext:value-type="float">
            <text:p>10.054</text:p>
          </table:table-cell>
          <table:table-cell/>
          <table:table-cell table:style-name="ce2" office:value-type="string" calcext:value-type="string" table:number-columns-spanned="1" table:number-rows-spanned="4">
            <text:p>Run 6</text:p>
          </table:table-cell>
          <table:table-cell office:value-type="string" calcext:value-type="string">
            <text:p>GPU Memory movement</text:p>
          </table:table-cell>
          <table:table-cell office:value-type="float" office:value="1.468" calcext:value-type="float">
            <text:p>1.468</text:p>
          </table:table-cell>
          <table:table-cell office:value-type="float" office:value="2.609" calcext:value-type="float">
            <text:p>2.609</text:p>
          </table:table-cell>
          <table:table-cell office:value-type="float" office:value="5.795" calcext:value-type="float">
            <text:p>5.795</text:p>
          </table:table-cell>
          <table:table-cell office:value-type="float" office:value="9.95" calcext:value-type="float">
            <text:p>9.95</text:p>
          </table:table-cell>
          <table:table-cell/>
          <table:table-cell table:style-name="ce2" office:value-type="string" calcext:value-type="string" table:number-columns-spanned="1" table:number-rows-spanned="4">
            <text:p>Run 6</text:p>
          </table:table-cell>
          <table:table-cell office:value-type="string" calcext:value-type="string">
            <text:p>GPU Memory movement</text:p>
          </table:table-cell>
          <table:table-cell office:value-type="float" office:value="3.47" calcext:value-type="float">
            <text:p>3.47</text:p>
          </table:table-cell>
          <table:table-cell office:value-type="float" office:value="2.374" calcext:value-type="float">
            <text:p>2.374</text:p>
          </table:table-cell>
          <table:table-cell office:value-type="float" office:value="5.469" calcext:value-type="float">
            <text:p>5.469</text:p>
          </table:table-cell>
          <table:table-cell office:value-type="float" office:value="11.092" calcext:value-type="float">
            <text:p>11.092</text:p>
          </table:table-cell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88.436" calcext:value-type="float">
            <text:p>88.436</text:p>
          </table:table-cell>
          <table:table-cell office:value-type="float" office:value="231.762" calcext:value-type="float">
            <text:p>231.762</text:p>
          </table:table-cell>
          <table:table-cell office:value-type="float" office:value="468.863" calcext:value-type="float">
            <text:p>468.863</text:p>
          </table:table-cell>
          <table:table-cell office:value-type="float" office:value="942.782" calcext:value-type="float">
            <text:p>942.782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04.245" calcext:value-type="float">
            <text:p>104.245</text:p>
          </table:table-cell>
          <table:table-cell office:value-type="float" office:value="162.753" calcext:value-type="float">
            <text:p>162.753</text:p>
          </table:table-cell>
          <table:table-cell office:value-type="float" office:value="497.087" calcext:value-type="float">
            <text:p>497.087</text:p>
          </table:table-cell>
          <table:table-cell office:value-type="float" office:value="885.305" calcext:value-type="float">
            <text:p>885.305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99.591" calcext:value-type="float">
            <text:p>99.591</text:p>
          </table:table-cell>
          <table:table-cell office:value-type="float" office:value="175.447" calcext:value-type="float">
            <text:p>175.447</text:p>
          </table:table-cell>
          <table:table-cell office:value-type="float" office:value="473.092" calcext:value-type="float">
            <text:p>473.092</text:p>
          </table:table-cell>
          <table:table-cell office:value-type="float" office:value="886.475" calcext:value-type="float">
            <text:p>886.475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06.942" calcext:value-type="float">
            <text:p>106.942</text:p>
          </table:table-cell>
          <table:table-cell office:value-type="float" office:value="214.758" calcext:value-type="float">
            <text:p>214.758</text:p>
          </table:table-cell>
          <table:table-cell office:value-type="float" office:value="531.212" calcext:value-type="float">
            <text:p>531.212</text:p>
          </table:table-cell>
          <table:table-cell office:value-type="float" office:value="950.796" calcext:value-type="float">
            <text:p>950.796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30.473" calcext:value-type="float">
            <text:p>130.473</text:p>
          </table:table-cell>
          <table:table-cell office:value-type="float" office:value="240.36" calcext:value-type="float">
            <text:p>240.36</text:p>
          </table:table-cell>
          <table:table-cell office:value-type="float" office:value="592.412" calcext:value-type="float">
            <text:p>592.412</text:p>
          </table:table-cell>
          <table:table-cell office:value-type="float" office:value="1122.461" calcext:value-type="float">
            <text:p>1122.461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60.922" calcext:value-type="float">
            <text:p>160.922</text:p>
          </table:table-cell>
          <table:table-cell office:value-type="float" office:value="324.421" calcext:value-type="float">
            <text:p>324.421</text:p>
          </table:table-cell>
          <table:table-cell office:value-type="float" office:value="769.938" calcext:value-type="float">
            <text:p>769.938</text:p>
          </table:table-cell>
          <table:table-cell office:value-type="float" office:value="1412.385" calcext:value-type="float">
            <text:p>1412.385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245.349" calcext:value-type="float">
            <text:p>245.349</text:p>
          </table:table-cell>
          <table:table-cell office:value-type="float" office:value="468.425" calcext:value-type="float">
            <text:p>468.425</text:p>
          </table:table-cell>
          <table:table-cell office:value-type="float" office:value="1035.096" calcext:value-type="float">
            <text:p>1035.096</text:p>
          </table:table-cell>
          <table:table-cell office:value-type="float" office:value="2160.878" calcext:value-type="float">
            <text:p>2160.878</text:p>
          </table:table-cell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94.856" calcext:value-type="float">
            <text:p>94.856</text:p>
          </table:table-cell>
          <table:table-cell office:value-type="float" office:value="222.513" calcext:value-type="float">
            <text:p>222.513</text:p>
          </table:table-cell>
          <table:table-cell office:value-type="float" office:value="434.526" calcext:value-type="float">
            <text:p>434.526</text:p>
          </table:table-cell>
          <table:table-cell office:value-type="float" office:value="806.857" calcext:value-type="float">
            <text:p>806.857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124.957" calcext:value-type="float">
            <text:p>124.957</text:p>
          </table:table-cell>
          <table:table-cell office:value-type="float" office:value="155.79" calcext:value-type="float">
            <text:p>155.79</text:p>
          </table:table-cell>
          <table:table-cell office:value-type="float" office:value="534.743" calcext:value-type="float">
            <text:p>534.743</text:p>
          </table:table-cell>
          <table:table-cell office:value-type="float" office:value="782.054" calcext:value-type="float">
            <text:p>782.054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2.101" calcext:value-type="float">
            <text:p>92.101</text:p>
          </table:table-cell>
          <table:table-cell office:value-type="float" office:value="159.812" calcext:value-type="float">
            <text:p>159.812</text:p>
          </table:table-cell>
          <table:table-cell office:value-type="float" office:value="412.991" calcext:value-type="float">
            <text:p>412.991</text:p>
          </table:table-cell>
          <table:table-cell office:value-type="float" office:value="760.225" calcext:value-type="float">
            <text:p>760.225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128.285" calcext:value-type="float">
            <text:p>128.285</text:p>
          </table:table-cell>
          <table:table-cell office:value-type="float" office:value="190.924" calcext:value-type="float">
            <text:p>190.924</text:p>
          </table:table-cell>
          <table:table-cell office:value-type="float" office:value="431.115" calcext:value-type="float">
            <text:p>431.115</text:p>
          </table:table-cell>
          <table:table-cell office:value-type="float" office:value="754.791" calcext:value-type="float">
            <text:p>754.791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140.007" calcext:value-type="float">
            <text:p>140.007</text:p>
          </table:table-cell>
          <table:table-cell office:value-type="float" office:value="169.549" calcext:value-type="float">
            <text:p>169.549</text:p>
          </table:table-cell>
          <table:table-cell office:value-type="float" office:value="428.133" calcext:value-type="float">
            <text:p>428.133</text:p>
          </table:table-cell>
          <table:table-cell office:value-type="float" office:value="752.199" calcext:value-type="float">
            <text:p>752.199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1.538" calcext:value-type="float">
            <text:p>91.538</text:p>
          </table:table-cell>
          <table:table-cell office:value-type="float" office:value="162.457" calcext:value-type="float">
            <text:p>162.457</text:p>
          </table:table-cell>
          <table:table-cell office:value-type="float" office:value="433.208" calcext:value-type="float">
            <text:p>433.208</text:p>
          </table:table-cell>
          <table:table-cell office:value-type="float" office:value="753.951" calcext:value-type="float">
            <text:p>753.951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106.139" calcext:value-type="float">
            <text:p>106.139</text:p>
          </table:table-cell>
          <table:table-cell office:value-type="float" office:value="185.19" calcext:value-type="float">
            <text:p>185.19</text:p>
          </table:table-cell>
          <table:table-cell office:value-type="float" office:value="404.788" calcext:value-type="float">
            <text:p>404.788</text:p>
          </table:table-cell>
          <table:table-cell office:value-type="float" office:value="920.161" calcext:value-type="float">
            <text:p>920.161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84.815" calcext:value-type="float">
            <text:p>184.815</text:p>
          </table:table-cell>
          <table:table-cell office:value-type="float" office:value="457.056" calcext:value-type="float">
            <text:p>457.056</text:p>
          </table:table-cell>
          <table:table-cell office:value-type="float" office:value="909.19" calcext:value-type="float">
            <text:p>909.19</text:p>
          </table:table-cell>
          <table:table-cell office:value-type="float" office:value="1763.477" calcext:value-type="float">
            <text:p>1763.477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30.651" calcext:value-type="float">
            <text:p>230.651</text:p>
          </table:table-cell>
          <table:table-cell office:value-type="float" office:value="320.868" calcext:value-type="float">
            <text:p>320.868</text:p>
          </table:table-cell>
          <table:table-cell office:value-type="float" office:value="1039.685" calcext:value-type="float">
            <text:p>1039.685</text:p>
          </table:table-cell>
          <table:table-cell office:value-type="float" office:value="1677.44" calcext:value-type="float">
            <text:p>1677.44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193.178" calcext:value-type="float">
            <text:p>193.178</text:p>
          </table:table-cell>
          <table:table-cell office:value-type="float" office:value="337.77" calcext:value-type="float">
            <text:p>337.77</text:p>
          </table:table-cell>
          <table:table-cell office:value-type="float" office:value="891.631" calcext:value-type="float">
            <text:p>891.631</text:p>
          </table:table-cell>
          <table:table-cell office:value-type="float" office:value="1656.696" calcext:value-type="float">
            <text:p>1656.696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36.691" calcext:value-type="float">
            <text:p>236.691</text:p>
          </table:table-cell>
          <table:table-cell office:value-type="float" office:value="408.126" calcext:value-type="float">
            <text:p>408.126</text:p>
          </table:table-cell>
          <table:table-cell office:value-type="float" office:value="967.943" calcext:value-type="float">
            <text:p>967.943</text:p>
          </table:table-cell>
          <table:table-cell office:value-type="float" office:value="1715.426" calcext:value-type="float">
            <text:p>1715.426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72.085" calcext:value-type="float">
            <text:p>272.085</text:p>
          </table:table-cell>
          <table:table-cell office:value-type="float" office:value="412.383" calcext:value-type="float">
            <text:p>412.383</text:p>
          </table:table-cell>
          <table:table-cell office:value-type="float" office:value="1026.16" calcext:value-type="float">
            <text:p>1026.16</text:p>
          </table:table-cell>
          <table:table-cell office:value-type="float" office:value="1884.714" calcext:value-type="float">
            <text:p>1884.714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53.928" calcext:value-type="float">
            <text:p>253.928</text:p>
          </table:table-cell>
          <table:table-cell office:value-type="float" office:value="489.487" calcext:value-type="float">
            <text:p>489.487</text:p>
          </table:table-cell>
          <table:table-cell office:value-type="float" office:value="1208.941" calcext:value-type="float">
            <text:p>1208.941</text:p>
          </table:table-cell>
          <table:table-cell office:value-type="float" office:value="2176.286" calcext:value-type="float">
            <text:p>2176.286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354.958" calcext:value-type="float">
            <text:p>354.958</text:p>
          </table:table-cell>
          <table:table-cell office:value-type="float" office:value="655.989" calcext:value-type="float">
            <text:p>655.989</text:p>
          </table:table-cell>
          <table:table-cell office:value-type="float" office:value="1445.353" calcext:value-type="float">
            <text:p>1445.353</text:p>
          </table:table-cell>
          <table:table-cell office:value-type="float" office:value="3092.131" calcext:value-type="float">
            <text:p>3092.131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Run 7</text:p>
          </table:table-cell>
          <table:table-cell office:value-type="string" calcext:value-type="string">
            <text:p>GPU Memory movement</text:p>
          </table:table-cell>
          <table:table-cell office:value-type="float" office:value="1.541" calcext:value-type="float">
            <text:p>1.541</text:p>
          </table:table-cell>
          <table:table-cell office:value-type="float" office:value="2.921" calcext:value-type="float">
            <text:p>2.921</text:p>
          </table:table-cell>
          <table:table-cell office:value-type="float" office:value="6.396" calcext:value-type="float">
            <text:p>6.396</text:p>
          </table:table-cell>
          <table:table-cell office:value-type="float" office:value="9.989" calcext:value-type="float">
            <text:p>9.989</text:p>
          </table:table-cell>
          <table:table-cell/>
          <table:table-cell table:style-name="ce2" office:value-type="string" calcext:value-type="string" table:number-columns-spanned="1" table:number-rows-spanned="4">
            <text:p>Run 7</text:p>
          </table:table-cell>
          <table:table-cell office:value-type="string" calcext:value-type="string">
            <text:p>GPU Memory movement</text:p>
          </table:table-cell>
          <table:table-cell office:value-type="float" office:value="1.54" calcext:value-type="float">
            <text:p>1.54</text:p>
          </table:table-cell>
          <table:table-cell office:value-type="float" office:value="2.473" calcext:value-type="float">
            <text:p>2.473</text:p>
          </table:table-cell>
          <table:table-cell office:value-type="float" office:value="5.753" calcext:value-type="float">
            <text:p>5.753</text:p>
          </table:table-cell>
          <table:table-cell office:value-type="float" office:value="9.934" calcext:value-type="float">
            <text:p>9.934</text:p>
          </table:table-cell>
          <table:table-cell/>
          <table:table-cell table:style-name="ce2" office:value-type="string" calcext:value-type="string" table:number-columns-spanned="1" table:number-rows-spanned="4">
            <text:p>Run 7</text:p>
          </table:table-cell>
          <table:table-cell office:value-type="string" calcext:value-type="string">
            <text:p>GPU Memory movement</text:p>
          </table:table-cell>
          <table:table-cell office:value-type="float" office:value="2.498" calcext:value-type="float">
            <text:p>2.498</text:p>
          </table:table-cell>
          <table:table-cell office:value-type="float" office:value="2.851" calcext:value-type="float">
            <text:p>2.851</text:p>
          </table:table-cell>
          <table:table-cell office:value-type="float" office:value="5.682" calcext:value-type="float">
            <text:p>5.682</text:p>
          </table:table-cell>
          <table:table-cell office:value-type="float" office:value="9.754" calcext:value-type="float">
            <text:p>9.754</text:p>
          </table:table-cell>
          <table:table-cell/>
          <table:table-cell table:style-name="ce2" office:value-type="string" calcext:value-type="string" table:number-columns-spanned="1" table:number-rows-spanned="4">
            <text:p>Run 7</text:p>
          </table:table-cell>
          <table:table-cell office:value-type="string" calcext:value-type="string">
            <text:p>GPU Memory movement</text:p>
          </table:table-cell>
          <table:table-cell office:value-type="float" office:value="1.571" calcext:value-type="float">
            <text:p>1.571</text:p>
          </table:table-cell>
          <table:table-cell office:value-type="float" office:value="2.608" calcext:value-type="float">
            <text:p>2.608</text:p>
          </table:table-cell>
          <table:table-cell office:value-type="float" office:value="5.564" calcext:value-type="float">
            <text:p>5.564</text:p>
          </table:table-cell>
          <table:table-cell office:value-type="float" office:value="9.836" calcext:value-type="float">
            <text:p>9.836</text:p>
          </table:table-cell>
          <table:table-cell/>
          <table:table-cell table:style-name="ce2" office:value-type="string" calcext:value-type="string" table:number-columns-spanned="1" table:number-rows-spanned="4">
            <text:p>Run 7</text:p>
          </table:table-cell>
          <table:table-cell office:value-type="string" calcext:value-type="string">
            <text:p>GPU Memory movement</text:p>
          </table:table-cell>
          <table:table-cell office:value-type="float" office:value="1.595" calcext:value-type="float">
            <text:p>1.595</text:p>
          </table:table-cell>
          <table:table-cell office:value-type="float" office:value="2.385" calcext:value-type="float">
            <text:p>2.385</text:p>
          </table:table-cell>
          <table:table-cell office:value-type="float" office:value="5.63" calcext:value-type="float">
            <text:p>5.63</text:p>
          </table:table-cell>
          <table:table-cell office:value-type="float" office:value="9.858" calcext:value-type="float">
            <text:p>9.858</text:p>
          </table:table-cell>
          <table:table-cell/>
          <table:table-cell table:style-name="ce2" office:value-type="string" calcext:value-type="string" table:number-columns-spanned="1" table:number-rows-spanned="4">
            <text:p>Run 7</text:p>
          </table:table-cell>
          <table:table-cell office:value-type="string" calcext:value-type="string">
            <text:p>GPU Memory movement</text:p>
          </table:table-cell>
          <table:table-cell office:value-type="float" office:value="1.48" calcext:value-type="float">
            <text:p>1.48</text:p>
          </table:table-cell>
          <table:table-cell office:value-type="float" office:value="2.445" calcext:value-type="float">
            <text:p>2.445</text:p>
          </table:table-cell>
          <table:table-cell office:value-type="float" office:value="5.608" calcext:value-type="float">
            <text:p>5.608</text:p>
          </table:table-cell>
          <table:table-cell office:value-type="float" office:value="10.132" calcext:value-type="float">
            <text:p>10.132</text:p>
          </table:table-cell>
          <table:table-cell/>
          <table:table-cell table:style-name="ce2" office:value-type="string" calcext:value-type="string" table:number-columns-spanned="1" table:number-rows-spanned="4">
            <text:p>Run 7</text:p>
          </table:table-cell>
          <table:table-cell office:value-type="string" calcext:value-type="string">
            <text:p>GPU Memory movement</text:p>
          </table:table-cell>
          <table:table-cell office:value-type="float" office:value="2.773" calcext:value-type="float">
            <text:p>2.773</text:p>
          </table:table-cell>
          <table:table-cell office:value-type="float" office:value="2.647" calcext:value-type="float">
            <text:p>2.647</text:p>
          </table:table-cell>
          <table:table-cell office:value-type="float" office:value="5.508" calcext:value-type="float">
            <text:p>5.508</text:p>
          </table:table-cell>
          <table:table-cell office:value-type="float" office:value="10.327" calcext:value-type="float">
            <text:p>10.327</text:p>
          </table:table-cell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95.906" calcext:value-type="float">
            <text:p>95.906</text:p>
          </table:table-cell>
          <table:table-cell office:value-type="float" office:value="251.74" calcext:value-type="float">
            <text:p>251.74</text:p>
          </table:table-cell>
          <table:table-cell office:value-type="float" office:value="456.416" calcext:value-type="float">
            <text:p>456.416</text:p>
          </table:table-cell>
          <table:table-cell office:value-type="float" office:value="824.423" calcext:value-type="float">
            <text:p>824.423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95.595" calcext:value-type="float">
            <text:p>95.595</text:p>
          </table:table-cell>
          <table:table-cell office:value-type="float" office:value="175.867" calcext:value-type="float">
            <text:p>175.867</text:p>
          </table:table-cell>
          <table:table-cell office:value-type="float" office:value="497.897" calcext:value-type="float">
            <text:p>497.897</text:p>
          </table:table-cell>
          <table:table-cell office:value-type="float" office:value="846.176" calcext:value-type="float">
            <text:p>846.176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99.756" calcext:value-type="float">
            <text:p>99.756</text:p>
          </table:table-cell>
          <table:table-cell office:value-type="float" office:value="184.53" calcext:value-type="float">
            <text:p>184.53</text:p>
          </table:table-cell>
          <table:table-cell office:value-type="float" office:value="508.859" calcext:value-type="float">
            <text:p>508.859</text:p>
          </table:table-cell>
          <table:table-cell office:value-type="float" office:value="873.825" calcext:value-type="float">
            <text:p>873.825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29.996" calcext:value-type="float">
            <text:p>129.996</text:p>
          </table:table-cell>
          <table:table-cell office:value-type="float" office:value="247.022" calcext:value-type="float">
            <text:p>247.022</text:p>
          </table:table-cell>
          <table:table-cell office:value-type="float" office:value="506.665" calcext:value-type="float">
            <text:p>506.665</text:p>
          </table:table-cell>
          <table:table-cell office:value-type="float" office:value="950.892" calcext:value-type="float">
            <text:p>950.892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46.047" calcext:value-type="float">
            <text:p>146.047</text:p>
          </table:table-cell>
          <table:table-cell office:value-type="float" office:value="229.243" calcext:value-type="float">
            <text:p>229.243</text:p>
          </table:table-cell>
          <table:table-cell office:value-type="float" office:value="579.577" calcext:value-type="float">
            <text:p>579.577</text:p>
          </table:table-cell>
          <table:table-cell office:value-type="float" office:value="1111.836" calcext:value-type="float">
            <text:p>1111.836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77.981" calcext:value-type="float">
            <text:p>177.981</text:p>
          </table:table-cell>
          <table:table-cell office:value-type="float" office:value="311.618" calcext:value-type="float">
            <text:p>311.618</text:p>
          </table:table-cell>
          <table:table-cell office:value-type="float" office:value="779.595" calcext:value-type="float">
            <text:p>779.595</text:p>
          </table:table-cell>
          <table:table-cell office:value-type="float" office:value="1483.764" calcext:value-type="float">
            <text:p>1483.764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277.362" calcext:value-type="float">
            <text:p>277.362</text:p>
          </table:table-cell>
          <table:table-cell office:value-type="float" office:value="529.729" calcext:value-type="float">
            <text:p>529.729</text:p>
          </table:table-cell>
          <table:table-cell office:value-type="float" office:value="1050.397" calcext:value-type="float">
            <text:p>1050.397</text:p>
          </table:table-cell>
          <table:table-cell office:value-type="float" office:value="2113.697" calcext:value-type="float">
            <text:p>2113.697</text:p>
          </table:table-cell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104.204" calcext:value-type="float">
            <text:p>104.204</text:p>
          </table:table-cell>
          <table:table-cell office:value-type="float" office:value="243.068" calcext:value-type="float">
            <text:p>243.068</text:p>
          </table:table-cell>
          <table:table-cell office:value-type="float" office:value="428.117" calcext:value-type="float">
            <text:p>428.117</text:p>
          </table:table-cell>
          <table:table-cell office:value-type="float" office:value="765.312" calcext:value-type="float">
            <text:p>765.312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101.37" calcext:value-type="float">
            <text:p>101.37</text:p>
          </table:table-cell>
          <table:table-cell office:value-type="float" office:value="179.007" calcext:value-type="float">
            <text:p>179.007</text:p>
          </table:table-cell>
          <table:table-cell office:value-type="float" office:value="452.287" calcext:value-type="float">
            <text:p>452.287</text:p>
          </table:table-cell>
          <table:table-cell office:value-type="float" office:value="776.065" calcext:value-type="float">
            <text:p>776.065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6.237" calcext:value-type="float">
            <text:p>96.237</text:p>
          </table:table-cell>
          <table:table-cell office:value-type="float" office:value="149.725" calcext:value-type="float">
            <text:p>149.725</text:p>
          </table:table-cell>
          <table:table-cell office:value-type="float" office:value="442.617" calcext:value-type="float">
            <text:p>442.617</text:p>
          </table:table-cell>
          <table:table-cell office:value-type="float" office:value="755.428" calcext:value-type="float">
            <text:p>755.428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110.783" calcext:value-type="float">
            <text:p>110.783</text:p>
          </table:table-cell>
          <table:table-cell office:value-type="float" office:value="222.923" calcext:value-type="float">
            <text:p>222.923</text:p>
          </table:table-cell>
          <table:table-cell office:value-type="float" office:value="421.237" calcext:value-type="float">
            <text:p>421.237</text:p>
          </table:table-cell>
          <table:table-cell office:value-type="float" office:value="755.985" calcext:value-type="float">
            <text:p>755.985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88.617" calcext:value-type="float">
            <text:p>88.617</text:p>
          </table:table-cell>
          <table:table-cell office:value-type="float" office:value="155.597" calcext:value-type="float">
            <text:p>155.597</text:p>
          </table:table-cell>
          <table:table-cell office:value-type="float" office:value="417.268" calcext:value-type="float">
            <text:p>417.268</text:p>
          </table:table-cell>
          <table:table-cell office:value-type="float" office:value="751.594" calcext:value-type="float">
            <text:p>751.594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9.593" calcext:value-type="float">
            <text:p>99.593</text:p>
          </table:table-cell>
          <table:table-cell office:value-type="float" office:value="151.646" calcext:value-type="float">
            <text:p>151.646</text:p>
          </table:table-cell>
          <table:table-cell office:value-type="float" office:value="426.918" calcext:value-type="float">
            <text:p>426.918</text:p>
          </table:table-cell>
          <table:table-cell office:value-type="float" office:value="768.08" calcext:value-type="float">
            <text:p>768.08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101.134" calcext:value-type="float">
            <text:p>101.134</text:p>
          </table:table-cell>
          <table:table-cell office:value-type="float" office:value="224.282" calcext:value-type="float">
            <text:p>224.282</text:p>
          </table:table-cell>
          <table:table-cell office:value-type="float" office:value="416.868" calcext:value-type="float">
            <text:p>416.868</text:p>
          </table:table-cell>
          <table:table-cell office:value-type="float" office:value="870.976" calcext:value-type="float">
            <text:p>870.976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201.651" calcext:value-type="float">
            <text:p>201.651</text:p>
          </table:table-cell>
          <table:table-cell office:value-type="float" office:value="497.729" calcext:value-type="float">
            <text:p>497.729</text:p>
          </table:table-cell>
          <table:table-cell office:value-type="float" office:value="890.929" calcext:value-type="float">
            <text:p>890.929</text:p>
          </table:table-cell>
          <table:table-cell office:value-type="float" office:value="1599.724" calcext:value-type="float">
            <text:p>1599.724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198.505" calcext:value-type="float">
            <text:p>198.505</text:p>
          </table:table-cell>
          <table:table-cell office:value-type="float" office:value="357.347" calcext:value-type="float">
            <text:p>357.347</text:p>
          </table:table-cell>
          <table:table-cell office:value-type="float" office:value="955.937" calcext:value-type="float">
            <text:p>955.937</text:p>
          </table:table-cell>
          <table:table-cell office:value-type="float" office:value="1632.175" calcext:value-type="float">
            <text:p>1632.175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198.491" calcext:value-type="float">
            <text:p>198.491</text:p>
          </table:table-cell>
          <table:table-cell office:value-type="float" office:value="337.106" calcext:value-type="float">
            <text:p>337.106</text:p>
          </table:table-cell>
          <table:table-cell office:value-type="float" office:value="957.158" calcext:value-type="float">
            <text:p>957.158</text:p>
          </table:table-cell>
          <table:table-cell office:value-type="float" office:value="1639.007" calcext:value-type="float">
            <text:p>1639.007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42.35" calcext:value-type="float">
            <text:p>242.35</text:p>
          </table:table-cell>
          <table:table-cell office:value-type="float" office:value="472.553" calcext:value-type="float">
            <text:p>472.553</text:p>
          </table:table-cell>
          <table:table-cell office:value-type="float" office:value="933.466" calcext:value-type="float">
            <text:p>933.466</text:p>
          </table:table-cell>
          <table:table-cell office:value-type="float" office:value="1716.713" calcext:value-type="float">
            <text:p>1716.713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36.259" calcext:value-type="float">
            <text:p>236.259</text:p>
          </table:table-cell>
          <table:table-cell office:value-type="float" office:value="387.225" calcext:value-type="float">
            <text:p>387.225</text:p>
          </table:table-cell>
          <table:table-cell office:value-type="float" office:value="1002.475" calcext:value-type="float">
            <text:p>1002.475</text:p>
          </table:table-cell>
          <table:table-cell office:value-type="float" office:value="1873.288" calcext:value-type="float">
            <text:p>1873.288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79.054" calcext:value-type="float">
            <text:p>279.054</text:p>
          </table:table-cell>
          <table:table-cell office:value-type="float" office:value="465.709" calcext:value-type="float">
            <text:p>465.709</text:p>
          </table:table-cell>
          <table:table-cell office:value-type="float" office:value="1212.121" calcext:value-type="float">
            <text:p>1212.121</text:p>
          </table:table-cell>
          <table:table-cell office:value-type="float" office:value="2261.976" calcext:value-type="float">
            <text:p>2261.976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381.269" calcext:value-type="float">
            <text:p>381.269</text:p>
          </table:table-cell>
          <table:table-cell office:value-type="float" office:value="756.658" calcext:value-type="float">
            <text:p>756.658</text:p>
          </table:table-cell>
          <table:table-cell office:value-type="float" office:value="1472.773" calcext:value-type="float">
            <text:p>1472.773</text:p>
          </table:table-cell>
          <table:table-cell office:value-type="float" office:value="2995" calcext:value-type="float">
            <text:p>2995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Run 8</text:p>
          </table:table-cell>
          <table:table-cell office:value-type="string" calcext:value-type="string">
            <text:p>GPU Memory movement</text:p>
          </table:table-cell>
          <table:table-cell office:value-type="float" office:value="1.746" calcext:value-type="float">
            <text:p>1.746</text:p>
          </table:table-cell>
          <table:table-cell office:value-type="float" office:value="2.83" calcext:value-type="float">
            <text:p>2.83</text:p>
          </table:table-cell>
          <table:table-cell office:value-type="float" office:value="5.549" calcext:value-type="float">
            <text:p>5.549</text:p>
          </table:table-cell>
          <table:table-cell office:value-type="float" office:value="9.945" calcext:value-type="float">
            <text:p>9.945</text:p>
          </table:table-cell>
          <table:table-cell/>
          <table:table-cell table:style-name="ce2" office:value-type="string" calcext:value-type="string" table:number-columns-spanned="1" table:number-rows-spanned="4">
            <text:p>Run 8</text:p>
          </table:table-cell>
          <table:table-cell office:value-type="string" calcext:value-type="string">
            <text:p>GPU Memory movement</text:p>
          </table:table-cell>
          <table:table-cell office:value-type="float" office:value="1.657" calcext:value-type="float">
            <text:p>1.657</text:p>
          </table:table-cell>
          <table:table-cell office:value-type="float" office:value="2.648" calcext:value-type="float">
            <text:p>2.648</text:p>
          </table:table-cell>
          <table:table-cell office:value-type="float" office:value="5.823" calcext:value-type="float">
            <text:p>5.823</text:p>
          </table:table-cell>
          <table:table-cell office:value-type="float" office:value="10.019" calcext:value-type="float">
            <text:p>10.019</text:p>
          </table:table-cell>
          <table:table-cell/>
          <table:table-cell table:style-name="ce2" office:value-type="string" calcext:value-type="string" table:number-columns-spanned="1" table:number-rows-spanned="4">
            <text:p>Run 8</text:p>
          </table:table-cell>
          <table:table-cell office:value-type="string" calcext:value-type="string">
            <text:p>GPU Memory movement</text:p>
          </table:table-cell>
          <table:table-cell office:value-type="float" office:value="1.564" calcext:value-type="float">
            <text:p>1.564</text:p>
          </table:table-cell>
          <table:table-cell office:value-type="float" office:value="2.528" calcext:value-type="float">
            <text:p>2.528</text:p>
          </table:table-cell>
          <table:table-cell office:value-type="float" office:value="5.567" calcext:value-type="float">
            <text:p>5.567</text:p>
          </table:table-cell>
          <table:table-cell office:value-type="float" office:value="9.975" calcext:value-type="float">
            <text:p>9.975</text:p>
          </table:table-cell>
          <table:table-cell/>
          <table:table-cell table:style-name="ce2" office:value-type="string" calcext:value-type="string" table:number-columns-spanned="1" table:number-rows-spanned="4">
            <text:p>Run 8</text:p>
          </table:table-cell>
          <table:table-cell office:value-type="string" calcext:value-type="string">
            <text:p>GPU Memory movement</text:p>
          </table:table-cell>
          <table:table-cell office:value-type="float" office:value="1.672" calcext:value-type="float">
            <text:p>1.672</text:p>
          </table:table-cell>
          <table:table-cell office:value-type="float" office:value="2.696" calcext:value-type="float">
            <text:p>2.696</text:p>
          </table:table-cell>
          <table:table-cell office:value-type="float" office:value="5.512" calcext:value-type="float">
            <text:p>5.512</text:p>
          </table:table-cell>
          <table:table-cell office:value-type="float" office:value="9.894" calcext:value-type="float">
            <text:p>9.894</text:p>
          </table:table-cell>
          <table:table-cell/>
          <table:table-cell table:style-name="ce2" office:value-type="string" calcext:value-type="string" table:number-columns-spanned="1" table:number-rows-spanned="4">
            <text:p>Run 8</text:p>
          </table:table-cell>
          <table:table-cell office:value-type="string" calcext:value-type="string">
            <text:p>GPU Memory movement</text:p>
          </table:table-cell>
          <table:table-cell office:value-type="float" office:value="1.456" calcext:value-type="float">
            <text:p>1.456</text:p>
          </table:table-cell>
          <table:table-cell office:value-type="float" office:value="2.506" calcext:value-type="float">
            <text:p>2.506</text:p>
          </table:table-cell>
          <table:table-cell office:value-type="float" office:value="5.531" calcext:value-type="float">
            <text:p>5.531</text:p>
          </table:table-cell>
          <table:table-cell office:value-type="float" office:value="10.141" calcext:value-type="float">
            <text:p>10.141</text:p>
          </table:table-cell>
          <table:table-cell/>
          <table:table-cell table:style-name="ce2" office:value-type="string" calcext:value-type="string" table:number-columns-spanned="1" table:number-rows-spanned="4">
            <text:p>Run 8</text:p>
          </table:table-cell>
          <table:table-cell office:value-type="string" calcext:value-type="string">
            <text:p>GPU Memory movement</text:p>
          </table:table-cell>
          <table:table-cell office:value-type="float" office:value="1.54" calcext:value-type="float">
            <text:p>1.54</text:p>
          </table:table-cell>
          <table:table-cell office:value-type="float" office:value="2.475" calcext:value-type="float">
            <text:p>2.475</text:p>
          </table:table-cell>
          <table:table-cell office:value-type="float" office:value="5.59" calcext:value-type="float">
            <text:p>5.59</text:p>
          </table:table-cell>
          <table:table-cell office:value-type="float" office:value="10.011" calcext:value-type="float">
            <text:p>10.011</text:p>
          </table:table-cell>
          <table:table-cell/>
          <table:table-cell table:style-name="ce2" office:value-type="string" calcext:value-type="string" table:number-columns-spanned="1" table:number-rows-spanned="4">
            <text:p>Run 8</text:p>
          </table:table-cell>
          <table:table-cell office:value-type="string" calcext:value-type="string">
            <text:p>GPU Memory movement</text:p>
          </table:table-cell>
          <table:table-cell office:value-type="float" office:value="1.608" calcext:value-type="float">
            <text:p>1.608</text:p>
          </table:table-cell>
          <table:table-cell office:value-type="float" office:value="2.782" calcext:value-type="float">
            <text:p>2.782</text:p>
          </table:table-cell>
          <table:table-cell office:value-type="float" office:value="5.647" calcext:value-type="float">
            <text:p>5.647</text:p>
          </table:table-cell>
          <table:table-cell office:value-type="float" office:value="10.81" calcext:value-type="float">
            <text:p>10.81</text:p>
          </table:table-cell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92.147" calcext:value-type="float">
            <text:p>92.147</text:p>
          </table:table-cell>
          <table:table-cell office:value-type="float" office:value="249.978" calcext:value-type="float">
            <text:p>249.978</text:p>
          </table:table-cell>
          <table:table-cell office:value-type="float" office:value="440.981" calcext:value-type="float">
            <text:p>440.981</text:p>
          </table:table-cell>
          <table:table-cell office:value-type="float" office:value="829.135" calcext:value-type="float">
            <text:p>829.135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89.952" calcext:value-type="float">
            <text:p>89.952</text:p>
          </table:table-cell>
          <table:table-cell office:value-type="float" office:value="163.164" calcext:value-type="float">
            <text:p>163.164</text:p>
          </table:table-cell>
          <table:table-cell office:value-type="float" office:value="508.596" calcext:value-type="float">
            <text:p>508.596</text:p>
          </table:table-cell>
          <table:table-cell office:value-type="float" office:value="835.526" calcext:value-type="float">
            <text:p>835.526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07.034" calcext:value-type="float">
            <text:p>107.034</text:p>
          </table:table-cell>
          <table:table-cell office:value-type="float" office:value="176.874" calcext:value-type="float">
            <text:p>176.874</text:p>
          </table:table-cell>
          <table:table-cell office:value-type="float" office:value="481.579" calcext:value-type="float">
            <text:p>481.579</text:p>
          </table:table-cell>
          <table:table-cell office:value-type="float" office:value="900.313" calcext:value-type="float">
            <text:p>900.313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10.151" calcext:value-type="float">
            <text:p>110.151</text:p>
          </table:table-cell>
          <table:table-cell office:value-type="float" office:value="258.232" calcext:value-type="float">
            <text:p>258.232</text:p>
          </table:table-cell>
          <table:table-cell office:value-type="float" office:value="506.933" calcext:value-type="float">
            <text:p>506.933</text:p>
          </table:table-cell>
          <table:table-cell office:value-type="float" office:value="981.588" calcext:value-type="float">
            <text:p>981.588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31.087" calcext:value-type="float">
            <text:p>131.087</text:p>
          </table:table-cell>
          <table:table-cell office:value-type="float" office:value="245.002" calcext:value-type="float">
            <text:p>245.002</text:p>
          </table:table-cell>
          <table:table-cell office:value-type="float" office:value="577.864" calcext:value-type="float">
            <text:p>577.864</text:p>
          </table:table-cell>
          <table:table-cell office:value-type="float" office:value="1115.108" calcext:value-type="float">
            <text:p>1115.108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62.82" calcext:value-type="float">
            <text:p>162.82</text:p>
          </table:table-cell>
          <table:table-cell office:value-type="float" office:value="346.397" calcext:value-type="float">
            <text:p>346.397</text:p>
          </table:table-cell>
          <table:table-cell office:value-type="float" office:value="733.872" calcext:value-type="float">
            <text:p>733.872</text:p>
          </table:table-cell>
          <table:table-cell office:value-type="float" office:value="1408.712" calcext:value-type="float">
            <text:p>1408.712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251.303" calcext:value-type="float">
            <text:p>251.303</text:p>
          </table:table-cell>
          <table:table-cell office:value-type="float" office:value="536.914" calcext:value-type="float">
            <text:p>536.914</text:p>
          </table:table-cell>
          <table:table-cell office:value-type="float" office:value="1037.848" calcext:value-type="float">
            <text:p>1037.848</text:p>
          </table:table-cell>
          <table:table-cell office:value-type="float" office:value="2247.383" calcext:value-type="float">
            <text:p>2247.383</text:p>
          </table:table-cell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90.697" calcext:value-type="float">
            <text:p>90.697</text:p>
          </table:table-cell>
          <table:table-cell office:value-type="float" office:value="236.802" calcext:value-type="float">
            <text:p>236.802</text:p>
          </table:table-cell>
          <table:table-cell office:value-type="float" office:value="417.991" calcext:value-type="float">
            <text:p>417.991</text:p>
          </table:table-cell>
          <table:table-cell office:value-type="float" office:value="755.031" calcext:value-type="float">
            <text:p>755.031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89.568" calcext:value-type="float">
            <text:p>89.568</text:p>
          </table:table-cell>
          <table:table-cell office:value-type="float" office:value="149.666" calcext:value-type="float">
            <text:p>149.666</text:p>
          </table:table-cell>
          <table:table-cell office:value-type="float" office:value="465.547" calcext:value-type="float">
            <text:p>465.547</text:p>
          </table:table-cell>
          <table:table-cell office:value-type="float" office:value="761.198" calcext:value-type="float">
            <text:p>761.198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89.893" calcext:value-type="float">
            <text:p>89.893</text:p>
          </table:table-cell>
          <table:table-cell office:value-type="float" office:value="154.625" calcext:value-type="float">
            <text:p>154.625</text:p>
          </table:table-cell>
          <table:table-cell office:value-type="float" office:value="414.68" calcext:value-type="float">
            <text:p>414.68</text:p>
          </table:table-cell>
          <table:table-cell office:value-type="float" office:value="773.054" calcext:value-type="float">
            <text:p>773.054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6.777" calcext:value-type="float">
            <text:p>96.777</text:p>
          </table:table-cell>
          <table:table-cell office:value-type="float" office:value="223.987" calcext:value-type="float">
            <text:p>223.987</text:p>
          </table:table-cell>
          <table:table-cell office:value-type="float" office:value="423.467" calcext:value-type="float">
            <text:p>423.467</text:p>
          </table:table-cell>
          <table:table-cell office:value-type="float" office:value="767.708" calcext:value-type="float">
            <text:p>767.708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1.039" calcext:value-type="float">
            <text:p>91.039</text:p>
          </table:table-cell>
          <table:table-cell office:value-type="float" office:value="163.592" calcext:value-type="float">
            <text:p>163.592</text:p>
          </table:table-cell>
          <table:table-cell office:value-type="float" office:value="411.785" calcext:value-type="float">
            <text:p>411.785</text:p>
          </table:table-cell>
          <table:table-cell office:value-type="float" office:value="742.211" calcext:value-type="float">
            <text:p>742.211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104.314" calcext:value-type="float">
            <text:p>104.314</text:p>
          </table:table-cell>
          <table:table-cell office:value-type="float" office:value="201.375" calcext:value-type="float">
            <text:p>201.375</text:p>
          </table:table-cell>
          <table:table-cell office:value-type="float" office:value="418.023" calcext:value-type="float">
            <text:p>418.023</text:p>
          </table:table-cell>
          <table:table-cell office:value-type="float" office:value="747.616" calcext:value-type="float">
            <text:p>747.616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100.644" calcext:value-type="float">
            <text:p>100.644</text:p>
          </table:table-cell>
          <table:table-cell office:value-type="float" office:value="225.448" calcext:value-type="float">
            <text:p>225.448</text:p>
          </table:table-cell>
          <table:table-cell office:value-type="float" office:value="404.89" calcext:value-type="float">
            <text:p>404.89</text:p>
          </table:table-cell>
          <table:table-cell office:value-type="float" office:value="951.47" calcext:value-type="float">
            <text:p>951.47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84.59" calcext:value-type="float">
            <text:p>184.59</text:p>
          </table:table-cell>
          <table:table-cell office:value-type="float" office:value="489.61" calcext:value-type="float">
            <text:p>489.61</text:p>
          </table:table-cell>
          <table:table-cell office:value-type="float" office:value="864.521" calcext:value-type="float">
            <text:p>864.521</text:p>
          </table:table-cell>
          <table:table-cell office:value-type="float" office:value="1594.111" calcext:value-type="float">
            <text:p>1594.111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181.177" calcext:value-type="float">
            <text:p>181.177</text:p>
          </table:table-cell>
          <table:table-cell office:value-type="float" office:value="315.478" calcext:value-type="float">
            <text:p>315.478</text:p>
          </table:table-cell>
          <table:table-cell office:value-type="float" office:value="979.966" calcext:value-type="float">
            <text:p>979.966</text:p>
          </table:table-cell>
          <table:table-cell office:value-type="float" office:value="1606.743" calcext:value-type="float">
            <text:p>1606.743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198.491" calcext:value-type="float">
            <text:p>198.491</text:p>
          </table:table-cell>
          <table:table-cell office:value-type="float" office:value="334.027" calcext:value-type="float">
            <text:p>334.027</text:p>
          </table:table-cell>
          <table:table-cell office:value-type="float" office:value="901.826" calcext:value-type="float">
            <text:p>901.826</text:p>
          </table:table-cell>
          <table:table-cell office:value-type="float" office:value="1683.342" calcext:value-type="float">
            <text:p>1683.342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08.6" calcext:value-type="float">
            <text:p>208.6</text:p>
          </table:table-cell>
          <table:table-cell office:value-type="float" office:value="484.915" calcext:value-type="float">
            <text:p>484.915</text:p>
          </table:table-cell>
          <table:table-cell office:value-type="float" office:value="935.912" calcext:value-type="float">
            <text:p>935.912</text:p>
          </table:table-cell>
          <table:table-cell office:value-type="float" office:value="1759.19" calcext:value-type="float">
            <text:p>1759.19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411.1" calcext:value-type="float">
            <text:p>411.1</text:p>
          </table:table-cell>
          <table:table-cell office:value-type="float" office:value="995.18" calcext:value-type="float">
            <text:p>995.18</text:p>
          </table:table-cell>
          <table:table-cell office:value-type="float" office:value="1867.46" calcext:value-type="float">
            <text:p>1867.46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68.674" calcext:value-type="float">
            <text:p>268.674</text:p>
          </table:table-cell>
          <table:table-cell office:value-type="float" office:value="550.247" calcext:value-type="float">
            <text:p>550.247</text:p>
          </table:table-cell>
          <table:table-cell office:value-type="float" office:value="1157.485" calcext:value-type="float">
            <text:p>1157.485</text:p>
          </table:table-cell>
          <table:table-cell office:value-type="float" office:value="2166.339" calcext:value-type="float">
            <text:p>2166.339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353.555" calcext:value-type="float">
            <text:p>353.555</text:p>
          </table:table-cell>
          <table:table-cell office:value-type="float" office:value="765.144" calcext:value-type="float">
            <text:p>765.144</text:p>
          </table:table-cell>
          <table:table-cell office:value-type="float" office:value="1448.385" calcext:value-type="float">
            <text:p>1448.385</text:p>
          </table:table-cell>
          <table:table-cell office:value-type="float" office:value="3209.663" calcext:value-type="float">
            <text:p>3209.663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Run 9</text:p>
          </table:table-cell>
          <table:table-cell office:value-type="string" calcext:value-type="string">
            <text:p>GPU Memory movement</text:p>
          </table:table-cell>
          <table:table-cell office:value-type="float" office:value="1.443" calcext:value-type="float">
            <text:p>1.443</text:p>
          </table:table-cell>
          <table:table-cell office:value-type="float" office:value="2.803" calcext:value-type="float">
            <text:p>2.803</text:p>
          </table:table-cell>
          <table:table-cell office:value-type="float" office:value="5.445" calcext:value-type="float">
            <text:p>5.445</text:p>
          </table:table-cell>
          <table:table-cell office:value-type="float" office:value="10.075" calcext:value-type="float">
            <text:p>10.075</text:p>
          </table:table-cell>
          <table:table-cell/>
          <table:table-cell table:style-name="ce2" office:value-type="string" calcext:value-type="string" table:number-columns-spanned="1" table:number-rows-spanned="4">
            <text:p>Run 9</text:p>
          </table:table-cell>
          <table:table-cell office:value-type="string" calcext:value-type="string">
            <text:p>GPU Memory movement</text:p>
          </table:table-cell>
          <table:table-cell office:value-type="float" office:value="1.713" calcext:value-type="float">
            <text:p>1.713</text:p>
          </table:table-cell>
          <table:table-cell office:value-type="float" office:value="2.439" calcext:value-type="float">
            <text:p>2.439</text:p>
          </table:table-cell>
          <table:table-cell office:value-type="float" office:value="6.886" calcext:value-type="float">
            <text:p>6.886</text:p>
          </table:table-cell>
          <table:table-cell office:value-type="float" office:value="9.837" calcext:value-type="float">
            <text:p>9.837</text:p>
          </table:table-cell>
          <table:table-cell/>
          <table:table-cell table:style-name="ce2" office:value-type="string" calcext:value-type="string" table:number-columns-spanned="1" table:number-rows-spanned="4">
            <text:p>Run 9</text:p>
          </table:table-cell>
          <table:table-cell office:value-type="string" calcext:value-type="string">
            <text:p>GPU Memory movement</text:p>
          </table:table-cell>
          <table:table-cell office:value-type="float" office:value="1.664" calcext:value-type="float">
            <text:p>1.664</text:p>
          </table:table-cell>
          <table:table-cell office:value-type="float" office:value="2.42" calcext:value-type="float">
            <text:p>2.42</text:p>
          </table:table-cell>
          <table:table-cell office:value-type="float" office:value="5.555" calcext:value-type="float">
            <text:p>5.555</text:p>
          </table:table-cell>
          <table:table-cell office:value-type="float" office:value="9.751" calcext:value-type="float">
            <text:p>9.751</text:p>
          </table:table-cell>
          <table:table-cell/>
          <table:table-cell table:style-name="ce2" office:value-type="string" calcext:value-type="string" table:number-columns-spanned="1" table:number-rows-spanned="4">
            <text:p>Run 9</text:p>
          </table:table-cell>
          <table:table-cell office:value-type="string" calcext:value-type="string">
            <text:p>GPU Memory movement</text:p>
          </table:table-cell>
          <table:table-cell office:value-type="float" office:value="1.929" calcext:value-type="float">
            <text:p>1.929</text:p>
          </table:table-cell>
          <table:table-cell office:value-type="float" office:value="2.698" calcext:value-type="float">
            <text:p>2.698</text:p>
          </table:table-cell>
          <table:table-cell office:value-type="float" office:value="5.731" calcext:value-type="float">
            <text:p>5.731</text:p>
          </table:table-cell>
          <table:table-cell office:value-type="float" office:value="10.058" calcext:value-type="float">
            <text:p>10.058</text:p>
          </table:table-cell>
          <table:table-cell/>
          <table:table-cell table:style-name="ce2" office:value-type="string" calcext:value-type="string" table:number-columns-spanned="1" table:number-rows-spanned="4">
            <text:p>Run 9</text:p>
          </table:table-cell>
          <table:table-cell office:value-type="string" calcext:value-type="string">
            <text:p>GPU Memory movement</text:p>
          </table:table-cell>
          <table:table-cell office:value-type="float" office:value="1.565" calcext:value-type="float">
            <text:p>1.565</text:p>
          </table:table-cell>
          <table:table-cell office:value-type="float" office:value="2.584" calcext:value-type="float">
            <text:p>2.584</text:p>
          </table:table-cell>
          <table:table-cell office:value-type="float" office:value="6.152" calcext:value-type="float">
            <text:p>6.152</text:p>
          </table:table-cell>
          <table:table-cell office:value-type="float" office:value="9.93" calcext:value-type="float">
            <text:p>9.93</text:p>
          </table:table-cell>
          <table:table-cell/>
          <table:table-cell table:style-name="ce2" office:value-type="string" calcext:value-type="string" table:number-columns-spanned="1" table:number-rows-spanned="4">
            <text:p>Run 9</text:p>
          </table:table-cell>
          <table:table-cell office:value-type="string" calcext:value-type="string">
            <text:p>GPU Memory movement</text:p>
          </table:table-cell>
          <table:table-cell office:value-type="float" office:value="1.608" calcext:value-type="float">
            <text:p>1.608</text:p>
          </table:table-cell>
          <table:table-cell office:value-type="float" office:value="2.723" calcext:value-type="float">
            <text:p>2.723</text:p>
          </table:table-cell>
          <table:table-cell office:value-type="float" office:value="5.546" calcext:value-type="float">
            <text:p>5.546</text:p>
          </table:table-cell>
          <table:table-cell office:value-type="float" office:value="10.017" calcext:value-type="float">
            <text:p>10.017</text:p>
          </table:table-cell>
          <table:table-cell/>
          <table:table-cell table:style-name="ce2" office:value-type="string" calcext:value-type="string" table:number-columns-spanned="1" table:number-rows-spanned="4">
            <text:p>Run 9</text:p>
          </table:table-cell>
          <table:table-cell office:value-type="string" calcext:value-type="string">
            <text:p>GPU Memory movement</text:p>
          </table:table-cell>
          <table:table-cell office:value-type="float" office:value="1.807" calcext:value-type="float">
            <text:p>1.807</text:p>
          </table:table-cell>
          <table:table-cell office:value-type="float" office:value="2.743" calcext:value-type="float">
            <text:p>2.743</text:p>
          </table:table-cell>
          <table:table-cell office:value-type="float" office:value="5.746" calcext:value-type="float">
            <text:p>5.746</text:p>
          </table:table-cell>
          <table:table-cell office:value-type="float" office:value="11.27" calcext:value-type="float">
            <text:p>11.27</text:p>
          </table:table-cell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90.192" calcext:value-type="float">
            <text:p>90.192</text:p>
          </table:table-cell>
          <table:table-cell office:value-type="float" office:value="243.421" calcext:value-type="float">
            <text:p>243.421</text:p>
          </table:table-cell>
          <table:table-cell office:value-type="float" office:value="448.172" calcext:value-type="float">
            <text:p>448.172</text:p>
          </table:table-cell>
          <table:table-cell office:value-type="float" office:value="876.53" calcext:value-type="float">
            <text:p>876.53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91.099" calcext:value-type="float">
            <text:p>91.099</text:p>
          </table:table-cell>
          <table:table-cell office:value-type="float" office:value="163.413" calcext:value-type="float">
            <text:p>163.413</text:p>
          </table:table-cell>
          <table:table-cell office:value-type="float" office:value="487.434" calcext:value-type="float">
            <text:p>487.434</text:p>
          </table:table-cell>
          <table:table-cell office:value-type="float" office:value="835.623" calcext:value-type="float">
            <text:p>835.623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09.136" calcext:value-type="float">
            <text:p>109.136</text:p>
          </table:table-cell>
          <table:table-cell office:value-type="float" office:value="188.488" calcext:value-type="float">
            <text:p>188.488</text:p>
          </table:table-cell>
          <table:table-cell office:value-type="float" office:value="494.74" calcext:value-type="float">
            <text:p>494.74</text:p>
          </table:table-cell>
          <table:table-cell office:value-type="float" office:value="882.532" calcext:value-type="float">
            <text:p>882.532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08.507" calcext:value-type="float">
            <text:p>108.507</text:p>
          </table:table-cell>
          <table:table-cell office:value-type="float" office:value="271.301" calcext:value-type="float">
            <text:p>271.301</text:p>
          </table:table-cell>
          <table:table-cell office:value-type="float" office:value="545.944" calcext:value-type="float">
            <text:p>545.944</text:p>
          </table:table-cell>
          <table:table-cell office:value-type="float" office:value="971.773" calcext:value-type="float">
            <text:p>971.773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32.271" calcext:value-type="float">
            <text:p>132.271</text:p>
          </table:table-cell>
          <table:table-cell office:value-type="float" office:value="305.813" calcext:value-type="float">
            <text:p>305.813</text:p>
          </table:table-cell>
          <table:table-cell office:value-type="float" office:value="633.237" calcext:value-type="float">
            <text:p>633.237</text:p>
          </table:table-cell>
          <table:table-cell office:value-type="float" office:value="1118.811" calcext:value-type="float">
            <text:p>1118.811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65.309" calcext:value-type="float">
            <text:p>165.309</text:p>
          </table:table-cell>
          <table:table-cell office:value-type="float" office:value="376.357" calcext:value-type="float">
            <text:p>376.357</text:p>
          </table:table-cell>
          <table:table-cell office:value-type="float" office:value="738.235" calcext:value-type="float">
            <text:p>738.235</text:p>
          </table:table-cell>
          <table:table-cell office:value-type="float" office:value="1424.132" calcext:value-type="float">
            <text:p>1424.132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284.801" calcext:value-type="float">
            <text:p>284.801</text:p>
          </table:table-cell>
          <table:table-cell office:value-type="float" office:value="531.287" calcext:value-type="float">
            <text:p>531.287</text:p>
          </table:table-cell>
          <table:table-cell office:value-type="float" office:value="1085.901" calcext:value-type="float">
            <text:p>1085.901</text:p>
          </table:table-cell>
          <table:table-cell office:value-type="float" office:value="2169.582" calcext:value-type="float">
            <text:p>2169.582</text:p>
          </table:table-cell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89.214" calcext:value-type="float">
            <text:p>89.214</text:p>
          </table:table-cell>
          <table:table-cell office:value-type="float" office:value="230.615" calcext:value-type="float">
            <text:p>230.615</text:p>
          </table:table-cell>
          <table:table-cell office:value-type="float" office:value="416.117" calcext:value-type="float">
            <text:p>416.117</text:p>
          </table:table-cell>
          <table:table-cell office:value-type="float" office:value="892.747" calcext:value-type="float">
            <text:p>892.747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120.816" calcext:value-type="float">
            <text:p>120.816</text:p>
          </table:table-cell>
          <table:table-cell office:value-type="float" office:value="151.182" calcext:value-type="float">
            <text:p>151.182</text:p>
          </table:table-cell>
          <table:table-cell office:value-type="float" office:value="446.47" calcext:value-type="float">
            <text:p>446.47</text:p>
          </table:table-cell>
          <table:table-cell office:value-type="float" office:value="754.958" calcext:value-type="float">
            <text:p>754.958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110.561" calcext:value-type="float">
            <text:p>110.561</text:p>
          </table:table-cell>
          <table:table-cell office:value-type="float" office:value="183.113" calcext:value-type="float">
            <text:p>183.113</text:p>
          </table:table-cell>
          <table:table-cell office:value-type="float" office:value="437.67" calcext:value-type="float">
            <text:p>437.67</text:p>
          </table:table-cell>
          <table:table-cell office:value-type="float" office:value="752.005" calcext:value-type="float">
            <text:p>752.005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4.013" calcext:value-type="float">
            <text:p>94.013</text:p>
          </table:table-cell>
          <table:table-cell office:value-type="float" office:value="225.903" calcext:value-type="float">
            <text:p>225.903</text:p>
          </table:table-cell>
          <table:table-cell office:value-type="float" office:value="452.227" calcext:value-type="float">
            <text:p>452.227</text:p>
          </table:table-cell>
          <table:table-cell office:value-type="float" office:value="794.399" calcext:value-type="float">
            <text:p>794.399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1.726" calcext:value-type="float">
            <text:p>91.726</text:p>
          </table:table-cell>
          <table:table-cell office:value-type="float" office:value="251.825" calcext:value-type="float">
            <text:p>251.825</text:p>
          </table:table-cell>
          <table:table-cell office:value-type="float" office:value="482.084" calcext:value-type="float">
            <text:p>482.084</text:p>
          </table:table-cell>
          <table:table-cell office:value-type="float" office:value="757.377" calcext:value-type="float">
            <text:p>757.377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0.815" calcext:value-type="float">
            <text:p>90.815</text:p>
          </table:table-cell>
          <table:table-cell office:value-type="float" office:value="265.795" calcext:value-type="float">
            <text:p>265.795</text:p>
          </table:table-cell>
          <table:table-cell office:value-type="float" office:value="444.564" calcext:value-type="float">
            <text:p>444.564</text:p>
          </table:table-cell>
          <table:table-cell office:value-type="float" office:value="818.779" calcext:value-type="float">
            <text:p>818.779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143.544" calcext:value-type="float">
            <text:p>143.544</text:p>
          </table:table-cell>
          <table:table-cell office:value-type="float" office:value="217.948" calcext:value-type="float">
            <text:p>217.948</text:p>
          </table:table-cell>
          <table:table-cell office:value-type="float" office:value="414.098" calcext:value-type="float">
            <text:p>414.098</text:p>
          </table:table-cell>
          <table:table-cell office:value-type="float" office:value="880.8" calcext:value-type="float">
            <text:p>880.8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80.849" calcext:value-type="float">
            <text:p>180.849</text:p>
          </table:table-cell>
          <table:table-cell office:value-type="float" office:value="476.839" calcext:value-type="float">
            <text:p>476.839</text:p>
          </table:table-cell>
          <table:table-cell office:value-type="float" office:value="869.734" calcext:value-type="float">
            <text:p>869.734</text:p>
          </table:table-cell>
          <table:table-cell office:value-type="float" office:value="1779.352" calcext:value-type="float">
            <text:p>1779.352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13.628" calcext:value-type="float">
            <text:p>213.628</text:p>
          </table:table-cell>
          <table:table-cell office:value-type="float" office:value="317.034" calcext:value-type="float">
            <text:p>317.034</text:p>
          </table:table-cell>
          <table:table-cell office:value-type="float" office:value="940.79" calcext:value-type="float">
            <text:p>940.79</text:p>
          </table:table-cell>
          <table:table-cell office:value-type="float" office:value="1600.418" calcext:value-type="float">
            <text:p>1600.418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21.361" calcext:value-type="float">
            <text:p>221.361</text:p>
          </table:table-cell>
          <table:table-cell office:value-type="float" office:value="374.021" calcext:value-type="float">
            <text:p>374.021</text:p>
          </table:table-cell>
          <table:table-cell office:value-type="float" office:value="937.965" calcext:value-type="float">
            <text:p>937.965</text:p>
          </table:table-cell>
          <table:table-cell office:value-type="float" office:value="1644.288" calcext:value-type="float">
            <text:p>1644.288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04.449" calcext:value-type="float">
            <text:p>204.449</text:p>
          </table:table-cell>
          <table:table-cell office:value-type="float" office:value="499.902" calcext:value-type="float">
            <text:p>499.902</text:p>
          </table:table-cell>
          <table:table-cell office:value-type="float" office:value="1003.902" calcext:value-type="float">
            <text:p>1003.902</text:p>
          </table:table-cell>
          <table:table-cell office:value-type="float" office:value="1776.23" calcext:value-type="float">
            <text:p>1776.23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25.562" calcext:value-type="float">
            <text:p>225.562</text:p>
          </table:table-cell>
          <table:table-cell office:value-type="float" office:value="560.222" calcext:value-type="float">
            <text:p>560.222</text:p>
          </table:table-cell>
          <table:table-cell office:value-type="float" office:value="1121.473" calcext:value-type="float">
            <text:p>1121.473</text:p>
          </table:table-cell>
          <table:table-cell office:value-type="float" office:value="1886.118" calcext:value-type="float">
            <text:p>1886.118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57.732" calcext:value-type="float">
            <text:p>257.732</text:p>
          </table:table-cell>
          <table:table-cell office:value-type="float" office:value="644.875" calcext:value-type="float">
            <text:p>644.875</text:p>
          </table:table-cell>
          <table:table-cell office:value-type="float" office:value="1188.345" calcext:value-type="float">
            <text:p>1188.345</text:p>
          </table:table-cell>
          <table:table-cell office:value-type="float" office:value="2252.928" calcext:value-type="float">
            <text:p>2252.928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430.152" calcext:value-type="float">
            <text:p>430.152</text:p>
          </table:table-cell>
          <table:table-cell office:value-type="float" office:value="751.978" calcext:value-type="float">
            <text:p>751.978</text:p>
          </table:table-cell>
          <table:table-cell office:value-type="float" office:value="1505.745" calcext:value-type="float">
            <text:p>1505.745</text:p>
          </table:table-cell>
          <table:table-cell office:value-type="float" office:value="3061.652" calcext:value-type="float">
            <text:p>3061.652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Run 10</text:p>
          </table:table-cell>
          <table:table-cell office:value-type="string" calcext:value-type="string">
            <text:p>GPU Memory movement</text:p>
          </table:table-cell>
          <table:table-cell office:value-type="float" office:value="1.464" calcext:value-type="float">
            <text:p>1.464</text:p>
          </table:table-cell>
          <table:table-cell office:value-type="float" office:value="2.887" calcext:value-type="float">
            <text:p>2.887</text:p>
          </table:table-cell>
          <table:table-cell office:value-type="float" office:value="5.623" calcext:value-type="float">
            <text:p>5.623</text:p>
          </table:table-cell>
          <table:table-cell office:value-type="float" office:value="10.207" calcext:value-type="float">
            <text:p>10.207</text:p>
          </table:table-cell>
          <table:table-cell/>
          <table:table-cell table:style-name="ce2" office:value-type="string" calcext:value-type="string" table:number-columns-spanned="1" table:number-rows-spanned="4">
            <text:p>Run 10</text:p>
          </table:table-cell>
          <table:table-cell office:value-type="string" calcext:value-type="string">
            <text:p>GPU Memory movement</text:p>
          </table:table-cell>
          <table:table-cell office:value-type="float" office:value="1.613" calcext:value-type="float">
            <text:p>1.613</text:p>
          </table:table-cell>
          <table:table-cell office:value-type="float" office:value="2.303" calcext:value-type="float">
            <text:p>2.303</text:p>
          </table:table-cell>
          <table:table-cell office:value-type="float" office:value="5.632" calcext:value-type="float">
            <text:p>5.632</text:p>
          </table:table-cell>
          <table:table-cell office:value-type="float" office:value="9.83" calcext:value-type="float">
            <text:p>9.83</text:p>
          </table:table-cell>
          <table:table-cell/>
          <table:table-cell table:style-name="ce2" office:value-type="string" calcext:value-type="string" table:number-columns-spanned="1" table:number-rows-spanned="4">
            <text:p>Run 10</text:p>
          </table:table-cell>
          <table:table-cell office:value-type="string" calcext:value-type="string">
            <text:p>GPU Memory movement</text:p>
          </table:table-cell>
          <table:table-cell office:value-type="float" office:value="1.518" calcext:value-type="float">
            <text:p>1.518</text:p>
          </table:table-cell>
          <table:table-cell office:value-type="float" office:value="2.595" calcext:value-type="float">
            <text:p>2.595</text:p>
          </table:table-cell>
          <table:table-cell office:value-type="float" office:value="5.575" calcext:value-type="float">
            <text:p>5.575</text:p>
          </table:table-cell>
          <table:table-cell office:value-type="float" office:value="9.953" calcext:value-type="float">
            <text:p>9.953</text:p>
          </table:table-cell>
          <table:table-cell/>
          <table:table-cell table:style-name="ce2" office:value-type="string" calcext:value-type="string" table:number-columns-spanned="1" table:number-rows-spanned="4">
            <text:p>Run 10</text:p>
          </table:table-cell>
          <table:table-cell office:value-type="string" calcext:value-type="string">
            <text:p>GPU Memory movement</text:p>
          </table:table-cell>
          <table:table-cell office:value-type="float" office:value="1.559" calcext:value-type="float">
            <text:p>1.559</text:p>
          </table:table-cell>
          <table:table-cell office:value-type="float" office:value="2.864" calcext:value-type="float">
            <text:p>2.864</text:p>
          </table:table-cell>
          <table:table-cell office:value-type="float" office:value="7.867" calcext:value-type="float">
            <text:p>7.867</text:p>
          </table:table-cell>
          <table:table-cell office:value-type="float" office:value="12.008" calcext:value-type="float">
            <text:p>12.008</text:p>
          </table:table-cell>
          <table:table-cell/>
          <table:table-cell table:style-name="ce2" office:value-type="string" calcext:value-type="string" table:number-columns-spanned="1" table:number-rows-spanned="4">
            <text:p>Run 10</text:p>
          </table:table-cell>
          <table:table-cell office:value-type="string" calcext:value-type="string">
            <text:p>GPU Memory movement</text:p>
          </table:table-cell>
          <table:table-cell office:value-type="float" office:value="1.5" calcext:value-type="float">
            <text:p>1.5</text:p>
          </table:table-cell>
          <table:table-cell office:value-type="float" office:value="2.858" calcext:value-type="float">
            <text:p>2.858</text:p>
          </table:table-cell>
          <table:table-cell office:value-type="float" office:value="5.934" calcext:value-type="float">
            <text:p>5.934</text:p>
          </table:table-cell>
          <table:table-cell office:value-type="float" office:value="10.216" calcext:value-type="float">
            <text:p>10.216</text:p>
          </table:table-cell>
          <table:table-cell/>
          <table:table-cell table:style-name="ce2" office:value-type="string" calcext:value-type="string" table:number-columns-spanned="1" table:number-rows-spanned="4">
            <text:p>Run 10</text:p>
          </table:table-cell>
          <table:table-cell office:value-type="string" calcext:value-type="string">
            <text:p>GPU Memory movement</text:p>
          </table:table-cell>
          <table:table-cell office:value-type="float" office:value="1.574" calcext:value-type="float">
            <text:p>1.574</text:p>
          </table:table-cell>
          <table:table-cell office:value-type="float" office:value="2.896" calcext:value-type="float">
            <text:p>2.896</text:p>
          </table:table-cell>
          <table:table-cell office:value-type="float" office:value="5.82" calcext:value-type="float">
            <text:p>5.82</text:p>
          </table:table-cell>
          <table:table-cell office:value-type="float" office:value="10.672" calcext:value-type="float">
            <text:p>10.672</text:p>
          </table:table-cell>
          <table:table-cell/>
          <table:table-cell table:style-name="ce2" office:value-type="string" calcext:value-type="string" table:number-columns-spanned="1" table:number-rows-spanned="4">
            <text:p>Run 10</text:p>
          </table:table-cell>
          <table:table-cell office:value-type="string" calcext:value-type="string">
            <text:p>GPU Memory movement</text:p>
          </table:table-cell>
          <table:table-cell office:value-type="float" office:value="1.9" calcext:value-type="float">
            <text:p>1.9</text:p>
          </table:table-cell>
          <table:table-cell office:value-type="float" office:value="2.758" calcext:value-type="float">
            <text:p>2.758</text:p>
          </table:table-cell>
          <table:table-cell office:value-type="float" office:value="7.522" calcext:value-type="float">
            <text:p>7.522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90.866" calcext:value-type="float">
            <text:p>90.866</text:p>
          </table:table-cell>
          <table:table-cell office:value-type="float" office:value="240.01" calcext:value-type="float">
            <text:p>240.01</text:p>
          </table:table-cell>
          <table:table-cell office:value-type="float" office:value="479.675" calcext:value-type="float">
            <text:p>479.675</text:p>
          </table:table-cell>
          <table:table-cell office:value-type="float" office:value="868.13" calcext:value-type="float">
            <text:p>868.13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99.439" calcext:value-type="float">
            <text:p>99.439</text:p>
          </table:table-cell>
          <table:table-cell office:value-type="float" office:value="164.575" calcext:value-type="float">
            <text:p>164.575</text:p>
          </table:table-cell>
          <table:table-cell office:value-type="float" office:value="464.292" calcext:value-type="float">
            <text:p>464.292</text:p>
          </table:table-cell>
          <table:table-cell office:value-type="float" office:value="839.59" calcext:value-type="float">
            <text:p>839.59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97.148" calcext:value-type="float">
            <text:p>97.148</text:p>
          </table:table-cell>
          <table:table-cell office:value-type="float" office:value="228.582" calcext:value-type="float">
            <text:p>228.582</text:p>
          </table:table-cell>
          <table:table-cell office:value-type="float" office:value="477.552" calcext:value-type="float">
            <text:p>477.552</text:p>
          </table:table-cell>
          <table:table-cell office:value-type="float" office:value="883.682" calcext:value-type="float">
            <text:p>883.682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20.577" calcext:value-type="float">
            <text:p>120.577</text:p>
          </table:table-cell>
          <table:table-cell office:value-type="float" office:value="297.242" calcext:value-type="float">
            <text:p>297.242</text:p>
          </table:table-cell>
          <table:table-cell office:value-type="float" office:value="543.617" calcext:value-type="float">
            <text:p>543.617</text:p>
          </table:table-cell>
          <table:table-cell office:value-type="float" office:value="1028.536" calcext:value-type="float">
            <text:p>1028.536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29.329" calcext:value-type="float">
            <text:p>129.329</text:p>
          </table:table-cell>
          <table:table-cell office:value-type="float" office:value="321.779" calcext:value-type="float">
            <text:p>321.779</text:p>
          </table:table-cell>
          <table:table-cell office:value-type="float" office:value="636.596" calcext:value-type="float">
            <text:p>636.596</text:p>
          </table:table-cell>
          <table:table-cell office:value-type="float" office:value="1129.46" calcext:value-type="float">
            <text:p>1129.46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61.57" calcext:value-type="float">
            <text:p>161.57</text:p>
          </table:table-cell>
          <table:table-cell office:value-type="float" office:value="430.914" calcext:value-type="float">
            <text:p>430.914</text:p>
          </table:table-cell>
          <table:table-cell office:value-type="float" office:value="793.253" calcext:value-type="float">
            <text:p>793.253</text:p>
          </table:table-cell>
          <table:table-cell office:value-type="float" office:value="1519.868" calcext:value-type="float">
            <text:p>1519.868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304.358" calcext:value-type="float">
            <text:p>304.358</text:p>
          </table:table-cell>
          <table:table-cell office:value-type="float" office:value="537.369" calcext:value-type="float">
            <text:p>537.369</text:p>
          </table:table-cell>
          <table:table-cell office:value-type="float" office:value="1052.379" calcext:value-type="float">
            <text:p>1052.379</text:p>
          </table:table-cell>
          <table:table-cell office:value-type="float" office:value="2083.082" calcext:value-type="float">
            <text:p>2083.082</text:p>
          </table:table-cell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88.84" calcext:value-type="float">
            <text:p>88.84</text:p>
          </table:table-cell>
          <table:table-cell office:value-type="float" office:value="230.993" calcext:value-type="float">
            <text:p>230.993</text:p>
          </table:table-cell>
          <table:table-cell office:value-type="float" office:value="442.824" calcext:value-type="float">
            <text:p>442.824</text:p>
          </table:table-cell>
          <table:table-cell office:value-type="float" office:value="772.428" calcext:value-type="float">
            <text:p>772.428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119.04" calcext:value-type="float">
            <text:p>119.04</text:p>
          </table:table-cell>
          <table:table-cell office:value-type="float" office:value="150.275" calcext:value-type="float">
            <text:p>150.275</text:p>
          </table:table-cell>
          <table:table-cell office:value-type="float" office:value="421.678" calcext:value-type="float">
            <text:p>421.678</text:p>
          </table:table-cell>
          <table:table-cell office:value-type="float" office:value="760.609" calcext:value-type="float">
            <text:p>760.609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1.829" calcext:value-type="float">
            <text:p>91.829</text:p>
          </table:table-cell>
          <table:table-cell office:value-type="float" office:value="208.115" calcext:value-type="float">
            <text:p>208.115</text:p>
          </table:table-cell>
          <table:table-cell office:value-type="float" office:value="414.591" calcext:value-type="float">
            <text:p>414.591</text:p>
          </table:table-cell>
          <table:table-cell office:value-type="float" office:value="768.38" calcext:value-type="float">
            <text:p>768.38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113.105" calcext:value-type="float">
            <text:p>113.105</text:p>
          </table:table-cell>
          <table:table-cell office:value-type="float" office:value="260.654" calcext:value-type="float">
            <text:p>260.654</text:p>
          </table:table-cell>
          <table:table-cell office:value-type="float" office:value="465.615" calcext:value-type="float">
            <text:p>465.615</text:p>
          </table:table-cell>
          <table:table-cell office:value-type="float" office:value="800.147" calcext:value-type="float">
            <text:p>800.147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2.016" calcext:value-type="float">
            <text:p>92.016</text:p>
          </table:table-cell>
          <table:table-cell office:value-type="float" office:value="241.275" calcext:value-type="float">
            <text:p>241.275</text:p>
          </table:table-cell>
          <table:table-cell office:value-type="float" office:value="438.795" calcext:value-type="float">
            <text:p>438.795</text:p>
          </table:table-cell>
          <table:table-cell office:value-type="float" office:value="757.616" calcext:value-type="float">
            <text:p>757.616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0.778" calcext:value-type="float">
            <text:p>90.778</text:p>
          </table:table-cell>
          <table:table-cell office:value-type="float" office:value="303.364" calcext:value-type="float">
            <text:p>303.364</text:p>
          </table:table-cell>
          <table:table-cell office:value-type="float" office:value="432.513" calcext:value-type="float">
            <text:p>432.513</text:p>
          </table:table-cell>
          <table:table-cell office:value-type="float" office:value="828.357" calcext:value-type="float">
            <text:p>828.357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186.132" calcext:value-type="float">
            <text:p>186.132</text:p>
          </table:table-cell>
          <table:table-cell office:value-type="float" office:value="230.207" calcext:value-type="float">
            <text:p>230.207</text:p>
          </table:table-cell>
          <table:table-cell office:value-type="float" office:value="491.64" calcext:value-type="float">
            <text:p>491.64</text:p>
          </table:table-cell>
          <table:table-cell office:value-type="float" office:value="752.821" calcext:value-type="float">
            <text:p>752.821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81.17" calcext:value-type="float">
            <text:p>181.17</text:p>
          </table:table-cell>
          <table:table-cell office:value-type="float" office:value="473.89" calcext:value-type="float">
            <text:p>473.89</text:p>
          </table:table-cell>
          <table:table-cell office:value-type="float" office:value="928.122" calcext:value-type="float">
            <text:p>928.122</text:p>
          </table:table-cell>
          <table:table-cell office:value-type="float" office:value="1650.765" calcext:value-type="float">
            <text:p>1650.765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20.092" calcext:value-type="float">
            <text:p>220.092</text:p>
          </table:table-cell>
          <table:table-cell office:value-type="float" office:value="317.153" calcext:value-type="float">
            <text:p>317.153</text:p>
          </table:table-cell>
          <table:table-cell office:value-type="float" office:value="891.602" calcext:value-type="float">
            <text:p>891.602</text:p>
          </table:table-cell>
          <table:table-cell office:value-type="float" office:value="1610.029" calcext:value-type="float">
            <text:p>1610.029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190.495" calcext:value-type="float">
            <text:p>190.495</text:p>
          </table:table-cell>
          <table:table-cell office:value-type="float" office:value="439.292" calcext:value-type="float">
            <text:p>439.292</text:p>
          </table:table-cell>
          <table:table-cell office:value-type="float" office:value="897.718" calcext:value-type="float">
            <text:p>897.718</text:p>
          </table:table-cell>
          <table:table-cell office:value-type="float" office:value="1662.015" calcext:value-type="float">
            <text:p>1662.015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35.241" calcext:value-type="float">
            <text:p>235.241</text:p>
          </table:table-cell>
          <table:table-cell office:value-type="float" office:value="560.76" calcext:value-type="float">
            <text:p>560.76</text:p>
          </table:table-cell>
          <table:table-cell office:value-type="float" office:value="1017.099" calcext:value-type="float">
            <text:p>1017.099</text:p>
          </table:table-cell>
          <table:table-cell office:value-type="float" office:value="1840.691" calcext:value-type="float">
            <text:p>1840.691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22.845" calcext:value-type="float">
            <text:p>222.845</text:p>
          </table:table-cell>
          <table:table-cell office:value-type="float" office:value="565.912" calcext:value-type="float">
            <text:p>565.912</text:p>
          </table:table-cell>
          <table:table-cell office:value-type="float" office:value="1081.325" calcext:value-type="float">
            <text:p>1081.325</text:p>
          </table:table-cell>
          <table:table-cell office:value-type="float" office:value="1897.292" calcext:value-type="float">
            <text:p>1897.292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53.922" calcext:value-type="float">
            <text:p>253.922</text:p>
          </table:table-cell>
          <table:table-cell office:value-type="float" office:value="737.174" calcext:value-type="float">
            <text:p>737.174</text:p>
          </table:table-cell>
          <table:table-cell office:value-type="float" office:value="1231.586" calcext:value-type="float">
            <text:p>1231.586</text:p>
          </table:table-cell>
          <table:table-cell office:value-type="float" office:value="2358.897" calcext:value-type="float">
            <text:p>2358.897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492.39" calcext:value-type="float">
            <text:p>492.39</text:p>
          </table:table-cell>
          <table:table-cell office:value-type="float" office:value="770.334" calcext:value-type="float">
            <text:p>770.334</text:p>
          </table:table-cell>
          <table:table-cell office:value-type="float" office:value="1551.541" calcext:value-type="float">
            <text:p>1551.541</text:p>
          </table:table-cell>
          <table:table-cell office:value-type="float" office:value="2846.303" calcext:value-type="float">
            <text:p>2846.303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Average</text:p>
          </table:table-cell>
          <table:table-cell office:value-type="string" calcext:value-type="string">
            <text:p>GPU Memory movement</text:p>
          </table:table-cell>
          <table:table-cell table:formula="of:=SUM([.C11];[.C15];[.C19];[.C23];[.C27];[.C31];[.C35];[.C39];[.C43];[.C47]) / 10" office:value-type="float" office:value="1.5552" calcext:value-type="float">
            <text:p>1.5552</text:p>
          </table:table-cell>
          <table:table-cell table:formula="of:=SUM([.D11];[.D15];[.D19];[.D23];[.D27];[.D31];[.D35];[.D39];[.D43];[.D47]) / 10" office:value-type="float" office:value="2.6459" calcext:value-type="float">
            <text:p>2.6459</text:p>
          </table:table-cell>
          <table:table-cell table:formula="of:=SUM([.E11];[.E15];[.E19];[.E23];[.E27];[.E31];[.E35];[.E39];[.E43];[.E47]) / 10" office:value-type="float" office:value="5.5768" calcext:value-type="float">
            <text:p>5.5768</text:p>
          </table:table-cell>
          <table:table-cell table:formula="of:=SUM([.F11];[.F15];[.F19];[.F23];[.F27];[.F31];[.F35];[.F39];[.F43];[.F47]) / 10" office:value-type="float" office:value="10.5396" calcext:value-type="float">
            <text:p>10.5396</text:p>
          </table:table-cell>
          <table:table-cell/>
          <table:table-cell table:style-name="ce2" office:value-type="string" calcext:value-type="string" table:number-columns-spanned="1" table:number-rows-spanned="4">
            <text:p>Average</text:p>
          </table:table-cell>
          <table:table-cell office:value-type="string" calcext:value-type="string">
            <text:p>GPU Memory movement</text:p>
          </table:table-cell>
          <table:table-cell table:formula="of:=SUM([.J11];[.J15];[.J19];[.J23];[.J27];[.J31];[.J35];[.J39];[.J43];[.J47]) / 10" office:value-type="float" office:value="1.5412" calcext:value-type="float">
            <text:p>1.5412</text:p>
          </table:table-cell>
          <table:table-cell table:formula="of:=SUM([.K11];[.K15];[.K19];[.K23];[.K27];[.K31];[.K35];[.K39];[.K43];[.K47]) / 10" office:value-type="float" office:value="2.4389" calcext:value-type="float">
            <text:p>2.4389</text:p>
          </table:table-cell>
          <table:table-cell table:formula="of:=SUM([.L11];[.L15];[.L19];[.L23];[.L27];[.L31];[.L35];[.L39];[.L43];[.L47]) / 10" office:value-type="float" office:value="6.2221" calcext:value-type="float">
            <text:p>6.2221</text:p>
          </table:table-cell>
          <table:table-cell table:formula="of:=SUM([.M11];[.M15];[.M19];[.M23];[.M27];[.M31];[.M35];[.M39];[.M43];[.M47]) / 10" office:value-type="float" office:value="9.6879" calcext:value-type="float">
            <text:p>9.6879</text:p>
          </table:table-cell>
          <table:table-cell/>
          <table:table-cell table:style-name="ce2" office:value-type="string" calcext:value-type="string" table:number-columns-spanned="1" table:number-rows-spanned="4">
            <text:p>Average</text:p>
          </table:table-cell>
          <table:table-cell office:value-type="string" calcext:value-type="string">
            <text:p>GPU Memory movement</text:p>
          </table:table-cell>
          <table:table-cell table:formula="of:=SUM([.Q11];[.Q15];[.Q19];[.Q23];[.Q27];[.Q31];[.Q35];[.Q39];[.Q43];[.Q47]) / 10" office:value-type="float" office:value="1.6248" calcext:value-type="float">
            <text:p>1.6248</text:p>
          </table:table-cell>
          <table:table-cell table:formula="of:=SUM([.R11];[.R15];[.R19];[.R23];[.R27];[.R31];[.R35];[.R39];[.R43];[.R47]) / 10" office:value-type="float" office:value="2.4953" calcext:value-type="float">
            <text:p>2.4953</text:p>
          </table:table-cell>
          <table:table-cell table:formula="of:=SUM([.S11];[.S15];[.S19];[.S23];[.S27];[.S31];[.S35];[.S39];[.S43];[.S47]) / 10" office:value-type="float" office:value="5.311" calcext:value-type="float">
            <text:p>5.311</text:p>
          </table:table-cell>
          <table:table-cell table:formula="of:=SUM([.T11];[.T15];[.T19];[.T23];[.T27];[.T31];[.T35];[.T39];[.T43];[.T47]) / 10" office:value-type="float" office:value="9.9469" calcext:value-type="float">
            <text:p>9.9469</text:p>
          </table:table-cell>
          <table:table-cell/>
          <table:table-cell table:style-name="ce2" office:value-type="string" calcext:value-type="string" table:number-columns-spanned="1" table:number-rows-spanned="4">
            <text:p>Average</text:p>
          </table:table-cell>
          <table:table-cell office:value-type="string" calcext:value-type="string">
            <text:p>GPU Memory movement</text:p>
          </table:table-cell>
          <table:table-cell table:formula="of:=SUM([.X11];[.X15];[.X19];[.X23];[.X27];[.X31];[.X35];[.X39];[.X43];[.X47]) / 10" office:value-type="float" office:value="1.8299" calcext:value-type="float">
            <text:p>1.8299</text:p>
          </table:table-cell>
          <table:table-cell table:formula="of:=SUM([.Y11];[.Y15];[.Y19];[.Y23];[.Y27];[.Y31];[.Y35];[.Y39];[.Y43];[.Y47]) / 10" office:value-type="float" office:value="2.7343" calcext:value-type="float">
            <text:p>2.7343</text:p>
          </table:table-cell>
          <table:table-cell table:formula="of:=SUM([.Z11];[.Z15];[.Z19];[.Z23];[.Z27];[.Z31];[.Z35];[.Z39];[.Z43];[.Z47]) / 10" office:value-type="float" office:value="5.8691" calcext:value-type="float">
            <text:p>5.8691</text:p>
          </table:table-cell>
          <table:table-cell table:formula="of:=SUM([.AA11];[.AA15];[.AA19];[.AA23];[.AA27];[.AA31];[.AA35];[.AA39];[.AA43];[.AA47]) / 10" office:value-type="float" office:value="9.965" calcext:value-type="float">
            <text:p>9.965</text:p>
          </table:table-cell>
          <table:table-cell/>
          <table:table-cell table:style-name="ce2" office:value-type="string" calcext:value-type="string" table:number-columns-spanned="1" table:number-rows-spanned="4">
            <text:p>Average</text:p>
          </table:table-cell>
          <table:table-cell office:value-type="string" calcext:value-type="string">
            <text:p>GPU Memory movement</text:p>
          </table:table-cell>
          <table:table-cell table:formula="of:=SUM([.AE11];[.AE15];[.AE19];[.AE23];[.AE27];[.AE31];[.AE35];[.AE39];[.AE43];[.AE47]) / 10" office:value-type="float" office:value="1.5576" calcext:value-type="float">
            <text:p>1.5576</text:p>
          </table:table-cell>
          <table:table-cell table:formula="of:=SUM([.AF11];[.AF15];[.AF19];[.AF23];[.AF27];[.AF31];[.AF35];[.AF39];[.AF43];[.AF47]) / 10" office:value-type="float" office:value="2.4689" calcext:value-type="float">
            <text:p>2.4689</text:p>
          </table:table-cell>
          <table:table-cell table:formula="of:=SUM([.AG11];[.AG15];[.AG19];[.AG23];[.AG27];[.AG31];[.AG35];[.AG39];[.AG43];[.AG47]) / 10" office:value-type="float" office:value="5.5045" calcext:value-type="float">
            <text:p>5.5045</text:p>
          </table:table-cell>
          <table:table-cell table:formula="of:=SUM([.AH11];[.AH15];[.AH19];[.AH23];[.AH27];[.AH31];[.AH35];[.AH39];[.AH43];[.AH47]) / 10" office:value-type="float" office:value="9.7461" calcext:value-type="float">
            <text:p>9.7461</text:p>
          </table:table-cell>
          <table:table-cell/>
          <table:table-cell table:style-name="ce2" office:value-type="string" calcext:value-type="string" table:number-columns-spanned="1" table:number-rows-spanned="4">
            <text:p>Average</text:p>
          </table:table-cell>
          <table:table-cell office:value-type="string" calcext:value-type="string">
            <text:p>GPU Memory movement</text:p>
          </table:table-cell>
          <table:table-cell table:formula="of:=SUM([.AL11];[.AL15];[.AL19];[.AL23];[.AL27];[.AL31];[.AL35];[.AL39];[.AL43];[.AL47]) / 10" office:value-type="float" office:value="1.5215" calcext:value-type="float">
            <text:p>1.5215</text:p>
          </table:table-cell>
          <table:table-cell table:formula="of:=SUM([.AM11];[.AM15];[.AM19];[.AM23];[.AM27];[.AM31];[.AM35];[.AM39];[.AM43];[.AM47]) / 10" office:value-type="float" office:value="2.563" calcext:value-type="float">
            <text:p>2.563</text:p>
          </table:table-cell>
          <table:table-cell table:formula="of:=SUM([.AN11];[.AN15];[.AN19];[.AN23];[.AN27];[.AN31];[.AN35];[.AN39];[.AN43];[.AN47]) / 10" office:value-type="float" office:value="5.4143" calcext:value-type="float">
            <text:p>5.4143</text:p>
          </table:table-cell>
          <table:table-cell table:formula="of:=SUM([.AO11];[.AO15];[.AO19];[.AO23];[.AO27];[.AO31];[.AO35];[.AO39];[.AO43];[.AO47]) / 10" office:value-type="float" office:value="9.8072" calcext:value-type="float">
            <text:p>9.8072</text:p>
          </table:table-cell>
          <table:table-cell/>
          <table:table-cell table:style-name="ce2" office:value-type="string" calcext:value-type="string" table:number-columns-spanned="1" table:number-rows-spanned="4">
            <text:p>Average</text:p>
          </table:table-cell>
          <table:table-cell office:value-type="string" calcext:value-type="string">
            <text:p>GPU Memory movement</text:p>
          </table:table-cell>
          <table:table-cell table:formula="of:=SUM([.AS11];[.AS15];[.AS19];[.AS23];[.AS27];[.AS31];[.AS35];[.AS39];[.AS43];[.AS47]) / 10" office:value-type="float" office:value="2.4168" calcext:value-type="float">
            <text:p>2.4168</text:p>
          </table:table-cell>
          <table:table-cell table:formula="of:=SUM([.AT11];[.AT15];[.AT19];[.AT23];[.AT27];[.AT31];[.AT35];[.AT39];[.AT43];[.AT47]) / 10" office:value-type="float" office:value="2.7396" calcext:value-type="float">
            <text:p>2.7396</text:p>
          </table:table-cell>
          <table:table-cell table:formula="of:=SUM([.AU11];[.AU15];[.AU19];[.AU23];[.AU27];[.AU31];[.AU35];[.AU39];[.AU43];[.AU47]) / 10" office:value-type="float" office:value="5.6543" calcext:value-type="float">
            <text:p>5.6543</text:p>
          </table:table-cell>
          <table:table-cell table:formula="of:=SUM([.AV11];[.AV15];[.AV19];[.AV23];[.AV27];[.AV31];[.AV35];[.AV39];[.AV43];[.AV47]) / 10" office:value-type="float" office:value="10.6299" calcext:value-type="float">
            <text:p>10.6299</text:p>
          </table:table-cell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table:formula="of:=SUM([.C12];[.C16];[.C20];[.C24];[.C28];[.C32];[.C36];[.C40];[.C44];[.C48]) / 10" office:value-type="float" office:value="91.4494" calcext:value-type="float">
            <text:p>91.4494</text:p>
          </table:table-cell>
          <table:table-cell table:formula="of:=SUM([.D12];[.D16];[.D20];[.D24];[.D28];[.D32];[.D36];[.D40];[.D44];[.D48]) / 10" office:value-type="float" office:value="208.9538" calcext:value-type="float">
            <text:p>208.9538</text:p>
          </table:table-cell>
          <table:table-cell table:formula="of:=SUM([.E12];[.E16];[.E20];[.E24];[.E28];[.E32];[.E36];[.E40];[.E44];[.E48]) / 10" office:value-type="float" office:value="427.8063" calcext:value-type="float">
            <text:p>427.8063</text:p>
          </table:table-cell>
          <table:table-cell table:formula="of:=SUM([.F12];[.F16];[.F20];[.F24];[.F28];[.F32];[.F36];[.F40];[.F44];[.F48]) / 10" office:value-type="float" office:value="817.3744" calcext:value-type="float">
            <text:p>817.3744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table:formula="of:=SUM([.J12];[.J16];[.J20];[.J24];[.J28];[.J32];[.J36];[.J40];[.J44];[.J48]) / 10" office:value-type="float" office:value="93.4583" calcext:value-type="float">
            <text:p>93.4583</text:p>
          </table:table-cell>
          <table:table-cell table:formula="of:=SUM([.K12];[.K16];[.K20];[.K24];[.K28];[.K32];[.K36];[.K40];[.K44];[.K48]) / 10" office:value-type="float" office:value="169.1638" calcext:value-type="float">
            <text:p>169.1638</text:p>
          </table:table-cell>
          <table:table-cell table:formula="of:=SUM([.L12];[.L16];[.L20];[.L24];[.L28];[.L32];[.L36];[.L40];[.L44];[.L48]) / 10" office:value-type="float" office:value="433.0888" calcext:value-type="float">
            <text:p>433.0888</text:p>
          </table:table-cell>
          <table:table-cell table:formula="of:=SUM([.M12];[.M16];[.M20];[.M24];[.M28];[.M32];[.M36];[.M40];[.M44];[.M48]) / 10" office:value-type="float" office:value="798.4245" calcext:value-type="float">
            <text:p>798.4245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table:formula="of:=SUM([.Q12];[.Q16];[.Q20];[.Q24];[.Q28];[.Q32];[.Q36];[.Q40];[.Q44];[.Q48]) / 10" office:value-type="float" office:value="100.5723" calcext:value-type="float">
            <text:p>100.5723</text:p>
          </table:table-cell>
          <table:table-cell table:formula="of:=SUM([.R12];[.R16];[.R20];[.R24];[.R28];[.R32];[.R36];[.R40];[.R44];[.R48]) / 10" office:value-type="float" office:value="183.7097" calcext:value-type="float">
            <text:p>183.7097</text:p>
          </table:table-cell>
          <table:table-cell table:formula="of:=SUM([.S12];[.S16];[.S20];[.S24];[.S28];[.S32];[.S36];[.S40];[.S44];[.S48]) / 10" office:value-type="float" office:value="433.1126" calcext:value-type="float">
            <text:p>433.1126</text:p>
          </table:table-cell>
          <table:table-cell table:formula="of:=SUM([.T12];[.T16];[.T20];[.T24];[.T28];[.T32];[.T36];[.T40];[.T44];[.T48]) / 10" office:value-type="float" office:value="848.9382" calcext:value-type="float">
            <text:p>848.9382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table:formula="of:=SUM([.X12];[.X16];[.X20];[.X24];[.X28];[.X32];[.X36];[.X40];[.X44];[.X48]) / 10" office:value-type="float" office:value="110.7912" calcext:value-type="float">
            <text:p>110.7912</text:p>
          </table:table-cell>
          <table:table-cell table:formula="of:=SUM([.Y12];[.Y16];[.Y20];[.Y24];[.Y28];[.Y32];[.Y36];[.Y40];[.Y44];[.Y48]) / 10" office:value-type="float" office:value="225.108" calcext:value-type="float">
            <text:p>225.108</text:p>
          </table:table-cell>
          <table:table-cell table:formula="of:=SUM([.Z12];[.Z16];[.Z20];[.Z24];[.Z28];[.Z32];[.Z36];[.Z40];[.Z44];[.Z48]) / 10" office:value-type="float" office:value="466.0709" calcext:value-type="float">
            <text:p>466.0709</text:p>
          </table:table-cell>
          <table:table-cell table:formula="of:=SUM([.AA12];[.AA16];[.AA20];[.AA24];[.AA28];[.AA32];[.AA36];[.AA40];[.AA44];[.AA48]) / 10" office:value-type="float" office:value="949.0839" calcext:value-type="float">
            <text:p>949.0839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table:formula="of:=SUM([.AE12];[.AE16];[.AE20];[.AE24];[.AE28];[.AE32];[.AE36];[.AE40];[.AE44];[.AE48]) / 10" office:value-type="float" office:value="136.6889" calcext:value-type="float">
            <text:p>136.6889</text:p>
          </table:table-cell>
          <table:table-cell table:formula="of:=SUM([.AF12];[.AF16];[.AF20];[.AF24];[.AF28];[.AF32];[.AF36];[.AF40];[.AF44];[.AF48]) / 10" office:value-type="float" office:value="251.4933" calcext:value-type="float">
            <text:p>251.4933</text:p>
          </table:table-cell>
          <table:table-cell table:formula="of:=SUM([.AG12];[.AG16];[.AG20];[.AG24];[.AG28];[.AG32];[.AG36];[.AG40];[.AG44];[.AG48]) / 10" office:value-type="float" office:value="563.8854" calcext:value-type="float">
            <text:p>563.8854</text:p>
          </table:table-cell>
          <table:table-cell table:formula="of:=SUM([.AH12];[.AH16];[.AH20];[.AH24];[.AH28];[.AH32];[.AH36];[.AH40];[.AH44];[.AH48]) / 10" office:value-type="float" office:value="1071.9428" calcext:value-type="float">
            <text:p>1071.9428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table:formula="of:=SUM([.AL12];[.AL16];[.AL20];[.AL24];[.AL28];[.AL32];[.AL36];[.AL40];[.AL44];[.AL48]) / 10" office:value-type="float" office:value="163.7567" calcext:value-type="float">
            <text:p>163.7567</text:p>
          </table:table-cell>
          <table:table-cell table:formula="of:=SUM([.AM12];[.AM16];[.AM20];[.AM24];[.AM28];[.AM32];[.AM36];[.AM40];[.AM44];[.AM48]) / 10" office:value-type="float" office:value="338.2722" calcext:value-type="float">
            <text:p>338.2722</text:p>
          </table:table-cell>
          <table:table-cell table:formula="of:=SUM([.AN12];[.AN16];[.AN20];[.AN24];[.AN28];[.AN32];[.AN36];[.AN40];[.AN44];[.AN48]) / 10" office:value-type="float" office:value="713.2571" calcext:value-type="float">
            <text:p>713.2571</text:p>
          </table:table-cell>
          <table:table-cell table:formula="of:=SUM([.AO12];[.AO16];[.AO20];[.AO24];[.AO28];[.AO32];[.AO36];[.AO40];[.AO44];[.AO48]) / 10" office:value-type="float" office:value="1407.4057" calcext:value-type="float">
            <text:p>1407.4057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table:formula="of:=SUM([.AS12];[.AS16];[.AS20];[.AS24];[.AS28];[.AS32];[.AS36];[.AS40];[.AS44];[.AS48]) / 10" office:value-type="float" office:value="264.4777" calcext:value-type="float">
            <text:p>264.4777</text:p>
          </table:table-cell>
          <table:table-cell table:formula="of:=SUM([.AT12];[.AT16];[.AT20];[.AT24];[.AT28];[.AT32];[.AT36];[.AT40];[.AT44];[.AT48]) / 10" office:value-type="float" office:value="491.5858" calcext:value-type="float">
            <text:p>491.5858</text:p>
          </table:table-cell>
          <table:table-cell table:formula="of:=SUM([.AU12];[.AU16];[.AU20];[.AU24];[.AU28];[.AU32];[.AU36];[.AU40];[.AU44];[.AU48]) / 10" office:value-type="float" office:value="1022.0434" calcext:value-type="float">
            <text:p>1022.0434</text:p>
          </table:table-cell>
          <table:table-cell table:formula="of:=SUM([.AV12];[.AV16];[.AV20];[.AV24];[.AV28];[.AV32];[.AV36];[.AV40];[.AV44];[.AV48]) / 10" office:value-type="float" office:value="2089.8141" calcext:value-type="float">
            <text:p>2089.8141</text:p>
          </table:table-cell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table:formula="of:=SUM([.C13];[.C17];[.C21];[.C25];[.C29];[.C33];[.C37];[.C41];[.C45];[.C49]) / 10" office:value-type="float" office:value="95.1918" calcext:value-type="float">
            <text:p>95.1918</text:p>
          </table:table-cell>
          <table:table-cell table:formula="of:=SUM([.D13];[.D17];[.D21];[.D25];[.D29];[.D33];[.D37];[.D41];[.D45];[.D49]) / 10" office:value-type="float" office:value="200.75" calcext:value-type="float">
            <text:p>200.75</text:p>
          </table:table-cell>
          <table:table-cell table:formula="of:=SUM([.E13];[.E17];[.E21];[.E25];[.E29];[.E33];[.E37];[.E41];[.E45];[.E49]) / 10" office:value-type="float" office:value="407.4501" calcext:value-type="float">
            <text:p>407.4501</text:p>
          </table:table-cell>
          <table:table-cell table:formula="of:=SUM([.F13];[.F17];[.F21];[.F25];[.F29];[.F33];[.F37];[.F41];[.F45];[.F49]) / 10" office:value-type="float" office:value="761.4638" calcext:value-type="float">
            <text:p>761.4638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table:formula="of:=SUM([.J13];[.J17];[.J21];[.J25];[.J29];[.J33];[.J37];[.J41];[.J45];[.J49]) / 10" office:value-type="float" office:value="100.0423" calcext:value-type="float">
            <text:p>100.0423</text:p>
          </table:table-cell>
          <table:table-cell table:formula="of:=SUM([.K13];[.K17];[.K21];[.K25];[.K29];[.K33];[.K37];[.K41];[.K45];[.K49]) / 10" office:value-type="float" office:value="154.0919" calcext:value-type="float">
            <text:p>154.0919</text:p>
          </table:table-cell>
          <table:table-cell table:formula="of:=SUM([.L13];[.L17];[.L21];[.L25];[.L29];[.L33];[.L37];[.L41];[.L45];[.L49]) / 10" office:value-type="float" office:value="410.821" calcext:value-type="float">
            <text:p>410.821</text:p>
          </table:table-cell>
          <table:table-cell table:formula="of:=SUM([.M13];[.M17];[.M21];[.M25];[.M29];[.M33];[.M37];[.M41];[.M45];[.M49]) / 10" office:value-type="float" office:value="729.7934" calcext:value-type="float">
            <text:p>729.7934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table:formula="of:=SUM([.Q13];[.Q17];[.Q21];[.Q25];[.Q29];[.Q33];[.Q37];[.Q41];[.Q45];[.Q49]) / 10" office:value-type="float" office:value="93.3787" calcext:value-type="float">
            <text:p>93.3787</text:p>
          </table:table-cell>
          <table:table-cell table:formula="of:=SUM([.R13];[.R17];[.R21];[.R25];[.R29];[.R33];[.R37];[.R41];[.R45];[.R49]) / 10" office:value-type="float" office:value="160.9823" calcext:value-type="float">
            <text:p>160.9823</text:p>
          </table:table-cell>
          <table:table-cell table:formula="of:=SUM([.S13];[.S17];[.S21];[.S25];[.S29];[.S33];[.S37];[.S41];[.S45];[.S49]) / 10" office:value-type="float" office:value="378.8298" calcext:value-type="float">
            <text:p>378.8298</text:p>
          </table:table-cell>
          <table:table-cell table:formula="of:=SUM([.T13];[.T17];[.T21];[.T25];[.T29];[.T33];[.T37];[.T41];[.T45];[.T49]) / 10" office:value-type="float" office:value="736.4157" calcext:value-type="float">
            <text:p>736.4157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table:formula="of:=SUM([.X13];[.X17];[.X21];[.X25];[.X29];[.X33];[.X37];[.X41];[.X45];[.X49]) / 10" office:value-type="float" office:value="101.2149" calcext:value-type="float">
            <text:p>101.2149</text:p>
          </table:table-cell>
          <table:table-cell table:formula="of:=SUM([.Y13];[.Y17];[.Y21];[.Y25];[.Y29];[.Y33];[.Y37];[.Y41];[.Y45];[.Y49]) / 10" office:value-type="float" office:value="190.0286" calcext:value-type="float">
            <text:p>190.0286</text:p>
          </table:table-cell>
          <table:table-cell table:formula="of:=SUM([.Z13];[.Z17];[.Z21];[.Z25];[.Z29];[.Z33];[.Z37];[.Z41];[.Z45];[.Z49]) / 10" office:value-type="float" office:value="385.8779" calcext:value-type="float">
            <text:p>385.8779</text:p>
          </table:table-cell>
          <table:table-cell table:formula="of:=SUM([.AA13];[.AA17];[.AA21];[.AA25];[.AA29];[.AA33];[.AA37];[.AA41];[.AA45];[.AA49]) / 10" office:value-type="float" office:value="747.8666" calcext:value-type="float">
            <text:p>747.8666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table:formula="of:=SUM([.AE13];[.AE17];[.AE21];[.AE25];[.AE29];[.AE33];[.AE37];[.AE41];[.AE45];[.AE49]) / 10" office:value-type="float" office:value="96.4165" calcext:value-type="float">
            <text:p>96.4165</text:p>
          </table:table-cell>
          <table:table-cell table:formula="of:=SUM([.AF13];[.AF17];[.AF21];[.AF25];[.AF29];[.AF33];[.AF37];[.AF41];[.AF45];[.AF49]) / 10" office:value-type="float" office:value="173.6954" calcext:value-type="float">
            <text:p>173.6954</text:p>
          </table:table-cell>
          <table:table-cell table:formula="of:=SUM([.AG13];[.AG17];[.AG21];[.AG25];[.AG29];[.AG33];[.AG37];[.AG41];[.AG45];[.AG49]) / 10" office:value-type="float" office:value="400.5517" calcext:value-type="float">
            <text:p>400.5517</text:p>
          </table:table-cell>
          <table:table-cell table:formula="of:=SUM([.AH13];[.AH17];[.AH21];[.AH25];[.AH29];[.AH33];[.AH37];[.AH41];[.AH45];[.AH49]) / 10" office:value-type="float" office:value="731.6235" calcext:value-type="float">
            <text:p>731.6235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table:formula="of:=SUM([.AL13];[.AL17];[.AL21];[.AL25];[.AL29];[.AL33];[.AL37];[.AL41];[.AL45];[.AL49]) / 10" office:value-type="float" office:value="92.5592" calcext:value-type="float">
            <text:p>92.5592</text:p>
          </table:table-cell>
          <table:table-cell table:formula="of:=SUM([.AM13];[.AM17];[.AM21];[.AM25];[.AM29];[.AM33];[.AM37];[.AM41];[.AM45];[.AM49]) / 10" office:value-type="float" office:value="185.2298" calcext:value-type="float">
            <text:p>185.2298</text:p>
          </table:table-cell>
          <table:table-cell table:formula="of:=SUM([.AN13];[.AN17];[.AN21];[.AN25];[.AN29];[.AN33];[.AN37];[.AN41];[.AN45];[.AN49]) / 10" office:value-type="float" office:value="393.1969" calcext:value-type="float">
            <text:p>393.1969</text:p>
          </table:table-cell>
          <table:table-cell table:formula="of:=SUM([.AO13];[.AO17];[.AO21];[.AO25];[.AO29];[.AO33];[.AO37];[.AO41];[.AO45];[.AO49]) / 10" office:value-type="float" office:value="746.7296" calcext:value-type="float">
            <text:p>746.7296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table:formula="of:=SUM([.AS13];[.AS17];[.AS21];[.AS25];[.AS29];[.AS33];[.AS37];[.AS41];[.AS45];[.AS49]) / 10" office:value-type="float" office:value="116.2303" calcext:value-type="float">
            <text:p>116.2303</text:p>
          </table:table-cell>
          <table:table-cell table:formula="of:=SUM([.AT13];[.AT17];[.AT21];[.AT25];[.AT29];[.AT33];[.AT37];[.AT41];[.AT45];[.AT49]) / 10" office:value-type="float" office:value="182.9089" calcext:value-type="float">
            <text:p>182.9089</text:p>
          </table:table-cell>
          <table:table-cell table:formula="of:=SUM([.AU13];[.AU17];[.AU21];[.AU25];[.AU29];[.AU33];[.AU37];[.AU41];[.AU45];[.AU49]) / 10" office:value-type="float" office:value="392.8111" calcext:value-type="float">
            <text:p>392.8111</text:p>
          </table:table-cell>
          <table:table-cell table:formula="of:=SUM([.AV13];[.AV17];[.AV21];[.AV25];[.AV29];[.AV33];[.AV37];[.AV41];[.AV45];[.AV49]) / 10" office:value-type="float" office:value="816.379" calcext:value-type="float">
            <text:p>816.379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51:.C53])" office:value-type="float" office:value="188.1964" calcext:value-type="float">
            <text:p>188.1964</text:p>
          </table:table-cell>
          <table:table-cell table:formula="of:=SUM([.D51:.D53])" office:value-type="float" office:value="412.3497" calcext:value-type="float">
            <text:p>412.3497</text:p>
          </table:table-cell>
          <table:table-cell table:formula="of:=SUM([.E51:.E53])" office:value-type="float" office:value="840.8332" calcext:value-type="float">
            <text:p>840.8332</text:p>
          </table:table-cell>
          <table:table-cell table:formula="of:=SUM([.F51:.F53])" office:value-type="float" office:value="1589.3778" calcext:value-type="float">
            <text:p>1589.3778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table:formula="of:=SUM([.J51:.J53])" office:value-type="float" office:value="195.0418" calcext:value-type="float">
            <text:p>195.0418</text:p>
          </table:table-cell>
          <table:table-cell table:formula="of:=SUM([.K51:.K53])" office:value-type="float" office:value="325.6946" calcext:value-type="float">
            <text:p>325.6946</text:p>
          </table:table-cell>
          <table:table-cell table:formula="of:=SUM([.L51:.L53])" office:value-type="float" office:value="850.1319" calcext:value-type="float">
            <text:p>850.1319</text:p>
          </table:table-cell>
          <table:table-cell table:formula="of:=SUM([.M51:.M53])" office:value-type="float" office:value="1537.9058" calcext:value-type="float">
            <text:p>1537.9058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table:formula="of:=SUM([.Q51:.Q53])" office:value-type="float" office:value="195.5758" calcext:value-type="float">
            <text:p>195.5758</text:p>
          </table:table-cell>
          <table:table-cell table:formula="of:=SUM([.R51:.R53])" office:value-type="float" office:value="347.1873" calcext:value-type="float">
            <text:p>347.1873</text:p>
          </table:table-cell>
          <table:table-cell table:formula="of:=SUM([.S51:.S53])" office:value-type="float" office:value="817.2534" calcext:value-type="float">
            <text:p>817.2534</text:p>
          </table:table-cell>
          <table:table-cell table:formula="of:=SUM([.T51:.T53])" office:value-type="float" office:value="1595.3008" calcext:value-type="float">
            <text:p>1595.3008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table:formula="of:=SUM([.X51:.X53])" office:value-type="float" office:value="213.836" calcext:value-type="float">
            <text:p>213.836</text:p>
          </table:table-cell>
          <table:table-cell table:formula="of:=SUM([.Y51:.Y53])" office:value-type="float" office:value="417.8709" calcext:value-type="float">
            <text:p>417.8709</text:p>
          </table:table-cell>
          <table:table-cell table:formula="of:=SUM([.Z51:.Z53])" office:value-type="float" office:value="857.8179" calcext:value-type="float">
            <text:p>857.8179</text:p>
          </table:table-cell>
          <table:table-cell table:formula="of:=SUM([.AA51:.AA53])" office:value-type="float" office:value="1706.9155" calcext:value-type="float">
            <text:p>1706.9155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table:formula="of:=SUM([.AE51:.AE53])" office:value-type="float" office:value="234.663" calcext:value-type="float">
            <text:p>234.663</text:p>
          </table:table-cell>
          <table:table-cell table:formula="of:=SUM([.AF51:.AF53])" office:value-type="float" office:value="427.6576" calcext:value-type="float">
            <text:p>427.6576</text:p>
          </table:table-cell>
          <table:table-cell table:formula="of:=SUM([.AG51:.AG53])" office:value-type="float" office:value="969.9416" calcext:value-type="float">
            <text:p>969.9416</text:p>
          </table:table-cell>
          <table:table-cell table:formula="of:=SUM([.AH51:.AH53])" office:value-type="float" office:value="1813.3124" calcext:value-type="float">
            <text:p>1813.3124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table:formula="of:=SUM([.AL51:.AL53])" office:value-type="float" office:value="257.8374" calcext:value-type="float">
            <text:p>257.8374</text:p>
          </table:table-cell>
          <table:table-cell table:formula="of:=SUM([.AM51:.AM53])" office:value-type="float" office:value="526.065" calcext:value-type="float">
            <text:p>526.065</text:p>
          </table:table-cell>
          <table:table-cell table:formula="of:=SUM([.AN51:.AN53])" office:value-type="float" office:value="1111.8683" calcext:value-type="float">
            <text:p>1111.8683</text:p>
          </table:table-cell>
          <table:table-cell table:formula="of:=SUM([.AO51:.AO53])" office:value-type="float" office:value="2163.9425" calcext:value-type="float">
            <text:p>2163.9425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table:formula="of:=SUM([.AS51:.AS53])" office:value-type="float" office:value="383.1248" calcext:value-type="float">
            <text:p>383.1248</text:p>
          </table:table-cell>
          <table:table-cell table:formula="of:=SUM([.AT51:.AT53])" office:value-type="float" office:value="677.2343" calcext:value-type="float">
            <text:p>677.2343</text:p>
          </table:table-cell>
          <table:table-cell table:formula="of:=SUM([.AU51:.AU53])" office:value-type="float" office:value="1420.5088" calcext:value-type="float">
            <text:p>1420.5088</text:p>
          </table:table-cell>
          <table:table-cell table:formula="of:=SUM([.AV51:.AV53])" office:value-type="float" office:value="2916.823" calcext:value-type="float">
            <text:p>2916.823</text:p>
          </table:table-cell>
        </table:table-row>
      </table:table>
      <table:table table:name="Deltas" table:style-name="ta1">
        <table:table-column table:style-name="co10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Resolution:</text:p>
          </table:table-cell>
          <table:table-cell office:value-type="string" calcext:value-type="string">
            <text:p>2048x102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#Pixels per Thread</text:p>
          </table:table-cell>
          <table:table-cell table:style-name="ce1" office:value-type="string" calcext:value-type="string">
            <text:p>1 p.t.</text:p>
          </table:table-cell>
          <table:table-cell table:style-name="ce1" office:value-type="string" calcext:value-type="string">
            <text:p>2 p.t.</text:p>
          </table:table-cell>
          <table:table-cell table:style-name="ce1" office:value-type="string" calcext:value-type="string">
            <text:p>4 p.t.</text:p>
          </table:table-cell>
          <table:table-cell table:style-name="ce1" office:value-type="string" calcext:value-type="string">
            <text:p>8 p.t.</text:p>
          </table:table-cell>
          <table:table-cell table:style-name="ce1" office:value-type="string" calcext:value-type="string">
            <text:p>16 p.t.</text:p>
          </table:table-cell>
          <table:table-cell table:style-name="ce1" office:value-type="string" calcext:value-type="string">
            <text:p>32 p.t.</text:p>
          </table:table-cell>
          <table:table-cell table:style-name="ce1" office:value-type="string" calcext:value-type="string">
            <text:p>64 p.t.</text:p>
          </table:table-cell>
        </table:table-row>
        <table:table-row table:style-name="ro1">
          <table:table-cell office:value-type="string" calcext:value-type="string">
            <text:p>GPU memory movement</text:p>
          </table:table-cell>
          <table:table-cell office:value-type="float" office:value="10.5396" calcext:value-type="float">
            <text:p>10.5396</text:p>
          </table:table-cell>
          <table:table-cell office:value-type="float" office:value="9.6879" calcext:value-type="float">
            <text:p>9.6879</text:p>
          </table:table-cell>
          <table:table-cell office:value-type="float" office:value="9.9469" calcext:value-type="float">
            <text:p>9.9469</text:p>
          </table:table-cell>
          <table:table-cell office:value-type="float" office:value="9.965" calcext:value-type="float">
            <text:p>9.965</text:p>
          </table:table-cell>
          <table:table-cell office:value-type="float" office:value="9.7461" calcext:value-type="float">
            <text:p>9.7461</text:p>
          </table:table-cell>
          <table:table-cell office:value-type="float" office:value="9.8072" calcext:value-type="float">
            <text:p>9.8072</text:p>
          </table:table-cell>
          <table:table-cell office:value-type="float" office:value="10.6299" calcext:value-type="float">
            <text:p>10.6299</text:p>
          </table:table-cell>
        </table:table-row>
        <table:table-row table:style-name="ro1">
          <table:table-cell office:value-type="string" calcext:value-type="string">
            <text:p>GPU Computation</text:p>
          </table:table-cell>
          <table:table-cell office:value-type="float" office:value="817.3744" calcext:value-type="float">
            <text:p>817.3744</text:p>
          </table:table-cell>
          <table:table-cell office:value-type="float" office:value="798.4245" calcext:value-type="float">
            <text:p>798.4245</text:p>
          </table:table-cell>
          <table:table-cell office:value-type="float" office:value="848.9382" calcext:value-type="float">
            <text:p>848.9382</text:p>
          </table:table-cell>
          <table:table-cell office:value-type="float" office:value="949.0839" calcext:value-type="float">
            <text:p>949.0839</text:p>
          </table:table-cell>
          <table:table-cell office:value-type="float" office:value="1071.9428" calcext:value-type="float">
            <text:p>1071.9428</text:p>
          </table:table-cell>
          <table:table-cell office:value-type="float" office:value="1407.4057" calcext:value-type="float">
            <text:p>1407.4057</text:p>
          </table:table-cell>
          <table:table-cell office:value-type="float" office:value="2089.8141" calcext:value-type="float">
            <text:p>2089.8141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office:value-type="float" office:value="761.4638" calcext:value-type="float">
            <text:p>761.4638</text:p>
          </table:table-cell>
          <table:table-cell office:value-type="float" office:value="729.7934" calcext:value-type="float">
            <text:p>729.7934</text:p>
          </table:table-cell>
          <table:table-cell office:value-type="float" office:value="736.4157" calcext:value-type="float">
            <text:p>736.4157</text:p>
          </table:table-cell>
          <table:table-cell office:value-type="float" office:value="747.8666" calcext:value-type="float">
            <text:p>747.8666</text:p>
          </table:table-cell>
          <table:table-cell office:value-type="float" office:value="731.9428" calcext:value-type="float">
            <text:p>731.9428</text:p>
          </table:table-cell>
          <table:table-cell office:value-type="float" office:value="746.7296" calcext:value-type="float">
            <text:p>746.7296</text:p>
          </table:table-cell>
          <table:table-cell office:value-type="float" office:value="816.379" calcext:value-type="float">
            <text:p>816.37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589.3778" calcext:value-type="float">
            <text:p>1589.3778</text:p>
          </table:table-cell>
          <table:table-cell office:value-type="float" office:value="1537.9058" calcext:value-type="float">
            <text:p>1537.9058</text:p>
          </table:table-cell>
          <table:table-cell office:value-type="float" office:value="1595.3008" calcext:value-type="float">
            <text:p>1595.3008</text:p>
          </table:table-cell>
          <table:table-cell office:value-type="float" office:value="1706.9155" calcext:value-type="float">
            <text:p>1706.9155</text:p>
          </table:table-cell>
          <table:table-cell office:value-type="float" office:value="1813.3124" calcext:value-type="float">
            <text:p>1813.3124</text:p>
          </table:table-cell>
          <table:table-cell office:value-type="float" office:value="2163.9425" calcext:value-type="float">
            <text:p>2163.9425</text:p>
          </table:table-cell>
          <table:table-cell office:value-type="float" office:value="2916.823" calcext:value-type="float">
            <text:p>2916.823</text:p>
          </table:table-cell>
        </table:table-row>
        <table:table-row table:style-name="ro1">
          <table:table-cell table:style-name="ce1" office:value-type="string" calcext:value-type="string">
            <text:p>Relative Speedup</text:p>
          </table:table-cell>
          <table:table-cell/>
          <table:table-cell table:style-name="ce9" table:formula="of:=[.C4]/[.B4]" office:value-type="float" office:value="0.976816132240011" calcext:value-type="float">
            <text:p>0.98</text:p>
          </table:table-cell>
          <table:table-cell table:style-name="ce9" table:formula="of:=[.D4]/[.C4]" office:value-type="float" office:value="1.06326672089847" calcext:value-type="float">
            <text:p>1.06</text:p>
          </table:table-cell>
          <table:table-cell table:style-name="ce9" table:formula="of:=[.E4]/[.D4]" office:value-type="float" office:value="1.11796583072831" calcext:value-type="float">
            <text:p>1.12</text:p>
          </table:table-cell>
          <table:table-cell table:style-name="ce9" table:formula="of:=[.F4]/[.E4]" office:value-type="float" office:value="1.12944998856266" calcext:value-type="float">
            <text:p>1.13</text:p>
          </table:table-cell>
          <table:table-cell table:style-name="ce9" table:formula="of:=[.G4]/[.F4]" office:value-type="float" office:value="1.31294850807338" calcext:value-type="float">
            <text:p>1.31</text:p>
          </table:table-cell>
          <table:table-cell table:style-name="ce9" table:formula="of:=[.H4]/[.G4]" office:value-type="float" office:value="1.48486971453931" calcext:value-type="float">
            <text:p>1.4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VG Speedup </text:p>
          </table:table-cell>
          <table:table-cell table:style-name="ce9" table:formula="of:=SUM([.C7];[.D7];[.E7];[.F7];[.G7];[.H7])/6" office:value-type="float" office:value="1.18088614917369" calcext:value-type="float">
            <text:p>1.18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esolution:</text:p>
          </table:table-cell>
          <table:table-cell office:value-type="string" calcext:value-type="string">
            <text:p>1024x10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\textbf{\#Pixels per Thread}</text:p>
          </table:table-cell>
          <table:table-cell office:value-type="string" calcext:value-type="string">
            <text:p>\textbf{1 p.t.}</text:p>
          </table:table-cell>
          <table:table-cell office:value-type="string" calcext:value-type="string">
            <text:p>\textbf{2 p.t.}</text:p>
          </table:table-cell>
          <table:table-cell office:value-type="string" calcext:value-type="string">
            <text:p>\textbf{4 p.t.}</text:p>
          </table:table-cell>
          <table:table-cell office:value-type="string" calcext:value-type="string">
            <text:p>\textbf{8 p.t.}</text:p>
          </table:table-cell>
          <table:table-cell office:value-type="string" calcext:value-type="string">
            <text:p>\textbf{16 p.t.}</text:p>
          </table:table-cell>
          <table:table-cell office:value-type="string" calcext:value-type="string">
            <text:p>\textbf{32 p.t.}</text:p>
          </table:table-cell>
          <table:table-cell office:value-type="string" calcext:value-type="string">
            <text:p>\textbf{64 p.t.}</text:p>
          </table:table-cell>
        </table:table-row>
        <table:table-row table:style-name="ro1">
          <table:table-cell office:value-type="string" calcext:value-type="string">
            <text:p>\textbf{GPU memory movement}</text:p>
          </table:table-cell>
          <table:table-cell office:value-type="float" office:value="5.5768" calcext:value-type="float">
            <text:p>5.5768</text:p>
          </table:table-cell>
          <table:table-cell office:value-type="float" office:value="6.2221" calcext:value-type="float">
            <text:p>6.2221</text:p>
          </table:table-cell>
          <table:table-cell office:value-type="float" office:value="5.311" calcext:value-type="float">
            <text:p>5.311</text:p>
          </table:table-cell>
          <table:table-cell office:value-type="float" office:value="5.8691" calcext:value-type="float">
            <text:p>5.8691</text:p>
          </table:table-cell>
          <table:table-cell office:value-type="float" office:value="5.5045" calcext:value-type="float">
            <text:p>5.5045</text:p>
          </table:table-cell>
          <table:table-cell office:value-type="float" office:value="5.4143" calcext:value-type="float">
            <text:p>5.4143</text:p>
          </table:table-cell>
          <table:table-cell office:value-type="float" office:value="5.6543" calcext:value-type="float">
            <text:p>5.6543</text:p>
          </table:table-cell>
        </table:table-row>
        <table:table-row table:style-name="ro1">
          <table:table-cell office:value-type="string" calcext:value-type="string">
            <text:p>\textbf{GPU Computation}</text:p>
          </table:table-cell>
          <table:table-cell office:value-type="float" office:value="427.8063" calcext:value-type="float">
            <text:p>427.8063</text:p>
          </table:table-cell>
          <table:table-cell office:value-type="float" office:value="433.0888" calcext:value-type="float">
            <text:p>433.0888</text:p>
          </table:table-cell>
          <table:table-cell office:value-type="float" office:value="433.1126" calcext:value-type="float">
            <text:p>433.1126</text:p>
          </table:table-cell>
          <table:table-cell office:value-type="float" office:value="466.0709" calcext:value-type="float">
            <text:p>466.0709</text:p>
          </table:table-cell>
          <table:table-cell office:value-type="float" office:value="563.8854" calcext:value-type="float">
            <text:p>563.8854</text:p>
          </table:table-cell>
          <table:table-cell office:value-type="float" office:value="713.2571" calcext:value-type="float">
            <text:p>713.2571</text:p>
          </table:table-cell>
          <table:table-cell office:value-type="float" office:value="1022.0434" calcext:value-type="float">
            <text:p>1022.0434</text:p>
          </table:table-cell>
        </table:table-row>
        <table:table-row table:style-name="ro1">
          <table:table-cell office:value-type="string" calcext:value-type="string">
            <text:p>\textbf{I/O}</text:p>
          </table:table-cell>
          <table:table-cell office:value-type="float" office:value="407.4501" calcext:value-type="float">
            <text:p>407.4501</text:p>
          </table:table-cell>
          <table:table-cell office:value-type="float" office:value="410.821" calcext:value-type="float">
            <text:p>410.821</text:p>
          </table:table-cell>
          <table:table-cell office:value-type="float" office:value="378.8298" calcext:value-type="float">
            <text:p>378.8298</text:p>
          </table:table-cell>
          <table:table-cell office:value-type="float" office:value="385.8779" calcext:value-type="float">
            <text:p>385.8779</text:p>
          </table:table-cell>
          <table:table-cell office:value-type="float" office:value="400.5517" calcext:value-type="float">
            <text:p>400.5517</text:p>
          </table:table-cell>
          <table:table-cell office:value-type="float" office:value="393.1969" calcext:value-type="float">
            <text:p>393.1969</text:p>
          </table:table-cell>
          <table:table-cell office:value-type="float" office:value="392.8111" calcext:value-type="float">
            <text:p>392.8111</text:p>
          </table:table-cell>
        </table:table-row>
        <table:table-row table:style-name="ro1">
          <table:table-cell office:value-type="string" calcext:value-type="string">
            <text:p>\textbf{Total}</text:p>
          </table:table-cell>
          <table:table-cell office:value-type="float" office:value="850.8332" calcext:value-type="float">
            <text:p>850.8332</text:p>
          </table:table-cell>
          <table:table-cell office:value-type="float" office:value="850.1319" calcext:value-type="float">
            <text:p>850.1319</text:p>
          </table:table-cell>
          <table:table-cell office:value-type="float" office:value="817.2534" calcext:value-type="float">
            <text:p>817.2534</text:p>
          </table:table-cell>
          <table:table-cell office:value-type="float" office:value="857.8179" calcext:value-type="float">
            <text:p>857.8179</text:p>
          </table:table-cell>
          <table:table-cell office:value-type="float" office:value="969.9416" calcext:value-type="float">
            <text:p>969.9416</text:p>
          </table:table-cell>
          <table:table-cell office:value-type="float" office:value="1111.8683" calcext:value-type="float">
            <text:p>1111.8683</text:p>
          </table:table-cell>
          <table:table-cell office:value-type="float" office:value="1420.5088" calcext:value-type="float">
            <text:p>1420.5088</text:p>
          </table:table-cell>
        </table:table-row>
        <table:table-row table:style-name="ro1">
          <table:table-cell table:style-name="ce1" office:value-type="string" calcext:value-type="string">
            <text:p>Relative Speedup</text:p>
          </table:table-cell>
          <table:table-cell/>
          <table:table-cell table:style-name="ce9" table:formula="of:=[.C14]/[.B14]" office:value-type="float" office:value="1.01234787799993" calcext:value-type="float">
            <text:p>1.01</text:p>
          </table:table-cell>
          <table:table-cell table:style-name="ce9" table:formula="of:=[.D14]/[.C14]" office:value-type="float" office:value="1.00005495408794" calcext:value-type="float">
            <text:p>1.00</text:p>
          </table:table-cell>
          <table:table-cell table:style-name="ce9" table:formula="of:=[.E14]/[.D14]" office:value-type="float" office:value="1.07609637770871" calcext:value-type="float">
            <text:p>1.08</text:p>
          </table:table-cell>
          <table:table-cell table:style-name="ce9" table:formula="of:=[.F14]/[.E14]" office:value-type="float" office:value="1.20987042958486" calcext:value-type="float">
            <text:p>1.21</text:p>
          </table:table-cell>
          <table:table-cell table:style-name="ce9" table:formula="of:=[.G14]/[.F14]" office:value-type="float" office:value="1.26489726458603" calcext:value-type="float">
            <text:p>1.26</text:p>
          </table:table-cell>
          <table:table-cell table:style-name="ce9" table:formula="of:=[.H14]/[.G14]" office:value-type="float" office:value="1.4329242569054" calcext:value-type="float">
            <text:p>1.43</text:p>
          </table:table-cell>
        </table:table-row>
        <table:table-row table:style-name="ro1">
          <table:table-cell office:value-type="string" calcext:value-type="string">
            <text:p>AVG Speedup </text:p>
          </table:table-cell>
          <table:table-cell table:style-name="ce9" table:formula="of:=SUM([.C17:.H17]) / 6" office:value-type="float" office:value="1.16603186014548" calcext:value-type="float">
            <text:p>1.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olution:</text:p>
          </table:table-cell>
          <table:table-cell office:value-type="string" calcext:value-type="string">
            <text:p>1024x5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\textbf{\#Pixels per Thread}</text:p>
          </table:table-cell>
          <table:table-cell office:value-type="string" calcext:value-type="string">
            <text:p>\textbf{1 p.t.}</text:p>
          </table:table-cell>
          <table:table-cell office:value-type="string" calcext:value-type="string">
            <text:p>\textbf{2 p.t.}</text:p>
          </table:table-cell>
          <table:table-cell office:value-type="string" calcext:value-type="string">
            <text:p>\textbf{4 p.t.}</text:p>
          </table:table-cell>
          <table:table-cell office:value-type="string" calcext:value-type="string">
            <text:p>\textbf{8 p.t.}</text:p>
          </table:table-cell>
          <table:table-cell office:value-type="string" calcext:value-type="string">
            <text:p>\textbf{16 p.t.}</text:p>
          </table:table-cell>
          <table:table-cell office:value-type="string" calcext:value-type="string">
            <text:p>\textbf{32 p.t.}</text:p>
          </table:table-cell>
          <table:table-cell office:value-type="string" calcext:value-type="string">
            <text:p>\textbf{64 p.t.}</text:p>
          </table:table-cell>
        </table:table-row>
        <table:table-row table:style-name="ro1">
          <table:table-cell office:value-type="string" calcext:value-type="string">
            <text:p>\textbf{GPU memory movement}</text:p>
          </table:table-cell>
          <table:table-cell office:value-type="float" office:value="2.6459" calcext:value-type="float">
            <text:p>2.6459</text:p>
          </table:table-cell>
          <table:table-cell office:value-type="float" office:value="2.4389" calcext:value-type="float">
            <text:p>2.4389</text:p>
          </table:table-cell>
          <table:table-cell office:value-type="float" office:value="2.4953" calcext:value-type="float">
            <text:p>2.4953</text:p>
          </table:table-cell>
          <table:table-cell office:value-type="float" office:value="2.7343" calcext:value-type="float">
            <text:p>2.7343</text:p>
          </table:table-cell>
          <table:table-cell office:value-type="float" office:value="2.4689" calcext:value-type="float">
            <text:p>2.4689</text:p>
          </table:table-cell>
          <table:table-cell office:value-type="float" office:value="2.563" calcext:value-type="float">
            <text:p>2.563</text:p>
          </table:table-cell>
          <table:table-cell office:value-type="float" office:value="2.7396" calcext:value-type="float">
            <text:p>2.7396</text:p>
          </table:table-cell>
        </table:table-row>
        <table:table-row table:style-name="ro1">
          <table:table-cell office:value-type="string" calcext:value-type="string">
            <text:p>\textbf{GPU Computation}</text:p>
          </table:table-cell>
          <table:table-cell office:value-type="float" office:value="208.9538" calcext:value-type="float">
            <text:p>208.9538</text:p>
          </table:table-cell>
          <table:table-cell office:value-type="float" office:value="169.1638" calcext:value-type="float">
            <text:p>169.1638</text:p>
          </table:table-cell>
          <table:table-cell office:value-type="float" office:value="183.7097" calcext:value-type="float">
            <text:p>183.7097</text:p>
          </table:table-cell>
          <table:table-cell office:value-type="float" office:value="225.108" calcext:value-type="float">
            <text:p>225.108</text:p>
          </table:table-cell>
          <table:table-cell office:value-type="float" office:value="251.4933" calcext:value-type="float">
            <text:p>251.4933</text:p>
          </table:table-cell>
          <table:table-cell office:value-type="float" office:value="338.2722" calcext:value-type="float">
            <text:p>338.2722</text:p>
          </table:table-cell>
          <table:table-cell office:value-type="float" office:value="491.5858" calcext:value-type="float">
            <text:p>491.5858</text:p>
          </table:table-cell>
        </table:table-row>
        <table:table-row table:style-name="ro1">
          <table:table-cell office:value-type="string" calcext:value-type="string">
            <text:p>\textbf{I/O}</text:p>
          </table:table-cell>
          <table:table-cell office:value-type="float" office:value="200.75" calcext:value-type="float">
            <text:p>200.75</text:p>
          </table:table-cell>
          <table:table-cell office:value-type="float" office:value="154.0919" calcext:value-type="float">
            <text:p>154.0919</text:p>
          </table:table-cell>
          <table:table-cell office:value-type="float" office:value="160.9823" calcext:value-type="float">
            <text:p>160.9823</text:p>
          </table:table-cell>
          <table:table-cell office:value-type="float" office:value="190.0286" calcext:value-type="float">
            <text:p>190.0286</text:p>
          </table:table-cell>
          <table:table-cell office:value-type="float" office:value="173.6954" calcext:value-type="float">
            <text:p>173.6954</text:p>
          </table:table-cell>
          <table:table-cell office:value-type="float" office:value="185.2298" calcext:value-type="float">
            <text:p>185.2298</text:p>
          </table:table-cell>
          <table:table-cell office:value-type="float" office:value="182.9089" calcext:value-type="float">
            <text:p>182.9089</text:p>
          </table:table-cell>
        </table:table-row>
        <table:table-row table:style-name="ro1">
          <table:table-cell office:value-type="string" calcext:value-type="string">
            <text:p>\textbf{Total}</text:p>
          </table:table-cell>
          <table:table-cell office:value-type="float" office:value="412.3497" calcext:value-type="float">
            <text:p>412.3497</text:p>
          </table:table-cell>
          <table:table-cell office:value-type="float" office:value="325.6946" calcext:value-type="float">
            <text:p>325.6946</text:p>
          </table:table-cell>
          <table:table-cell office:value-type="float" office:value="347.1873" calcext:value-type="float">
            <text:p>347.1873</text:p>
          </table:table-cell>
          <table:table-cell office:value-type="float" office:value="417.8709" calcext:value-type="float">
            <text:p>417.8709</text:p>
          </table:table-cell>
          <table:table-cell office:value-type="float" office:value="427.6576" calcext:value-type="float">
            <text:p>427.6576</text:p>
          </table:table-cell>
          <table:table-cell office:value-type="float" office:value="526.065" calcext:value-type="float">
            <text:p>526.065</text:p>
          </table:table-cell>
          <table:table-cell office:value-type="float" office:value="677.2343" calcext:value-type="float">
            <text:p>677.2343</text:p>
          </table:table-cell>
        </table:table-row>
        <table:table-row table:style-name="ro1">
          <table:table-cell office:value-type="string" calcext:value-type="string">
            <text:p>Relative Speedup</text:p>
          </table:table-cell>
          <table:table-cell/>
          <table:table-cell table:style-name="ce9" table:formula="of:=[.C22]/[.B22]" office:value-type="float" office:value="0.809575130961964" calcext:value-type="float">
            <text:p>0.81</text:p>
          </table:table-cell>
          <table:table-cell table:style-name="ce9" table:formula="of:=[.D22]/[.C22]" office:value-type="float" office:value="1.08598707288439" calcext:value-type="float">
            <text:p>1.09</text:p>
          </table:table-cell>
          <table:table-cell table:style-name="ce9" table:formula="of:=[.E22]/[.D22]" office:value-type="float" office:value="1.2253462936361" calcext:value-type="float">
            <text:p>1.23</text:p>
          </table:table-cell>
          <table:table-cell table:style-name="ce9" table:formula="of:=[.F22]/[.E22]" office:value-type="float" office:value="1.11721173836558" calcext:value-type="float">
            <text:p>1.12</text:p>
          </table:table-cell>
          <table:table-cell table:style-name="ce9" table:formula="of:=[.G22]/[.F22]" office:value-type="float" office:value="1.34505452033911" calcext:value-type="float">
            <text:p>1.35</text:p>
          </table:table-cell>
          <table:table-cell table:style-name="ce9" table:formula="of:=[.H22]/[.G22]" office:value-type="float" office:value="1.45322553848646" calcext:value-type="float">
            <text:p>1.45</text:p>
          </table:table-cell>
        </table:table-row>
        <table:table-row table:style-name="ro1">
          <table:table-cell office:value-type="string" calcext:value-type="string">
            <text:p>AVG Speedup </text:p>
          </table:table-cell>
          <table:table-cell table:style-name="ce9" table:formula="of:=SUM([.C25:.H25]) / 6" office:value-type="float" office:value="1.1727333824456" calcext:value-type="float">
            <text:p>1.17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esolution:</text:p>
          </table:table-cell>
          <table:table-cell office:value-type="string" calcext:value-type="string">
            <text:p>512x5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\textbf{\#Pixels per Thread}</text:p>
          </table:table-cell>
          <table:table-cell office:value-type="string" calcext:value-type="string">
            <text:p>\textbf{1 p.t.}</text:p>
          </table:table-cell>
          <table:table-cell office:value-type="string" calcext:value-type="string">
            <text:p>\textbf{2 p.t.}</text:p>
          </table:table-cell>
          <table:table-cell office:value-type="string" calcext:value-type="string">
            <text:p>\textbf{4 p.t.}</text:p>
          </table:table-cell>
          <table:table-cell office:value-type="string" calcext:value-type="string">
            <text:p>\textbf{8 p.t.}</text:p>
          </table:table-cell>
          <table:table-cell office:value-type="string" calcext:value-type="string">
            <text:p>\textbf{16 p.t.}</text:p>
          </table:table-cell>
          <table:table-cell office:value-type="string" calcext:value-type="string">
            <text:p>\textbf{32 p.t.}</text:p>
          </table:table-cell>
          <table:table-cell office:value-type="string" calcext:value-type="string">
            <text:p>\textbf{64 p.t.}</text:p>
          </table:table-cell>
        </table:table-row>
        <table:table-row table:style-name="ro1">
          <table:table-cell office:value-type="string" calcext:value-type="string">
            <text:p>\textbf{GPU memory movement}</text:p>
          </table:table-cell>
          <table:table-cell office:value-type="float" office:value="1.5552" calcext:value-type="float">
            <text:p>1.5552</text:p>
          </table:table-cell>
          <table:table-cell office:value-type="float" office:value="1.5412" calcext:value-type="float">
            <text:p>1.5412</text:p>
          </table:table-cell>
          <table:table-cell office:value-type="float" office:value="1.6248" calcext:value-type="float">
            <text:p>1.6248</text:p>
          </table:table-cell>
          <table:table-cell office:value-type="float" office:value="1.8299" calcext:value-type="float">
            <text:p>1.8299</text:p>
          </table:table-cell>
          <table:table-cell office:value-type="float" office:value="1.5576" calcext:value-type="float">
            <text:p>1.5576</text:p>
          </table:table-cell>
          <table:table-cell office:value-type="float" office:value="1.5215" calcext:value-type="float">
            <text:p>1.5215</text:p>
          </table:table-cell>
          <table:table-cell office:value-type="float" office:value="2.4168" calcext:value-type="float">
            <text:p>2.4168</text:p>
          </table:table-cell>
        </table:table-row>
        <table:table-row table:style-name="ro1">
          <table:table-cell office:value-type="string" calcext:value-type="string">
            <text:p>\textbf{GPU Computation}</text:p>
          </table:table-cell>
          <table:table-cell office:value-type="float" office:value="91.4494" calcext:value-type="float">
            <text:p>91.4494</text:p>
          </table:table-cell>
          <table:table-cell office:value-type="float" office:value="93.4583" calcext:value-type="float">
            <text:p>93.4583</text:p>
          </table:table-cell>
          <table:table-cell office:value-type="float" office:value="100.5723" calcext:value-type="float">
            <text:p>100.5723</text:p>
          </table:table-cell>
          <table:table-cell office:value-type="float" office:value="110.7912" calcext:value-type="float">
            <text:p>110.7912</text:p>
          </table:table-cell>
          <table:table-cell office:value-type="float" office:value="136.6889" calcext:value-type="float">
            <text:p>136.6889</text:p>
          </table:table-cell>
          <table:table-cell office:value-type="float" office:value="163.7567" calcext:value-type="float">
            <text:p>163.7567</text:p>
          </table:table-cell>
          <table:table-cell office:value-type="float" office:value="264.4777" calcext:value-type="float">
            <text:p>264.4777</text:p>
          </table:table-cell>
        </table:table-row>
        <table:table-row table:style-name="ro1">
          <table:table-cell office:value-type="string" calcext:value-type="string">
            <text:p>\textbf{I/O}</text:p>
          </table:table-cell>
          <table:table-cell office:value-type="float" office:value="95.1918" calcext:value-type="float">
            <text:p>95.1918</text:p>
          </table:table-cell>
          <table:table-cell office:value-type="float" office:value="100.0423" calcext:value-type="float">
            <text:p>100.0423</text:p>
          </table:table-cell>
          <table:table-cell office:value-type="float" office:value="93.3787" calcext:value-type="float">
            <text:p>93.3787</text:p>
          </table:table-cell>
          <table:table-cell office:value-type="float" office:value="101.2149" calcext:value-type="float">
            <text:p>101.2149</text:p>
          </table:table-cell>
          <table:table-cell office:value-type="float" office:value="96.4165" calcext:value-type="float">
            <text:p>96.4165</text:p>
          </table:table-cell>
          <table:table-cell office:value-type="float" office:value="92.5592" calcext:value-type="float">
            <text:p>92.5592</text:p>
          </table:table-cell>
          <table:table-cell office:value-type="float" office:value="116.2303" calcext:value-type="float">
            <text:p>116.2303</text:p>
          </table:table-cell>
        </table:table-row>
        <table:table-row table:style-name="ro1">
          <table:table-cell office:value-type="string" calcext:value-type="string">
            <text:p>\textbf{Total}</text:p>
          </table:table-cell>
          <table:table-cell office:value-type="float" office:value="188.1964" calcext:value-type="float">
            <text:p>188.1964</text:p>
          </table:table-cell>
          <table:table-cell office:value-type="float" office:value="195.0418" calcext:value-type="float">
            <text:p>195.0418</text:p>
          </table:table-cell>
          <table:table-cell office:value-type="float" office:value="195.5758" calcext:value-type="float">
            <text:p>195.5758</text:p>
          </table:table-cell>
          <table:table-cell office:value-type="float" office:value="213.836" calcext:value-type="float">
            <text:p>213.836</text:p>
          </table:table-cell>
          <table:table-cell office:value-type="float" office:value="234.663" calcext:value-type="float">
            <text:p>234.663</text:p>
          </table:table-cell>
          <table:table-cell office:value-type="float" office:value="257.8374" calcext:value-type="float">
            <text:p>257.8374</text:p>
          </table:table-cell>
          <table:table-cell office:value-type="float" office:value="383.1248" calcext:value-type="float">
            <text:p>383.1248</text:p>
          </table:table-cell>
        </table:table-row>
        <table:table-row table:style-name="ro1">
          <table:table-cell office:value-type="string" calcext:value-type="string">
            <text:p>Relative Speedup</text:p>
          </table:table-cell>
          <table:table-cell/>
          <table:table-cell table:style-name="ce9" table:formula="of:=[.C31]/[.B31]" office:value-type="float" office:value="1.02196733931551" calcext:value-type="float">
            <text:p>1.02</text:p>
          </table:table-cell>
          <table:table-cell table:style-name="ce9" table:formula="of:=[.D31]/[.C31]" office:value-type="float" office:value="1.07611950998467" calcext:value-type="float">
            <text:p>1.08</text:p>
          </table:table-cell>
          <table:table-cell table:style-name="ce9" table:formula="of:=[.E31]/[.D31]" office:value-type="float" office:value="1.10160750027592" calcext:value-type="float">
            <text:p>1.10</text:p>
          </table:table-cell>
          <table:table-cell table:style-name="ce9" table:formula="of:=[.F31]/[.E31]" office:value-type="float" office:value="1.23375231967882" calcext:value-type="float">
            <text:p>1.23</text:p>
          </table:table-cell>
          <table:table-cell table:style-name="ce9" table:formula="of:=[.G31]/[.F31]" office:value-type="float" office:value="1.19802485790726" calcext:value-type="float">
            <text:p>1.20</text:p>
          </table:table-cell>
          <table:table-cell table:style-name="ce9" table:formula="of:=[.H31]/[.G31]" office:value-type="float" office:value="1.61506491032123" calcext:value-type="float">
            <text:p>1.6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VG Speedup </text:p>
          </table:table-cell>
          <table:table-cell table:style-name="ce9" table:formula="of:=SUM([.C34:.H34]) / 6" office:value-type="float" office:value="1.2077560729139" calcext:value-type="float">
            <text:p>1.2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6" loext:min-decimal-places="16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1">00/00/0000</text:date>, <text:time style:data-style-name="N2" text:time-value="09:51:33.2302354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0T10:47:54.453151512</meta:creation-date>
    <dc:date>2019-07-11T11:59:26.099021008</dc:date>
    <meta:editing-duration>PT4H44M4S</meta:editing-duration>
    <meta:editing-cycles>32</meta:editing-cycles>
    <meta:generator>LibreOffice/6.0.7.3$Linux_X86_64 LibreOffice_project/00m0$Build-3</meta:generator>
    <meta:document-statistic meta:table-count="2" meta:cell-count="191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21409a" draw:fill-color="#21409a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85cm" svg:height="9.01cm" xlink:href=".." xlink:type="simple" chart:class="chart:scatter" chart:style-name="ch1">
        <chart:title svg:x="6.123cm" svg:y="0.316cm" chart:style-name="ch2">
          <text:p>GPU Computation</text:p>
        </chart:title>
        <chart:legend chart:legend-position="end" svg:x="13.186cm" svg:y="2.712cm" style:legend-expansion="high" chart:style-name="ch3"/>
        <chart:plot-area chart:style-name="ch4" table:cell-range-address="'MX 150 vs GTX 1080'.C9:'MX 150 vs GTX 1080'.F9 'MX 150 vs GTX 1080'.C52:'MX 150 vs GTX 1080'.F52 'MX 150 vs GTX 1080'.J52:'MX 150 vs GTX 1080'.M52 'MX 150 vs GTX 1080'.Q52:'MX 150 vs GTX 1080'.T52 'MX 150 vs GTX 1080'.AE52:'MX 150 vs GTX 1080'.AH52 'MX 150 vs GTX 1080'.AL52:'MX 150 vs GTX 1080'.AO52 'MX 150 vs GTX 1080'.AS52:'MX 150 vs GTX 1080'.AV52" chart:data-source-has-labels="row" svg:x="1.33cm" svg:y="1.275cm" svg:width="11.537cm" svg:height="6.574cm">
          <chartooo:coordinate-region svg:x="2.322cm" svg:y="1.474cm" svg:width="9.895cm" svg:height="5.728cm"/>
          <chart:axis chart:dimension="x" chart:name="primary-x" chart:style-name="ch5">
            <chart:title svg:x="6.512cm" svg:y="8.029cm" chart:style-name="ch6">
              <text:p>#Pixels</text:p>
            </chart:title>
          </chart:axis>
          <chart:axis chart:dimension="y" chart:name="primary-y" chart:style-name="ch5">
            <chart:title svg:x="0.451cm" svg:y="4.831cm" chart:style-name="ch7">
              <text:p>ms</text:p>
            </chart:title>
            <chart:grid chart:style-name="ch8" chart:class="major"/>
          </chart:axis>
          <chart:series chart:style-name="ch9" chart:values-cell-range-address="'MX 150 vs GTX 1080'.C52:'MX 150 vs GTX 1080'.F52" loext:label-string="1_pixel" chart:class="chart:scatter">
            <chart:domain table:cell-range-address="'MX 150 vs GTX 1080'.C9:'MX 150 vs GTX 1080'.F9"/>
            <chart:data-point chart:repeated="4"/>
          </chart:series>
          <chart:series chart:style-name="ch10" chart:values-cell-range-address="'MX 150 vs GTX 1080'.J52:'MX 150 vs GTX 1080'.M52" loext:label-string="2_pixels" chart:class="chart:scatter">
            <chart:data-point chart:repeated="4"/>
          </chart:series>
          <chart:series chart:style-name="ch11" chart:values-cell-range-address="'MX 150 vs GTX 1080'.J52:'MX 150 vs GTX 1080'.M52" loext:label-string="4_pixels" chart:class="chart:scatter">
            <chart:data-point chart:repeated="4"/>
          </chart:series>
          <chart:series chart:style-name="ch12" chart:values-cell-range-address="'MX 150 vs GTX 1080'.Q52:'MX 150 vs GTX 1080'.T52" loext:label-string="8_pixels" chart:class="chart:scatter">
            <chart:data-point chart:repeated="4"/>
          </chart:series>
          <chart:series chart:style-name="ch13" chart:values-cell-range-address="'MX 150 vs GTX 1080'.AE52:'MX 150 vs GTX 1080'.AH52" loext:label-string="16_pixels" chart:class="chart:scatter">
            <chart:data-point chart:repeated="4"/>
          </chart:series>
          <chart:series chart:style-name="ch14" chart:values-cell-range-address="'MX 150 vs GTX 1080'.AL52:'MX 150 vs GTX 1080'.AO52" loext:label-string="32_pixels" chart:class="chart:scatter">
            <chart:data-point chart:repeated="4"/>
          </chart:series>
          <chart:series chart:style-name="ch15" chart:values-cell-range-address="'MX 150 vs GTX 1080'.AS52:'MX 150 vs GTX 1080'.AV52" loext:label-string="64_pixels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9</text:p>
              </table:table-cell>
              <table:table-cell office:value-type="string">
                <text:p>1_pixel</text:p>
              </table:table-cell>
              <table:table-cell office:value-type="string">
                <text:p>2_pixels</text:p>
              </table:table-cell>
              <table:table-cell office:value-type="string">
                <text:p>4_pixels</text:p>
              </table:table-cell>
              <table:table-cell office:value-type="string">
                <text:p>8_pixels</text:p>
              </table:table-cell>
              <table:table-cell office:value-type="string">
                <text:p>16_pixels</text:p>
              </table:table-cell>
              <table:table-cell office:value-type="string">
                <text:p>32_pixels</text:p>
              </table:table-cell>
              <table:table-cell office:value-type="string">
                <text:p>64_pixel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2144">
                <text:p>262144</text:p>
                <draw:g>
                  <svg:desc>'MX 150 vs GTX 1080'.C9:'MX 150 vs GTX 1080'.F9</svg:desc>
                </draw:g>
              </table:table-cell>
              <table:table-cell office:value-type="float" office:value="91.4494">
                <text:p>91.4494</text:p>
                <draw:g>
                  <svg:desc>'MX 150 vs GTX 1080'.C52:'MX 150 vs GTX 1080'.F52</svg:desc>
                </draw:g>
              </table:table-cell>
              <table:table-cell office:value-type="float" office:value="93.4583">
                <text:p>93.4583</text:p>
                <draw:g>
                  <svg:desc>'MX 150 vs GTX 1080'.J52:'MX 150 vs GTX 1080'.M52</svg:desc>
                </draw:g>
              </table:table-cell>
              <table:table-cell office:value-type="float" office:value="93.4583">
                <text:p>93.4583</text:p>
                <draw:g>
                  <svg:desc>'MX 150 vs GTX 1080'.J52:'MX 150 vs GTX 1080'.M52</svg:desc>
                </draw:g>
              </table:table-cell>
              <table:table-cell office:value-type="float" office:value="100.5723">
                <text:p>100.5723</text:p>
                <draw:g>
                  <svg:desc>'MX 150 vs GTX 1080'.Q52:'MX 150 vs GTX 1080'.T52</svg:desc>
                </draw:g>
              </table:table-cell>
              <table:table-cell office:value-type="float" office:value="136.6889">
                <text:p>136.6889</text:p>
                <draw:g>
                  <svg:desc>'MX 150 vs GTX 1080'.AE52:'MX 150 vs GTX 1080'.AH52</svg:desc>
                </draw:g>
              </table:table-cell>
              <table:table-cell office:value-type="float" office:value="163.7567">
                <text:p>163.7567</text:p>
                <draw:g>
                  <svg:desc>'MX 150 vs GTX 1080'.AL52:'MX 150 vs GTX 1080'.AO52</svg:desc>
                </draw:g>
              </table:table-cell>
              <table:table-cell office:value-type="float" office:value="264.4777">
                <text:p>264.4777</text:p>
                <draw:g>
                  <svg:desc>'MX 150 vs GTX 1080'.AS52:'MX 150 vs GTX 1080'.AV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4288">
                <text:p>524288</text:p>
              </table:table-cell>
              <table:table-cell office:value-type="float" office:value="208.9538">
                <text:p>208.9538</text:p>
              </table:table-cell>
              <table:table-cell office:value-type="float" office:value="169.1638">
                <text:p>169.1638</text:p>
              </table:table-cell>
              <table:table-cell office:value-type="float" office:value="169.1638">
                <text:p>169.1638</text:p>
              </table:table-cell>
              <table:table-cell office:value-type="float" office:value="183.7097">
                <text:p>183.7097</text:p>
              </table:table-cell>
              <table:table-cell office:value-type="float" office:value="251.4933">
                <text:p>251.4933</text:p>
              </table:table-cell>
              <table:table-cell office:value-type="float" office:value="338.2722">
                <text:p>338.2722</text:p>
              </table:table-cell>
              <table:table-cell office:value-type="float" office:value="491.5858">
                <text:p>491.58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8576">
                <text:p>1048576</text:p>
              </table:table-cell>
              <table:table-cell office:value-type="float" office:value="427.8063">
                <text:p>427.8063</text:p>
              </table:table-cell>
              <table:table-cell office:value-type="float" office:value="433.0888">
                <text:p>433.0888</text:p>
              </table:table-cell>
              <table:table-cell office:value-type="float" office:value="433.0888">
                <text:p>433.0888</text:p>
              </table:table-cell>
              <table:table-cell office:value-type="float" office:value="433.1126">
                <text:p>433.1126</text:p>
              </table:table-cell>
              <table:table-cell office:value-type="float" office:value="563.8854">
                <text:p>563.8854</text:p>
              </table:table-cell>
              <table:table-cell office:value-type="float" office:value="713.2571">
                <text:p>713.2571</text:p>
              </table:table-cell>
              <table:table-cell office:value-type="float" office:value="1022.0434">
                <text:p>1022.04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97152">
                <text:p>2097152</text:p>
              </table:table-cell>
              <table:table-cell office:value-type="float" office:value="817.3744">
                <text:p>817.3744</text:p>
              </table:table-cell>
              <table:table-cell office:value-type="float" office:value="798.4245">
                <text:p>798.4245</text:p>
              </table:table-cell>
              <table:table-cell office:value-type="float" office:value="798.4245">
                <text:p>798.4245</text:p>
              </table:table-cell>
              <table:table-cell office:value-type="float" office:value="848.9382">
                <text:p>848.9382</text:p>
              </table:table-cell>
              <table:table-cell office:value-type="float" office:value="1071.9428">
                <text:p>1071.9428</text:p>
              </table:table-cell>
              <table:table-cell office:value-type="float" office:value="1407.4057">
                <text:p>1407.4057</text:p>
              </table:table-cell>
              <table:table-cell office:value-type="float" office:value="2089.8141">
                <text:p>2089.81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21409a" draw:fill-color="#21409a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85cm" svg:height="9.01cm" xlink:href=".." xlink:type="simple" chart:class="chart:scatter" chart:style-name="ch1">
        <chart:title svg:x="7.419cm" svg:y="0.316cm" chart:style-name="ch2">
          <text:p>Total</text:p>
        </chart:title>
        <chart:legend chart:legend-position="end" svg:x="13.186cm" svg:y="2.712cm" style:legend-expansion="high" chart:style-name="ch3"/>
        <chart:plot-area chart:style-name="ch4" table:cell-range-address="'MX 150 vs GTX 1080'.C9:'MX 150 vs GTX 1080'.F9 'MX 150 vs GTX 1080'.C54:'MX 150 vs GTX 1080'.F54 'MX 150 vs GTX 1080'.J54:'MX 150 vs GTX 1080'.M54 'MX 150 vs GTX 1080'.Q54:'MX 150 vs GTX 1080'.T54 'MX 150 vs GTX 1080'.X54:'MX 150 vs GTX 1080'.AA54 'MX 150 vs GTX 1080'.AE54:'MX 150 vs GTX 1080'.AH54 'MX 150 vs GTX 1080'.AL54:'MX 150 vs GTX 1080'.AO54 'MX 150 vs GTX 1080'.AS54:'MX 150 vs GTX 1080'.AV54" chart:data-source-has-labels="row" svg:x="1.33cm" svg:y="1.275cm" svg:width="11.537cm" svg:height="6.574cm">
          <chartooo:coordinate-region svg:x="2.322cm" svg:y="1.474cm" svg:width="9.895cm" svg:height="5.728cm"/>
          <chart:axis chart:dimension="x" chart:name="primary-x" chart:style-name="ch5">
            <chart:title svg:x="6.512cm" svg:y="8.029cm" chart:style-name="ch6">
              <text:p>#Pixels</text:p>
            </chart:title>
          </chart:axis>
          <chart:axis chart:dimension="y" chart:name="primary-y" chart:style-name="ch5">
            <chart:title svg:x="0.451cm" svg:y="4.831cm" chart:style-name="ch7">
              <text:p>ms</text:p>
            </chart:title>
            <chart:grid chart:style-name="ch8" chart:class="major"/>
          </chart:axis>
          <chart:series chart:style-name="ch9" chart:values-cell-range-address="'MX 150 vs GTX 1080'.C54:'MX 150 vs GTX 1080'.F54" loext:label-string="1_pixel" chart:class="chart:scatter">
            <chart:domain table:cell-range-address="'MX 150 vs GTX 1080'.C9:'MX 150 vs GTX 1080'.F9"/>
            <chart:data-point chart:repeated="4"/>
          </chart:series>
          <chart:series chart:style-name="ch10" chart:values-cell-range-address="'MX 150 vs GTX 1080'.J54:'MX 150 vs GTX 1080'.M54" loext:label-string="2_pixels" chart:class="chart:scatter">
            <chart:data-point chart:repeated="4"/>
          </chart:series>
          <chart:series chart:style-name="ch11" chart:values-cell-range-address="'MX 150 vs GTX 1080'.Q54:'MX 150 vs GTX 1080'.T54" loext:label-string="4_pixels" chart:class="chart:scatter">
            <chart:data-point chart:repeated="4"/>
          </chart:series>
          <chart:series chart:style-name="ch12" chart:values-cell-range-address="'MX 150 vs GTX 1080'.X54:'MX 150 vs GTX 1080'.AA54" loext:label-string="8_pixels" chart:class="chart:scatter">
            <chart:data-point chart:repeated="4"/>
          </chart:series>
          <chart:series chart:style-name="ch13" chart:values-cell-range-address="'MX 150 vs GTX 1080'.AE54:'MX 150 vs GTX 1080'.AH54" loext:label-string="16_pixels" chart:class="chart:scatter">
            <chart:data-point chart:repeated="4"/>
          </chart:series>
          <chart:series chart:style-name="ch14" chart:values-cell-range-address="'MX 150 vs GTX 1080'.AL54:'MX 150 vs GTX 1080'.AO54" loext:label-string="32_pixels" chart:class="chart:scatter">
            <chart:data-point chart:repeated="4"/>
          </chart:series>
          <chart:series chart:style-name="ch15" chart:values-cell-range-address="'MX 150 vs GTX 1080'.AS54:'MX 150 vs GTX 1080'.AV54" loext:label-string="64_pixels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9</text:p>
              </table:table-cell>
              <table:table-cell office:value-type="string">
                <text:p>1_pixel</text:p>
              </table:table-cell>
              <table:table-cell office:value-type="string">
                <text:p>2_pixels</text:p>
              </table:table-cell>
              <table:table-cell office:value-type="string">
                <text:p>4_pixels</text:p>
              </table:table-cell>
              <table:table-cell office:value-type="string">
                <text:p>8_pixels</text:p>
              </table:table-cell>
              <table:table-cell office:value-type="string">
                <text:p>16_pixels</text:p>
              </table:table-cell>
              <table:table-cell office:value-type="string">
                <text:p>32_pixels</text:p>
              </table:table-cell>
              <table:table-cell office:value-type="string">
                <text:p>64_pixel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2144">
                <text:p>262144</text:p>
                <draw:g>
                  <svg:desc>'MX 150 vs GTX 1080'.C9:'MX 150 vs GTX 1080'.F9</svg:desc>
                </draw:g>
              </table:table-cell>
              <table:table-cell office:value-type="float" office:value="188.1964">
                <text:p>188.1964</text:p>
                <draw:g>
                  <svg:desc>'MX 150 vs GTX 1080'.C54:'MX 150 vs GTX 1080'.F54</svg:desc>
                </draw:g>
              </table:table-cell>
              <table:table-cell office:value-type="float" office:value="195.0418">
                <text:p>195.0418</text:p>
                <draw:g>
                  <svg:desc>'MX 150 vs GTX 1080'.J54:'MX 150 vs GTX 1080'.M54</svg:desc>
                </draw:g>
              </table:table-cell>
              <table:table-cell office:value-type="float" office:value="195.5758">
                <text:p>195.5758</text:p>
                <draw:g>
                  <svg:desc>'MX 150 vs GTX 1080'.Q54:'MX 150 vs GTX 1080'.T54</svg:desc>
                </draw:g>
              </table:table-cell>
              <table:table-cell office:value-type="float" office:value="213.836">
                <text:p>213.836</text:p>
                <draw:g>
                  <svg:desc>'MX 150 vs GTX 1080'.X54:'MX 150 vs GTX 1080'.AA54</svg:desc>
                </draw:g>
              </table:table-cell>
              <table:table-cell office:value-type="float" office:value="234.663">
                <text:p>234.663</text:p>
                <draw:g>
                  <svg:desc>'MX 150 vs GTX 1080'.AE54:'MX 150 vs GTX 1080'.AH54</svg:desc>
                </draw:g>
              </table:table-cell>
              <table:table-cell office:value-type="float" office:value="257.8374">
                <text:p>257.8374</text:p>
                <draw:g>
                  <svg:desc>'MX 150 vs GTX 1080'.AL54:'MX 150 vs GTX 1080'.AO54</svg:desc>
                </draw:g>
              </table:table-cell>
              <table:table-cell office:value-type="float" office:value="383.1248">
                <text:p>383.1248</text:p>
                <draw:g>
                  <svg:desc>'MX 150 vs GTX 1080'.AS54:'MX 150 vs GTX 1080'.AV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4288">
                <text:p>524288</text:p>
              </table:table-cell>
              <table:table-cell office:value-type="float" office:value="412.3497">
                <text:p>412.3497</text:p>
              </table:table-cell>
              <table:table-cell office:value-type="float" office:value="325.6946">
                <text:p>325.6946</text:p>
              </table:table-cell>
              <table:table-cell office:value-type="float" office:value="347.1873">
                <text:p>347.1873</text:p>
              </table:table-cell>
              <table:table-cell office:value-type="float" office:value="417.8709">
                <text:p>417.8709</text:p>
              </table:table-cell>
              <table:table-cell office:value-type="float" office:value="427.6576">
                <text:p>427.6576</text:p>
              </table:table-cell>
              <table:table-cell office:value-type="float" office:value="526.065">
                <text:p>526.065</text:p>
              </table:table-cell>
              <table:table-cell office:value-type="float" office:value="677.2343">
                <text:p>677.23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8576">
                <text:p>1048576</text:p>
              </table:table-cell>
              <table:table-cell office:value-type="float" office:value="840.8332">
                <text:p>840.8332</text:p>
              </table:table-cell>
              <table:table-cell office:value-type="float" office:value="850.1319">
                <text:p>850.1319</text:p>
              </table:table-cell>
              <table:table-cell office:value-type="float" office:value="817.2534">
                <text:p>817.2534</text:p>
              </table:table-cell>
              <table:table-cell office:value-type="float" office:value="857.8179">
                <text:p>857.8179</text:p>
              </table:table-cell>
              <table:table-cell office:value-type="float" office:value="969.9416">
                <text:p>969.9416</text:p>
              </table:table-cell>
              <table:table-cell office:value-type="float" office:value="1111.8683">
                <text:p>1111.8683</text:p>
              </table:table-cell>
              <table:table-cell office:value-type="float" office:value="1420.5088">
                <text:p>1420.50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97152">
                <text:p>2097152</text:p>
              </table:table-cell>
              <table:table-cell office:value-type="float" office:value="1589.3778">
                <text:p>1589.3778</text:p>
              </table:table-cell>
              <table:table-cell office:value-type="float" office:value="1537.9058">
                <text:p>1537.9058</text:p>
              </table:table-cell>
              <table:table-cell office:value-type="float" office:value="1595.3008">
                <text:p>1595.3008</text:p>
              </table:table-cell>
              <table:table-cell office:value-type="float" office:value="1706.9155">
                <text:p>1706.9155</text:p>
              </table:table-cell>
              <table:table-cell office:value-type="float" office:value="1813.3124">
                <text:p>1813.3124</text:p>
              </table:table-cell>
              <table:table-cell office:value-type="float" office:value="2163.9425">
                <text:p>2163.9425</text:p>
              </table:table-cell>
              <table:table-cell office:value-type="float" office:value="2916.823">
                <text:p>2916.8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21409a" draw:fill-color="#21409a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85cm" svg:height="9.01cm" xlink:href=".." xlink:type="simple" chart:class="chart:scatter" chart:style-name="ch1">
        <chart:title svg:x="5.461cm" svg:y="0.316cm" chart:style-name="ch2">
          <text:p>GPU memory movement</text:p>
        </chart:title>
        <chart:legend chart:legend-position="end" svg:x="13.186cm" svg:y="2.712cm" style:legend-expansion="high" chart:style-name="ch3"/>
        <chart:plot-area chart:style-name="ch4" table:cell-range-address="'MX 150 vs GTX 1080'.C9:'MX 150 vs GTX 1080'.F9 'MX 150 vs GTX 1080'.C51:'MX 150 vs GTX 1080'.F51 'MX 150 vs GTX 1080'.J51:'MX 150 vs GTX 1080'.M51 'MX 150 vs GTX 1080'.Q51:'MX 150 vs GTX 1080'.T51 'MX 150 vs GTX 1080'.X51:'MX 150 vs GTX 1080'.AA51 'MX 150 vs GTX 1080'.AE51:'MX 150 vs GTX 1080'.AH51 'MX 150 vs GTX 1080'.AL51:'MX 150 vs GTX 1080'.AO51 'MX 150 vs GTX 1080'.AS51:'MX 150 vs GTX 1080'.AV51" chart:data-source-has-labels="row" svg:x="1.33cm" svg:y="1.275cm" svg:width="11.537cm" svg:height="6.574cm">
          <chartooo:coordinate-region svg:x="1.766cm" svg:y="1.474cm" svg:width="10.266cm" svg:height="5.728cm"/>
          <chart:axis chart:dimension="x" chart:name="primary-x" chart:style-name="ch5">
            <chart:title svg:x="6.512cm" svg:y="8.029cm" chart:style-name="ch6">
              <text:p>#Pixels</text:p>
            </chart:title>
          </chart:axis>
          <chart:axis chart:dimension="y" chart:name="primary-y" chart:style-name="ch5">
            <chart:title svg:x="0.451cm" svg:y="4.831cm" chart:style-name="ch7">
              <text:p>ms</text:p>
            </chart:title>
            <chart:grid chart:style-name="ch8" chart:class="major"/>
          </chart:axis>
          <chart:series chart:style-name="ch9" chart:values-cell-range-address="'MX 150 vs GTX 1080'.C51:'MX 150 vs GTX 1080'.F51" loext:label-string="1_pixel" chart:class="chart:scatter">
            <chart:domain table:cell-range-address="'MX 150 vs GTX 1080'.C9:'MX 150 vs GTX 1080'.F9"/>
            <chart:data-point chart:repeated="4"/>
          </chart:series>
          <chart:series chart:style-name="ch10" chart:values-cell-range-address="'MX 150 vs GTX 1080'.J51:'MX 150 vs GTX 1080'.M51" loext:label-string="2_pixels" chart:class="chart:scatter">
            <chart:data-point chart:repeated="4"/>
          </chart:series>
          <chart:series chart:style-name="ch11" chart:values-cell-range-address="'MX 150 vs GTX 1080'.Q51:'MX 150 vs GTX 1080'.T51" loext:label-string="4_pixels" chart:class="chart:scatter">
            <chart:data-point chart:repeated="4"/>
          </chart:series>
          <chart:series chart:style-name="ch12" chart:values-cell-range-address="'MX 150 vs GTX 1080'.X51:'MX 150 vs GTX 1080'.AA51" loext:label-string="8_pixels" chart:class="chart:scatter">
            <chart:data-point chart:repeated="4"/>
          </chart:series>
          <chart:series chart:style-name="ch13" chart:values-cell-range-address="'MX 150 vs GTX 1080'.AE51:'MX 150 vs GTX 1080'.AH51" loext:label-string="16_pixels" chart:class="chart:scatter">
            <chart:data-point chart:repeated="4"/>
          </chart:series>
          <chart:series chart:style-name="ch14" chart:values-cell-range-address="'MX 150 vs GTX 1080'.AL51:'MX 150 vs GTX 1080'.AO51" loext:label-string="32_pixels" chart:class="chart:scatter">
            <chart:data-point chart:repeated="4"/>
          </chart:series>
          <chart:series chart:style-name="ch15" chart:values-cell-range-address="'MX 150 vs GTX 1080'.AS51:'MX 150 vs GTX 1080'.AV51" loext:label-string="64_pixels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9</text:p>
              </table:table-cell>
              <table:table-cell office:value-type="string">
                <text:p>1_pixel</text:p>
              </table:table-cell>
              <table:table-cell office:value-type="string">
                <text:p>2_pixels</text:p>
              </table:table-cell>
              <table:table-cell office:value-type="string">
                <text:p>4_pixels</text:p>
              </table:table-cell>
              <table:table-cell office:value-type="string">
                <text:p>8_pixels</text:p>
              </table:table-cell>
              <table:table-cell office:value-type="string">
                <text:p>16_pixels</text:p>
              </table:table-cell>
              <table:table-cell office:value-type="string">
                <text:p>32_pixels</text:p>
              </table:table-cell>
              <table:table-cell office:value-type="string">
                <text:p>64_pixel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2144">
                <text:p>262144</text:p>
                <draw:g>
                  <svg:desc>'MX 150 vs GTX 1080'.C9:'MX 150 vs GTX 1080'.F9</svg:desc>
                </draw:g>
              </table:table-cell>
              <table:table-cell office:value-type="float" office:value="1.5552">
                <text:p>1.5552</text:p>
                <draw:g>
                  <svg:desc>'MX 150 vs GTX 1080'.C51:'MX 150 vs GTX 1080'.F51</svg:desc>
                </draw:g>
              </table:table-cell>
              <table:table-cell office:value-type="float" office:value="1.5412">
                <text:p>1.5412</text:p>
                <draw:g>
                  <svg:desc>'MX 150 vs GTX 1080'.J51:'MX 150 vs GTX 1080'.M51</svg:desc>
                </draw:g>
              </table:table-cell>
              <table:table-cell office:value-type="float" office:value="1.6248">
                <text:p>1.6248</text:p>
                <draw:g>
                  <svg:desc>'MX 150 vs GTX 1080'.Q51:'MX 150 vs GTX 1080'.T51</svg:desc>
                </draw:g>
              </table:table-cell>
              <table:table-cell office:value-type="float" office:value="1.8299">
                <text:p>1.8299</text:p>
                <draw:g>
                  <svg:desc>'MX 150 vs GTX 1080'.X51:'MX 150 vs GTX 1080'.AA51</svg:desc>
                </draw:g>
              </table:table-cell>
              <table:table-cell office:value-type="float" office:value="1.5576">
                <text:p>1.5576</text:p>
                <draw:g>
                  <svg:desc>'MX 150 vs GTX 1080'.AE51:'MX 150 vs GTX 1080'.AH51</svg:desc>
                </draw:g>
              </table:table-cell>
              <table:table-cell office:value-type="float" office:value="1.5215">
                <text:p>1.5215</text:p>
                <draw:g>
                  <svg:desc>'MX 150 vs GTX 1080'.AL51:'MX 150 vs GTX 1080'.AO51</svg:desc>
                </draw:g>
              </table:table-cell>
              <table:table-cell office:value-type="float" office:value="2.4168">
                <text:p>2.4168</text:p>
                <draw:g>
                  <svg:desc>'MX 150 vs GTX 1080'.AS51:'MX 150 vs GTX 1080'.AV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4288">
                <text:p>524288</text:p>
              </table:table-cell>
              <table:table-cell office:value-type="float" office:value="2.6459">
                <text:p>2.6459</text:p>
              </table:table-cell>
              <table:table-cell office:value-type="float" office:value="2.4389">
                <text:p>2.4389</text:p>
              </table:table-cell>
              <table:table-cell office:value-type="float" office:value="2.4953">
                <text:p>2.4953</text:p>
              </table:table-cell>
              <table:table-cell office:value-type="float" office:value="2.7343">
                <text:p>2.7343</text:p>
              </table:table-cell>
              <table:table-cell office:value-type="float" office:value="2.4689">
                <text:p>2.4689</text:p>
              </table:table-cell>
              <table:table-cell office:value-type="float" office:value="2.563">
                <text:p>2.563</text:p>
              </table:table-cell>
              <table:table-cell office:value-type="float" office:value="2.7396">
                <text:p>2.73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8576">
                <text:p>1048576</text:p>
              </table:table-cell>
              <table:table-cell office:value-type="float" office:value="5.5768">
                <text:p>5.5768</text:p>
              </table:table-cell>
              <table:table-cell office:value-type="float" office:value="6.2221">
                <text:p>6.2221</text:p>
              </table:table-cell>
              <table:table-cell office:value-type="float" office:value="5.311">
                <text:p>5.311</text:p>
              </table:table-cell>
              <table:table-cell office:value-type="float" office:value="5.8691">
                <text:p>5.8691</text:p>
              </table:table-cell>
              <table:table-cell office:value-type="float" office:value="5.5045">
                <text:p>5.5045</text:p>
              </table:table-cell>
              <table:table-cell office:value-type="float" office:value="5.4143">
                <text:p>5.4143</text:p>
              </table:table-cell>
              <table:table-cell office:value-type="float" office:value="5.6543">
                <text:p>5.65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97152">
                <text:p>2097152</text:p>
              </table:table-cell>
              <table:table-cell office:value-type="float" office:value="10.5396">
                <text:p>10.5396</text:p>
              </table:table-cell>
              <table:table-cell office:value-type="float" office:value="9.6879">
                <text:p>9.6879</text:p>
              </table:table-cell>
              <table:table-cell office:value-type="float" office:value="9.9469">
                <text:p>9.9469</text:p>
              </table:table-cell>
              <table:table-cell office:value-type="float" office:value="9.965">
                <text:p>9.965</text:p>
              </table:table-cell>
              <table:table-cell office:value-type="float" office:value="9.7461">
                <text:p>9.7461</text:p>
              </table:table-cell>
              <table:table-cell office:value-type="float" office:value="9.8072">
                <text:p>9.8072</text:p>
              </table:table-cell>
              <table:table-cell office:value-type="float" office:value="10.6299">
                <text:p>10.62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21409a" draw:fill-color="#21409a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1cm" svg:height="10.202cm" xlink:href=".." xlink:type="simple" chart:class="chart:scatter" chart:style-name="ch1">
        <chart:title svg:x="8.662cm" svg:y="0.34cm" chart:style-name="ch2">
          <text:p>I/O</text:p>
        </chart:title>
        <chart:legend chart:legend-position="end" svg:x="15.301cm" svg:y="3.308cm" style:legend-expansion="high" chart:style-name="ch3"/>
        <chart:plot-area chart:style-name="ch4" table:cell-range-address="'MX 150 vs GTX 1080'.C9:'MX 150 vs GTX 1080'.F9 'MX 150 vs GTX 1080'.C53:'MX 150 vs GTX 1080'.F53 'MX 150 vs GTX 1080'.J53:'MX 150 vs GTX 1080'.M53 'MX 150 vs GTX 1080'.Q53:'MX 150 vs GTX 1080'.T53 'MX 150 vs GTX 1080'.X53:'MX 150 vs GTX 1080'.AA53 'MX 150 vs GTX 1080'.AE53:'MX 150 vs GTX 1080'.AH53 'MX 150 vs GTX 1080'.AL53:'MX 150 vs GTX 1080'.AO53 'MX 150 vs GTX 1080'.AS53:'MX 150 vs GTX 1080'.AV53" chart:data-source-has-labels="row" svg:x="1.373cm" svg:y="1.323cm" svg:width="13.566cm" svg:height="7.694cm">
          <chartooo:coordinate-region svg:x="2.18cm" svg:y="1.522cm" svg:width="12.109cm" svg:height="6.848cm"/>
          <chart:axis chart:dimension="x" chart:name="primary-x" chart:style-name="ch5">
            <chart:title svg:x="7.57cm" svg:y="9.221cm" chart:style-name="ch6">
              <text:p>#Pixels</text:p>
            </chart:title>
          </chart:axis>
          <chart:axis chart:dimension="y" chart:name="primary-y" chart:style-name="ch5">
            <chart:title svg:x="0.451cm" svg:y="5.439cm" chart:style-name="ch7">
              <text:p>ms</text:p>
            </chart:title>
            <chart:grid chart:style-name="ch8" chart:class="major"/>
          </chart:axis>
          <chart:series chart:style-name="ch9" chart:values-cell-range-address="'MX 150 vs GTX 1080'.C53:'MX 150 vs GTX 1080'.F53" loext:label-string="1_pixel" chart:class="chart:scatter">
            <chart:domain table:cell-range-address="'MX 150 vs GTX 1080'.C9:'MX 150 vs GTX 1080'.F9"/>
            <chart:data-point chart:repeated="4"/>
          </chart:series>
          <chart:series chart:style-name="ch10" chart:values-cell-range-address="'MX 150 vs GTX 1080'.J53:'MX 150 vs GTX 1080'.M53" loext:label-string="2_pixels" chart:class="chart:scatter">
            <chart:data-point chart:repeated="4"/>
          </chart:series>
          <chart:series chart:style-name="ch11" chart:values-cell-range-address="'MX 150 vs GTX 1080'.Q53:'MX 150 vs GTX 1080'.T53" loext:label-string="4_pixels" chart:class="chart:scatter">
            <chart:data-point chart:repeated="4"/>
          </chart:series>
          <chart:series chart:style-name="ch12" chart:values-cell-range-address="'MX 150 vs GTX 1080'.X53:'MX 150 vs GTX 1080'.AA53" loext:label-string="8_pixels" chart:class="chart:scatter">
            <chart:data-point chart:repeated="4"/>
          </chart:series>
          <chart:series chart:style-name="ch13" chart:values-cell-range-address="'MX 150 vs GTX 1080'.AE53:'MX 150 vs GTX 1080'.AH53" loext:label-string="16_pixels" chart:class="chart:scatter">
            <chart:data-point chart:repeated="4"/>
          </chart:series>
          <chart:series chart:style-name="ch14" chart:values-cell-range-address="'MX 150 vs GTX 1080'.AL53:'MX 150 vs GTX 1080'.AO53" loext:label-string="32_pixels" chart:class="chart:scatter">
            <chart:data-point chart:repeated="4"/>
          </chart:series>
          <chart:series chart:style-name="ch15" chart:values-cell-range-address="'MX 150 vs GTX 1080'.AS53:'MX 150 vs GTX 1080'.AV53" loext:label-string="64_pixels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9</text:p>
              </table:table-cell>
              <table:table-cell office:value-type="string">
                <text:p>1_pixel</text:p>
              </table:table-cell>
              <table:table-cell office:value-type="string">
                <text:p>2_pixels</text:p>
              </table:table-cell>
              <table:table-cell office:value-type="string">
                <text:p>4_pixels</text:p>
              </table:table-cell>
              <table:table-cell office:value-type="string">
                <text:p>8_pixels</text:p>
              </table:table-cell>
              <table:table-cell office:value-type="string">
                <text:p>16_pixels</text:p>
              </table:table-cell>
              <table:table-cell office:value-type="string">
                <text:p>32_pixels</text:p>
              </table:table-cell>
              <table:table-cell office:value-type="string">
                <text:p>64_pixel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2144">
                <text:p>262144</text:p>
                <draw:g>
                  <svg:desc>'MX 150 vs GTX 1080'.C9:'MX 150 vs GTX 1080'.F9</svg:desc>
                </draw:g>
              </table:table-cell>
              <table:table-cell office:value-type="float" office:value="95.1918">
                <text:p>95.1918</text:p>
                <draw:g>
                  <svg:desc>'MX 150 vs GTX 1080'.C53:'MX 150 vs GTX 1080'.F53</svg:desc>
                </draw:g>
              </table:table-cell>
              <table:table-cell office:value-type="float" office:value="100.0423">
                <text:p>100.0423</text:p>
                <draw:g>
                  <svg:desc>'MX 150 vs GTX 1080'.J53:'MX 150 vs GTX 1080'.M53</svg:desc>
                </draw:g>
              </table:table-cell>
              <table:table-cell office:value-type="float" office:value="93.3787">
                <text:p>93.3787</text:p>
                <draw:g>
                  <svg:desc>'MX 150 vs GTX 1080'.Q53:'MX 150 vs GTX 1080'.T53</svg:desc>
                </draw:g>
              </table:table-cell>
              <table:table-cell office:value-type="float" office:value="101.2149">
                <text:p>101.2149</text:p>
                <draw:g>
                  <svg:desc>'MX 150 vs GTX 1080'.X53:'MX 150 vs GTX 1080'.AA53</svg:desc>
                </draw:g>
              </table:table-cell>
              <table:table-cell office:value-type="float" office:value="96.4165">
                <text:p>96.4165</text:p>
                <draw:g>
                  <svg:desc>'MX 150 vs GTX 1080'.AE53:'MX 150 vs GTX 1080'.AH53</svg:desc>
                </draw:g>
              </table:table-cell>
              <table:table-cell office:value-type="float" office:value="92.5592">
                <text:p>92.5592</text:p>
                <draw:g>
                  <svg:desc>'MX 150 vs GTX 1080'.AL53:'MX 150 vs GTX 1080'.AO53</svg:desc>
                </draw:g>
              </table:table-cell>
              <table:table-cell office:value-type="float" office:value="116.2303">
                <text:p>116.2303</text:p>
                <draw:g>
                  <svg:desc>'MX 150 vs GTX 1080'.AS53:'MX 150 vs GTX 1080'.AV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4288">
                <text:p>524288</text:p>
              </table:table-cell>
              <table:table-cell office:value-type="float" office:value="200.75">
                <text:p>200.75</text:p>
              </table:table-cell>
              <table:table-cell office:value-type="float" office:value="154.0919">
                <text:p>154.0919</text:p>
              </table:table-cell>
              <table:table-cell office:value-type="float" office:value="160.9823">
                <text:p>160.9823</text:p>
              </table:table-cell>
              <table:table-cell office:value-type="float" office:value="190.0286">
                <text:p>190.0286</text:p>
              </table:table-cell>
              <table:table-cell office:value-type="float" office:value="173.6954">
                <text:p>173.6954</text:p>
              </table:table-cell>
              <table:table-cell office:value-type="float" office:value="185.2298">
                <text:p>185.2298</text:p>
              </table:table-cell>
              <table:table-cell office:value-type="float" office:value="182.9089">
                <text:p>182.90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8576">
                <text:p>1048576</text:p>
              </table:table-cell>
              <table:table-cell office:value-type="float" office:value="407.4501">
                <text:p>407.4501</text:p>
              </table:table-cell>
              <table:table-cell office:value-type="float" office:value="410.821">
                <text:p>410.821</text:p>
              </table:table-cell>
              <table:table-cell office:value-type="float" office:value="378.8298">
                <text:p>378.8298</text:p>
              </table:table-cell>
              <table:table-cell office:value-type="float" office:value="385.8779">
                <text:p>385.8779</text:p>
              </table:table-cell>
              <table:table-cell office:value-type="float" office:value="400.5517">
                <text:p>400.5517</text:p>
              </table:table-cell>
              <table:table-cell office:value-type="float" office:value="393.1969">
                <text:p>393.1969</text:p>
              </table:table-cell>
              <table:table-cell office:value-type="float" office:value="392.8111">
                <text:p>392.8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97152">
                <text:p>2097152</text:p>
              </table:table-cell>
              <table:table-cell office:value-type="float" office:value="761.4638">
                <text:p>761.4638</text:p>
              </table:table-cell>
              <table:table-cell office:value-type="float" office:value="729.7934">
                <text:p>729.7934</text:p>
              </table:table-cell>
              <table:table-cell office:value-type="float" office:value="736.4157">
                <text:p>736.4157</text:p>
              </table:table-cell>
              <table:table-cell office:value-type="float" office:value="747.8666">
                <text:p>747.8666</text:p>
              </table:table-cell>
              <table:table-cell office:value-type="float" office:value="731.6235">
                <text:p>731.6235</text:p>
              </table:table-cell>
              <table:table-cell office:value-type="float" office:value="746.7296">
                <text:p>746.7296</text:p>
              </table:table-cell>
              <table:table-cell office:value-type="float" office:value="816.379">
                <text:p>816.37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